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32260000C97E0000D0BD9D165E6B48F0C3BB.wmf" manifest:media-type="image/x-wmf"/>
  <manifest:file-entry manifest:full-path="Pictures/1000000000000016000000A33C42C1C2DE0E6DC7.png" manifest:media-type="image/png"/>
  <manifest:file-entry manifest:full-path="Pictures/10000201000002B7000002D08C54E3A5060C30B5.png" manifest:media-type="image/png"/>
  <manifest:file-entry manifest:full-path="Pictures/1000000000000020000000204B249CA79A42C6D7.png" manifest:media-type="image/png"/>
  <manifest:file-entry manifest:full-path="Pictures/100000000000000800000008A23A5AA00220C0A5.png" manifest:media-type="image/png"/>
  <manifest:file-entry manifest:full-path="Pictures/100000000000000800000008B27B69FD02153377.png" manifest:media-type="image/png"/>
  <manifest:file-entry manifest:full-path="Pictures/1000000000000008000000080A737983A96F73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 style:font-family-generic="swiss"/>
    <style:font-face style:name="Courier New2" svg:font-family="'Courier New'" style:font-family-generic="swiss"/>
    <style:font-face style:name="Arial4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0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0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3.257cm"/>
      <style:paragraph-properties style:writing-mode="lr-tb"/>
    </style:style>
    <style:style style:name="gr6" style:family="graphic" style:parent-style-name="standard">
      <style:graphic-properties draw:fill="solid" draw:fill-color="#808080" draw:textarea-horizontal-align="center" draw:textarea-vertical-align="middle"/>
    </style:style>
    <style:style style:name="gr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14cm" fo:min-width="4.185cm" fo:padding-top="0.1cm" fo:padding-bottom="0.1cm" fo:padding-left="0.1cm" fo:padding-right="0.1cm"/>
      <style:paragraph-properties style:writing-mode="lr-tb"/>
    </style:style>
    <style:style style:name="gr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6.53cm" fo:padding-top="0.1cm" fo:padding-bottom="0.1cm" fo:padding-left="0.1cm" fo:padding-right="0.1cm"/>
      <style:paragraph-properties style:writing-mode="lr-tb"/>
    </style:style>
    <style:style style:name="gr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6.584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995cm"/>
      <style:paragraph-properties style:writing-mode="lr-tb"/>
    </style:style>
    <style:style style:name="gr1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709cm" fo:padding-top="0.1cm" fo:padding-bottom="0.1cm" fo:padding-left="0.1cm" fo:padding-right="0.1cm"/>
      <style:paragraph-properties style:writing-mode="lr-tb"/>
    </style:style>
    <style:style style:name="gr1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7.707cm" fo:padding-top="0.1cm" fo:padding-bottom="0.1cm" fo:padding-left="0.1cm" fo:padding-right="0.1cm"/>
      <style:paragraph-properties style:writing-mode="lr-tb"/>
    </style:style>
    <style:style style:name="gr1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53cm" fo:min-width="2.989cm" fo:padding-top="0.1cm" fo:padding-bottom="0.1cm" fo:padding-left="0.1cm" fo:padding-right="0.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3.135cm"/>
      <style:paragraph-properties style:writing-mode="lr-tb"/>
    </style:style>
    <style:style style:name="gr1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2.989cm" fo:padding-top="0.1cm" fo:padding-bottom="0.1cm" fo:padding-left="0.1cm" fo:padding-right="0.1cm"/>
      <style:paragraph-properties style:writing-mode="lr-tb"/>
    </style:style>
    <style:style style:name="gr1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5.971cm" fo:padding-top="0.1cm" fo:padding-bottom="0.1cm" fo:padding-left="0.1cm" fo:padding-right="0.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906cm"/>
      <style:paragraph-properties style:writing-mode="lr-tb"/>
    </style:style>
    <style:style style:name="gr1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3.992cm" fo:padding-top="0.1cm" fo:padding-bottom="0.1cm" fo:padding-left="0.1cm" fo:padding-right="0.1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3.1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881cm"/>
      <style:paragraph-properties style:writing-mode="lr-tb"/>
    </style:style>
    <style:style style:name="gr2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7.084cm" fo:padding-top="0.1cm" fo:padding-bottom="0.1cm" fo:padding-left="0.1cm" fo:padding-right="0.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3.0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792cm"/>
      <style:paragraph-properties style:writing-mode="lr-tb"/>
    </style:style>
    <style:style style:name="gr2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003cm" fo:padding-top="0.1cm" fo:padding-bottom="0.1cm" fo:padding-left="0.1cm" fo:padding-right="0.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9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364cm"/>
      <style:paragraph-properties style:writing-mode="lr-tb"/>
    </style:style>
    <style:style style:name="gr2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7.038cm" fo:padding-top="0.1cm" fo:padding-bottom="0.1cm" fo:padding-left="0.1cm" fo:padding-right="0.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102cm"/>
      <style:paragraph-properties style:writing-mode="lr-tb"/>
    </style:style>
    <style:style style:name="gr3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4.394cm" fo:padding-top="0.1cm" fo:padding-bottom="0.1cm" fo:padding-left="0.1cm" fo:padding-right="0.1cm"/>
      <style:paragraph-properties style:writing-mode="lr-tb"/>
    </style:style>
    <style:style style:name="gr3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8.553cm" fo:padding-top="0.1cm" fo:padding-bottom="0.1cm" fo:padding-left="0.1cm" fo:padding-right="0.1cm"/>
      <style:paragraph-properties style:writing-mode="lr-tb"/>
    </style:style>
    <style:style style:name="gr3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2.066cm" fo:min-width="2.989cm" fo:padding-top="0.1cm" fo:padding-bottom="0.1cm" fo:padding-left="0.1cm" fo:padding-right="0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241cm"/>
      <style:paragraph-properties style:writing-mode="lr-tb"/>
    </style:style>
    <style:style style:name="gr3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6.297cm" fo:padding-top="0.1cm" fo:padding-bottom="0.1cm" fo:padding-left="0.1cm" fo:padding-right="0.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03cm"/>
      <style:paragraph-properties style:writing-mode="lr-tb"/>
    </style:style>
    <style:style style:name="gr3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307cm" fo:padding-top="0.1cm" fo:padding-bottom="0.1cm" fo:padding-left="0.1cm" fo:padding-right="0.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957cm"/>
      <style:paragraph-properties style:writing-mode="lr-tb"/>
    </style:style>
    <style:style style:name="gr3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14cm" fo:min-width="2.363cm" fo:padding-top="0.1cm" fo:padding-bottom="0.1cm" fo:padding-left="0.1cm" fo:padding-right="0.1cm"/>
      <style:paragraph-properties style:writing-mode="lr-tb"/>
    </style:style>
    <style:style style:name="gr3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53cm" fo:min-width="5.201cm" fo:padding-top="0.1cm" fo:padding-bottom="0.1cm" fo:padding-left="0.1cm" fo:padding-right="0.1cm"/>
      <style:paragraph-properties style:writing-mode="lr-tb"/>
    </style:style>
    <style:style style:name="gr4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19cm" fo:min-width="5.705cm" fo:padding-top="0.1cm" fo:padding-bottom="0.1cm" fo:padding-left="0.1cm" fo:padding-right="0.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14cm"/>
      <style:paragraph-properties style:writing-mode="lr-tb"/>
    </style:style>
    <style:style style:name="gr4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13cm" fo:min-width="5.296cm" fo:padding-top="0.1cm" fo:padding-bottom="0.1cm" fo:padding-left="0.1cm" fo:padding-right="0.1cm"/>
      <style:paragraph-properties style:writing-mode="lr-tb"/>
    </style:style>
    <style:style style:name="gr4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908cm" fo:padding-top="0.1cm" fo:padding-bottom="0.1cm" fo:padding-left="0.1cm" fo:padding-right="0.1cm"/>
      <style:paragraph-properties style:writing-mode="lr-tb"/>
    </style:style>
    <style:style style:name="gr44" style:family="graphic" style:parent-style-name="standard">
      <style:graphic-properties draw:fill="solid" draw:fill-color="#808080" draw:textarea-horizontal-align="justify" draw:textarea-vertical-align="middle" draw:auto-grow-height="false" fo:min-height="4.832cm" fo:min-width="0.45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4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57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927cm"/>
      <style:paragraph-properties style:writing-mode="lr-tb"/>
    </style:style>
    <style:style style:name="gr4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3.71cm" fo:padding-top="0.1cm" fo:padding-bottom="0.1cm" fo:padding-left="0.1cm" fo:padding-right="0.1cm"/>
      <style:paragraph-properties style:writing-mode="lr-tb"/>
    </style:style>
    <style:style style:name="gr4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7.787cm" fo:padding-top="0.1cm" fo:padding-bottom="0.1cm" fo:padding-left="0.1cm" fo:padding-right="0.1cm"/>
      <style:paragraph-properties style:writing-mode="lr-tb"/>
    </style:style>
    <style:style style:name="gr5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7.944cm" fo:padding-top="0.1cm" fo:padding-bottom="0.1cm" fo:padding-left="0.1cm" fo:padding-right="0.1cm"/>
      <style:paragraph-properties style:writing-mode="lr-tb"/>
    </style:style>
    <style:style style:name="gr5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971cm" fo:padding-top="0.1cm" fo:padding-bottom="0.1cm" fo:padding-left="0.1cm" fo:padding-right="0.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665cm"/>
      <style:paragraph-properties style:writing-mode="lr-tb"/>
    </style:style>
    <style:style style:name="gr5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53cm" fo:min-width="3.867cm" fo:padding-top="0.1cm" fo:padding-bottom="0.1cm" fo:padding-left="0.1cm" fo:padding-right="0.1cm"/>
      <style:paragraph-properties style:writing-mode="lr-tb"/>
    </style:style>
    <style:style style:name="gr5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772cm" fo:padding-top="0.1cm" fo:padding-bottom="0.1cm" fo:padding-left="0.1cm" fo:padding-right="0.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804cm"/>
      <style:paragraph-properties style:writing-mode="lr-tb"/>
    </style:style>
    <style:style style:name="gr5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14cm" fo:padding-top="0.1cm" fo:padding-bottom="0.1cm" fo:padding-left="0.1cm" fo:padding-right="0.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148cm"/>
      <style:paragraph-properties style:writing-mode="lr-tb"/>
    </style:style>
    <style:style style:name="gr5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021cm" fo:min-width="4.29cm" fo:padding-top="0.1cm" fo:padding-bottom="0.1cm" fo:padding-left="0.1cm" fo:padding-right="0.1cm"/>
      <style:paragraph-properties style:writing-mode="lr-tb"/>
    </style:style>
    <style:style style:name="gr6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45cm" fo:padding-top="0.1cm" fo:padding-bottom="0.1cm" fo:padding-left="0.1cm" fo:padding-right="0.1cm"/>
      <style:paragraph-properties style:writing-mode="lr-tb"/>
    </style:style>
    <style:style style:name="gr6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3.317cm" fo:padding-top="0.1cm" fo:padding-bottom="0.1cm" fo:padding-left="0.1cm" fo:padding-right="0.1cm"/>
      <style:paragraph-properties style:writing-mode="lr-tb"/>
    </style:style>
    <style:style style:name="gr6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328cm" fo:padding-top="0.1cm" fo:padding-bottom="0.1cm" fo:padding-left="0.1cm" fo:padding-right="0.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86cm"/>
      <style:paragraph-properties style:writing-mode="lr-tb"/>
    </style:style>
    <style:style style:name="gr6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4.379cm" fo:padding-top="0.1cm" fo:padding-bottom="0.1cm" fo:padding-left="0.1cm" fo:padding-right="0.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911cm"/>
      <style:paragraph-properties style:writing-mode="lr-tb"/>
    </style:style>
    <style:style style:name="gr6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3.086cm" fo:padding-top="0.1cm" fo:padding-bottom="0.1cm" fo:padding-left="0.1cm" fo:padding-right="0.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3.164cm"/>
      <style:paragraph-properties style:writing-mode="lr-tb"/>
    </style:style>
    <style:style style:name="gr6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3.888cm" fo:padding-top="0.1cm" fo:padding-bottom="0.1cm" fo:padding-left="0.1cm" fo:padding-right="0.1cm"/>
      <style:paragraph-properties style:writing-mode="lr-tb"/>
    </style:style>
    <style:style style:name="gr6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344cm" fo:padding-top="0.1cm" fo:padding-bottom="0.1cm" fo:padding-left="0.1cm" fo:padding-right="0.1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89cm"/>
      <style:paragraph-properties style:writing-mode="lr-tb"/>
    </style:style>
    <style:style style:name="gr7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4.125cm" fo:padding-top="0.1cm" fo:padding-bottom="0.1cm" fo:padding-left="0.1cm" fo:padding-right="0.1cm"/>
      <style:paragraph-properties style:writing-mode="lr-tb"/>
    </style:style>
    <style:style style:name="gr72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6.61cm" fo:padding-top="0.13cm" fo:padding-bottom="0.13cm" fo:padding-left="0.25cm" fo:padding-right="0.25cm" fo:wrap-option="no-wrap" draw:shadow="hidden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6.61cm" fo:padding-top="0.13cm" fo:padding-bottom="0.13cm" fo:padding-left="0.25cm" fo:padding-right="0.25cm" fo:wrap-option="wrap" draw:shadow="hidden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3.815cm" fo:padding-top="0.13cm" fo:padding-bottom="0.13cm" fo:padding-left="0.25cm" fo:padding-right="0.25cm" fo:wrap-option="no-wrap" draw:shadow="hidden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3.815cm" fo:padding-top="0.13cm" fo:padding-bottom="0.13cm" fo:padding-left="0.25cm" fo:padding-right="0.25cm" fo:wrap-option="wrap" draw:shadow="hidden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0.799cm" fo:min-width="1.405cm" fo:padding-top="0.13cm" fo:padding-bottom="0.13cm" fo:padding-left="0.25cm" fo:padding-right="0.25cm" fo:wrap-option="no-wrap" draw:shadow="hidden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min-height="1.11cm" fo:min-width="2.536cm" fo:padding-top="0.13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none" draw:fill="none" draw:fill-color="#ffffff" draw:textarea-horizontal-align="justify" draw:textarea-vertical-align="top" draw:auto-grow-height="false" fo:min-height="1.11cm" fo:min-width="2.536cm" fo:padding-top="0.13cm" fo:padding-bottom="0.13cm" fo:padding-left="0.25cm" fo:padding-right="0.25cm" fo:wrap-option="wrap" draw:shadow="hidden"/>
      <style:paragraph-properties style:writing-mode="lr-tb"/>
    </style:style>
    <style:style style:name="gr80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min-height="1.537cm" fo:min-width="4.159cm" fo:padding-top="0.13cm" fo:padding-bottom="0.13cm" fo:padding-left="0.25cm" fo:padding-right="0.25cm" fo:wrap-option="no-wrap" draw:shadow="hidden"/>
    </style:style>
    <style:style style:name="gr81" style:family="graphic" style:parent-style-name="standard">
      <style:graphic-properties draw:stroke="none" draw:fill="none" draw:fill-color="#ffffff" draw:textarea-horizontal-align="justify" draw:textarea-vertical-align="top" draw:auto-grow-height="false" fo:min-height="1.537cm" fo:min-width="4.159cm" fo:padding-top="0.13cm" fo:padding-bottom="0.13cm" fo:padding-left="0.25cm" fo:padding-right="0.25cm" fo:wrap-option="wrap" draw:shadow="hidden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stroke-linejoin="round" draw:fill="solid" draw:fill-color="#808080" draw:textarea-horizontal-align="left" draw:textarea-vertical-align="middle" draw:auto-grow-height="false" fo:min-height="4.815cm" fo:min-width="6.058cm" fo:padding-top="0.13cm" fo:padding-bottom="0.13cm" fo:padding-left="0.25cm" fo:padding-right="0.25cm" fo:wrap-option="no-wrap" draw:shadow="hidden"/>
    </style:style>
    <style:style style:name="gr83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min-height="0.372cm" fo:min-width="1.829cm" fo:padding-top="0.13cm" fo:padding-bottom="0.13cm" fo:padding-left="0.25cm" fo:padding-right="0.25cm" fo:wrap-option="no-wrap" draw:shadow="hidden"/>
    </style:style>
    <style:style style:name="gr84" style:family="graphic" style:parent-style-name="standard">
      <style:graphic-properties draw:stroke="solid" svg:stroke-width="0.026cm" svg:stroke-color="#000000" draw:stroke-linejoin="miter" draw:fill="solid" draw:fill-color="#66ccff" draw:textarea-horizontal-align="left" draw:textarea-vertical-align="middle" draw:auto-grow-height="false" fo:min-height="0.794cm" fo:min-width="0.767cm" fo:padding-top="0.13cm" fo:padding-bottom="0.13cm" fo:padding-left="0.25cm" fo:padding-right="0.25cm" fo:wrap-option="no-wrap" draw:shadow="hidden"/>
    </style:style>
    <style:style style:name="gr85" style:family="graphic" style:parent-style-name="standard">
      <style:graphic-properties draw:stroke="solid" svg:stroke-width="0.026cm" svg:stroke-color="#000000" draw:stroke-linejoin="round" draw:fill="solid" draw:fill-color="#3333cc" draw:textarea-horizontal-align="left" draw:textarea-vertical-align="middle" draw:auto-grow-height="false" fo:min-height="1.22cm" fo:min-width="1.615cm" fo:padding-top="0.13cm" fo:padding-bottom="0.13cm" fo:padding-left="0.25cm" fo:padding-right="0.25cm" fo:wrap-option="no-wrap" draw:shadow="hidden"/>
    </style:style>
    <style:style style:name="gr86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1.643cm" fo:min-width="0.562cm" fo:padding-top="0.13cm" fo:padding-bottom="0.13cm" fo:padding-left="0.25cm" fo:padding-right="0.25cm" fo:wrap-option="no-wrap" draw:shadow="hidden"/>
    </style:style>
    <style:style style:name="gr87" style:family="graphic" style:parent-style-name="standard">
      <style:graphic-properties draw:stroke="solid" svg:stroke-width="0.026cm" svg:stroke-color="#000000" draw:stroke-linejoin="miter" draw:fill="solid" draw:fill-color="#ccccff" draw:textarea-horizontal-align="left" draw:textarea-vertical-align="middle" draw:auto-grow-height="false" fo:min-height="0.372cm" fo:min-width="1.825cm" fo:padding-top="0.13cm" fo:padding-bottom="0.13cm" fo:padding-left="0.25cm" fo:padding-right="0.25cm" fo:wrap-option="no-wrap" draw:shadow="hidden"/>
    </style:style>
    <style:style style:name="gr88" style:family="graphic" style:parent-style-name="standard">
      <style:graphic-properties draw:stroke="solid" svg:stroke-width="0.026cm" svg:stroke-color="#000000" draw:stroke-linejoin="round" draw:fill="solid" draw:fill-color="#ffff99" draw:textarea-horizontal-align="left" draw:textarea-vertical-align="middle" draw:auto-grow-height="false" fo:min-height="0.796cm" fo:min-width="2.884cm" fo:padding-top="0.13cm" fo:padding-bottom="0.13cm" fo:padding-left="0.25cm" fo:padding-right="0.25cm" fo:wrap-option="no-wrap" draw:shadow="hidden"/>
    </style:style>
    <style:style style:name="gr89" style:family="graphic" style:parent-style-name="standard">
      <style:graphic-properties draw:stroke="solid" svg:stroke-width="0.026cm" svg:stroke-color="#000000" draw:stroke-linejoin="round" draw:fill="solid" draw:fill-color="#ff3300" draw:textarea-horizontal-align="left" draw:textarea-vertical-align="middle" draw:auto-grow-height="false" fo:min-height="2.277cm" fo:min-width="0.769cm" fo:padding-top="0.13cm" fo:padding-bottom="0.13cm" fo:padding-left="0.25cm" fo:padding-right="0.25cm" fo:wrap-option="no-wrap" draw:shadow="hidden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min-height="1.429cm" fo:min-width="0cm" fo:padding-top="0.13cm" fo:padding-bottom="0.13cm" fo:padding-left="0.25cm" fo:padding-right="0.25cm" fo:wrap-option="no-wrap" draw:shadow="hidden"/>
    </style:style>
    <style:style style:name="gr9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2" style:family="graphic" style:parent-style-name="standard">
      <style:graphic-properties draw:stroke="solid" svg:stroke-width="0.026cm" svg:stroke-color="#000000" draw:stroke-linejoin="round" draw:fill="bitmap" draw:fill-color="#ffffff" draw:fill-image-name="Bitmape_20_1" draw:fill-image-width="0cm" draw:fill-image-height="0cm" style:repeat="repeat" draw:textarea-horizontal-align="left" draw:textarea-vertical-align="middle" draw:auto-grow-height="false" fo:min-height="2.28cm" fo:min-width="0.77cm" fo:padding-top="0.13cm" fo:padding-bottom="0.13cm" fo:padding-left="0.25cm" fo:padding-right="0.25cm" fo:wrap-option="no-wrap" draw:shadow="hidden"/>
    </style:style>
    <style:style style:name="gr93" style:family="graphic" style:parent-style-name="standard">
      <style:graphic-properties draw:stroke="solid" svg:stroke-width="0.026cm" svg:stroke-color="#00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min-height="1.431cm" fo:min-width="0cm" fo:padding-top="0.13cm" fo:padding-bottom="0.13cm" fo:padding-left="0.25cm" fo:padding-right="0.25cm" fo:wrap-option="no-wrap" draw:shadow="hidden"/>
    </style:style>
    <style:style style:name="gr94" style:family="graphic" style:parent-style-name="standard">
      <style:graphic-properties draw:stroke="solid" svg:stroke-width="0.026cm" svg:stroke-color="#000000" draw:stroke-linejoin="round" draw:fill="bitmap" draw:fill-color="#ffffff" draw:fill-image-name="Bitmape_20_3" draw:fill-image-width="0cm" draw:fill-image-height="0cm" style:repeat="repeat" draw:textarea-horizontal-align="left" draw:textarea-vertical-align="middle" draw:auto-grow-height="false" fo:min-height="3.334cm" fo:min-width="1.612cm" fo:padding-top="0.13cm" fo:padding-bottom="0.13cm" fo:padding-left="0.25cm" fo:padding-right="0.25cm" fo:wrap-option="no-wrap" draw:shadow="hidden"/>
    </style:style>
    <style:style style:name="gr95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6" style:family="graphic" style:parent-style-name="standard">
      <style:graphic-properties draw:stroke="solid" svg:stroke-width="0.026cm" svg:stroke-color="#000000" draw:stroke-linejoin="round" draw:fill="solid" draw:fill-color="#b2b2b2" draw:textarea-horizontal-align="left" draw:textarea-vertical-align="middle" draw:auto-grow-height="false" fo:min-height="0.799cm" fo:min-width="1.616cm" fo:padding-top="0.13cm" fo:padding-bottom="0.13cm" fo:padding-left="0.25cm" fo:padding-right="0.25cm" fo:wrap-option="no-wrap" draw:shadow="hidden"/>
    </style:style>
    <style:style style:name="gr9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min-height="8.84cm" fo:min-width="18.802cm" fo:padding-top="0.13cm" fo:padding-bottom="0.13cm" fo:padding-left="0.25cm" fo:padding-right="0.25cm" fo:wrap-option="no-wrap" draw:shadow="hidden"/>
    </style:style>
    <style:style style:name="gr98" style:family="graphic" style:parent-style-name="standard">
      <style:graphic-properties draw:stroke="solid" svg:stroke-width="0.026cm" svg:stroke-color="#000000" draw:fill="solid" draw:fill-color="#b2b2b2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99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687cm" fo:padding-top="0.102cm" fo:padding-bottom="0.102cm" fo:padding-left="0.102cm" fo:padding-right="0.102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93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36cm" fo:min-width="6.00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953cm"/>
      <style:paragraph-properties style:writing-mode="lr-tb"/>
    </style:style>
    <style:style style:name="gr103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051cm" fo:padding-bottom="0.051cm" fo:padding-left="0.051cm" fo:padding-right="0.051cm"/>
    </style:style>
    <style:style style:name="gr10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true" draw:fit-to-size="false" style:shrink-to-fit="false" fo:min-height="0.894cm" fo:min-width="3.867cm"/>
      <style:paragraph-properties style:writing-mode="lr-tb"/>
    </style:style>
    <style:style style:name="gr105" style:family="graphic" style:parent-style-name="Object_20_without_20_fill_5f_1">
      <style:graphic-properties draw:marker-start="" draw:marker-end="Arrowheads_20_2" draw:marker-end-width="0.3cm" draw:fill="none" draw:textarea-horizontal-align="center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style:shrink-to-fit="true" fo:min-height="0.894cm" fo:min-width="1.953cm"/>
      <style:paragraph-properties style:writing-mode="lr-tb"/>
    </style:style>
    <style:style style:name="gr107" style:family="graphic" style:parent-style-name="standard">
      <style:graphic-properties draw:stroke="solid" svg:stroke-color="#0000ff" draw:fill="none" draw:fill-color="#ffffff" draw:textarea-horizontal-align="center" draw:textarea-vertical-align="middle" draw:auto-grow-height="false" draw:auto-grow-width="false" fo:min-height="1.059cm" fo:min-width="6.25cm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middle" draw:auto-grow-height="false" fo:min-height="0.437cm" fo:min-width="0.94cm"/>
    </style:style>
    <style:style style:name="gr109" style:family="graphic" style:parent-style-name="Object_20_without_20_fill_5f_1">
      <style:graphic-properties draw:marker-start="Arrowheads_20_1" draw:marker-start-width="0.3cm" draw:marker-end="Arrowheads_20_1" draw:marker-end-width="0.3cm" draw:fill="none" draw:textarea-horizontal-align="center" draw:textarea-vertical-align="middle"/>
    </style:style>
    <style:style style:name="gr110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958cm" fo:padding-top="0.102cm" fo:padding-bottom="0.102cm" fo:padding-left="0.102cm" fo:padding-right="0.102cm"/>
      <style:paragraph-properties style:writing-mode="lr-tb"/>
    </style:style>
    <style:style style:name="gr111" style:family="graphic" style:parent-style-name="standard">
      <style:graphic-properties svg:stroke-width="0.051cm" draw:marker-start="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112" style:family="graphic" style:parent-style-name="standard">
      <style:graphic-properties draw:stroke="solid" svg:stroke-color="#000000" draw:fill="solid" draw:fill-color="#ffff66" draw:textarea-horizontal-align="center" draw:textarea-vertical-align="middle" draw:auto-grow-height="true" draw:auto-grow-width="true" fo:min-height="1.434cm" fo:min-width="1.975cm" fo:padding-top="0.102cm" fo:padding-bottom="0.102cm" fo:padding-left="0.102cm" fo:padding-right="0.102cm"/>
      <style:paragraph-properties style:writing-mode="lr-tb"/>
    </style:style>
    <style:style style:name="gr113" style:family="graphic" style:parent-style-name="standard">
      <style:graphic-properties draw:fill="solid" draw:fill-color="#ffff66" draw:textarea-horizontal-align="center" draw:textarea-vertical-align="middle"/>
    </style:style>
    <style:style style:name="gr114" style:family="graphic" style:parent-style-name="standard">
      <style:graphic-properties draw:stroke="solid" draw:stroke-dash="Ultrafine_20_Dashed" svg:stroke-width="0.051cm" draw:marker-start-width="0.276cm" draw:marker-end-width="0.276cm" draw:fill="none" draw:fill-color="#ffffcc" draw:textarea-horizontal-align="center" draw:textarea-vertical-align="middle" fo:padding-top="0.025cm" fo:padding-bottom="0.025cm" fo:padding-left="0.025cm" fo:padding-right="0.025cm"/>
    </style:style>
    <style:style style:name="gr115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.935cm" fo:min-width="1.281cm"/>
      <style:paragraph-properties style:writing-mode="lr-tb"/>
    </style:style>
    <style:style style:name="gr116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1.404cm" fo:min-width="1.209cm"/>
      <style:paragraph-properties style:writing-mode="lr-tb"/>
    </style:style>
    <style:style style:name="gr117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35cm" fo:min-width="1.831cm"/>
      <style:paragraph-properties style:writing-mode="lr-tb"/>
    </style:style>
    <style:style style:name="gr118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35cm" fo:min-width="1.869cm"/>
      <style:paragraph-properties style:writing-mode="lr-tb"/>
    </style:style>
    <style:style style:name="gr119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35cm" fo:min-width="1.764cm"/>
      <style:paragraph-properties style:writing-mode="lr-tb"/>
    </style:style>
    <style:style style:name="gr120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21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4.036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5cm" fo:min-width="1.585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4.46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6.178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4.794cm"/>
      <style:paragraph-properties style:writing-mode="lr-tb"/>
    </style:style>
    <style:style style:name="gr127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777cm"/>
      <style:paragraph-properties style:writing-mode="lr-tb"/>
    </style:style>
    <style:style style:name="gr12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9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913cm"/>
      <style:paragraph-properties style:writing-mode="lr-tb"/>
    </style:style>
    <style:style style:name="gr130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126cm"/>
      <style:paragraph-properties style:writing-mode="lr-tb"/>
    </style:style>
    <style:style style:name="gr131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5.603cm"/>
      <style:paragraph-properties style:writing-mode="lr-tb"/>
    </style:style>
    <style:style style:name="gr132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358cm"/>
      <style:paragraph-properties style:writing-mode="lr-tb"/>
    </style:style>
    <style:style style:name="gr133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404cm" fo:min-width="5.374cm"/>
      <style:paragraph-properties style:writing-mode="lr-tb"/>
    </style:style>
    <style:style style:name="gr134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5.048cm"/>
      <style:paragraph-properties style:writing-mode="lr-tb"/>
    </style:style>
    <style:style style:name="gr135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1.879cm" fo:min-width="4.964cm"/>
      <style:paragraph-properties style:writing-mode="lr-tb"/>
    </style:style>
    <style:style style:name="gr136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137" style:family="graphic" style:parent-style-name="standard">
      <style:graphic-properties draw:textarea-horizontal-align="center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3.666cm"/>
      <style:paragraph-properties style:writing-mode="lr-tb"/>
    </style:style>
    <style:style style:name="gr139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35cm" fo:min-width="1.751cm"/>
      <style:paragraph-properties style:writing-mode="lr-tb"/>
    </style:style>
    <style:style style:name="gr140" style:family="graphic" style:parent-style-name="standard">
      <style:graphic-properties draw:stroke="solid" svg:stroke-color="#000000" draw:fill="solid" draw:fill-color="#ffff99" draw:textarea-horizontal-align="left" draw:auto-grow-height="true" draw:auto-grow-width="true" fo:min-height="0.935cm" fo:min-width="1.852cm"/>
      <style:paragraph-properties style:writing-mode="lr-tb"/>
    </style:style>
    <style:style style:name="gr141" style:family="graphic" style:parent-style-name="standard">
      <style:graphic-properties draw:stroke="none" draw:fill="none" draw:fill-color="#00cc99" draw:textarea-horizontal-align="center" draw:textarea-vertical-align="middle" draw:shadow="hidden" draw:shadow-color="#808080"/>
    </style:style>
    <style:style style:name="gr142" style:family="graphic" style:parent-style-name="standard">
      <style:graphic-properties draw:stroke="solid" svg:stroke-width="0.026cm" svg:stroke-color="#000000" draw:fill="solid" draw:fill-color="#ffff99" draw:textarea-horizontal-align="center" draw:textarea-vertical-align="middle" fo:min-height="1.641cm" fo:padding-top="0.013cm" fo:padding-bottom="0.013cm" fo:padding-left="0.013cm" fo:padding-right="0.013cm" draw:shadow="hidden" draw:shadow-color="#808080"/>
    </style:style>
    <style:style style:name="gr143" style:family="graphic" style:parent-style-name="standard">
      <style:graphic-properties draw:stroke="none" draw:fill="none" draw:textarea-horizontal-align="justify" draw:textarea-vertical-align="top" draw:auto-grow-height="true" draw:auto-grow-width="true" fo:min-height="1.381cm" fo:min-width="0cm" fo:padding-top="0.13cm" fo:padding-bottom="0.13cm" fo:padding-left="0.25cm" fo:padding-right="0.25cm"/>
      <style:paragraph-properties style:writing-mode="lr-tb"/>
    </style:style>
    <style:style style:name="gr14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2.033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gr14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true" fo:min-height="0.587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gr146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47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48" style:family="graphic" style:parent-style-name="standard">
      <style:graphic-properties draw:stroke="solid" svg:stroke-width="0.026cm" svg:stroke-color="#000000" draw:fill="solid" draw:fill-color="#00ffcc" draw:textarea-horizontal-align="center" draw:textarea-vertical-align="middle" fo:min-height="1.642cm" fo:padding-top="0.013cm" fo:padding-bottom="0.013cm" fo:padding-left="0.013cm" fo:padding-right="0.013cm" draw:shadow="hidden" draw:shadow-color="#808080"/>
    </style:style>
    <style:style style:name="gr149" style:family="graphic" style:parent-style-name="standard">
      <style:graphic-properties draw:stroke="none" draw:fill="none" draw:textarea-horizontal-align="justify" draw:textarea-vertical-align="top" draw:auto-grow-height="true" draw:auto-grow-width="true" fo:min-height="1.382cm" fo:min-width="0cm" fo:padding-top="0.13cm" fo:padding-bottom="0.13cm" fo:padding-left="0.25cm" fo:padding-right="0.25cm"/>
      <style:paragraph-properties style:writing-mode="lr-tb"/>
    </style:style>
    <style:style style:name="gr150" style:family="graphic" style:parent-style-name="standard">
      <style:graphic-properties draw:stroke="solid" svg:stroke-width="0.026cm" svg:stroke-color="#000000" draw:marker-start-width="0.21cm" draw:marker-start-center="false" draw:marker-end="Rounded_20_large_20_Arrow" draw:marker-end-width="0.21cm" draw:marker-end-center="false" draw:fill="none" draw:fill-color="#00cc99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51" style:family="graphic" style:parent-style-name="standard">
      <style:graphic-properties draw:stroke="dash" draw:stroke-dash="Dashed_20__28_var_29__20_3" svg:stroke-width="0.053cm" svg:stroke-color="#000000" draw:fill="none" draw:fill-color="#ffffff" draw:textarea-horizontal-align="center" draw:textarea-vertical-align="middle" fo:padding-top="0.026cm" fo:padding-bottom="0.026cm" fo:padding-left="0.026cm" fo:padding-right="0.026cm" draw:shadow="hidden" draw:shadow-color="#808080"/>
    </style:style>
    <style:style style:name="gr15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true" fo:min-height="0.588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gr153" style:family="graphic" style:parent-style-name="standard">
      <style:graphic-properties draw:stroke="solid" svg:stroke-width="0.079cm" svg:stroke-color="#000000" draw:fill="none" draw:fill-color="#00cc99" draw:textarea-horizontal-align="center" draw:textarea-vertical-align="middle" fo:padding-top="0.039cm" fo:padding-bottom="0.039cm" fo:padding-left="0.039cm" fo:padding-right="0.039cm" draw:shadow="hidden" draw:shadow-color="#808080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2.197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5cm" fo:min-width="2.197cm"/>
      <style:paragraph-properties style:writing-mode="lr-tb"/>
    </style:style>
    <style:style style:name="gr156" style:family="graphic" style:parent-style-name="standard">
      <style:graphic-properties draw:marker-end-width="0.3cm" draw:textarea-horizontal-align="center" draw:textarea-vertical-align="middle"/>
    </style:style>
    <style:style style:name="gr157" style:family="graphic" style:parent-style-name="standard">
      <style:graphic-properties draw:marker-end="Arrow" draw:marker-end-width="0.3cm" draw:textarea-horizontal-align="center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28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07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6.111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9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cm" fo:min-width="7.012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5.67cm"/>
      <style:paragraph-properties style:writing-mode="lr-tb"/>
    </style:style>
    <style:style style:name="gr164" style:family="graphic" style:parent-style-name="standard">
      <style:graphic-properties draw:stroke="dash" draw:stroke-dash="Ultrafine_20_Dashed" draw:fill="solid" draw:fill-color="#ffff66" draw:textarea-horizontal-align="center" draw:textarea-vertical-align="middl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333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27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6.085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287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.827cm"/>
      <style:paragraph-properties style:writing-mode="lr-tb"/>
    </style:style>
    <style:style style:name="gr170" style:family="graphic" style:parent-style-name="standard">
      <style:graphic-properties draw:stroke="dash" draw:stroke-dash="Fine_20_Dashed" draw:textarea-horizontal-align="center" draw:textarea-vertical-align="middle"/>
    </style:style>
    <style:style style:name="gr17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52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127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296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6.233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33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451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45cm"/>
      <style:paragraph-properties style:writing-mode="lr-tb"/>
    </style:style>
    <style:style style:name="gr179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5.225cm" fo:padding-top="0.051cm" fo:padding-bottom="0.051cm" fo:padding-left="0.051cm" fo:padding-right="0.051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898cm"/>
      <style:paragraph-properties style:writing-mode="lr-tb"/>
    </style:style>
    <style:style style:name="gr181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5.225cm" fo:padding-top="0.051cm" fo:padding-bottom="0.051cm" fo:padding-left="0.051cm" fo:padding-right="0.051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673cm"/>
      <style:paragraph-properties style:writing-mode="lr-tb"/>
    </style:style>
    <style:style style:name="gr183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7.22cm" fo:padding-top="0.051cm" fo:padding-bottom="0.051cm" fo:padding-left="0.051cm" fo:padding-right="0.051cm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3.605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369cm"/>
      <style:paragraph-properties style:writing-mode="lr-tb"/>
    </style:style>
    <style:style style:name="gr186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4.461cm" fo:padding-top="0.051cm" fo:padding-bottom="0.051cm" fo:padding-left="0.051cm" fo:padding-right="0.051cm"/>
      <style:paragraph-properties style:writing-mode="lr-tb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484cm"/>
      <style:paragraph-properties style:writing-mode="lr-tb"/>
    </style:style>
    <style:style style:name="gr188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4.122cm" fo:padding-top="0.051cm" fo:padding-bottom="0.051cm" fo:padding-left="0.051cm" fo:padding-right="0.051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2.847cm"/>
      <style:paragraph-properties style:writing-mode="lr-tb"/>
    </style:style>
    <style:style style:name="gr190" style:family="graphic" style:parent-style-name="standard">
      <style:graphic-properties draw:stroke="dash" draw:stroke-dash="Ultrafine_20_2_20_Dots_20_3_20_Dashes" draw:fill="none" draw:textarea-horizontal-align="center" draw:textarea-vertical-align="middle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7.046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161cm"/>
      <style:paragraph-properties style:writing-mode="lr-tb"/>
    </style:style>
    <style:style style:name="gr193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45cm" fo:min-width="5.429cm" fo:padding-top="0.051cm" fo:padding-bottom="0.051cm" fo:padding-left="0.051cm" fo:padding-right="0.051cm"/>
      <style:paragraph-properties style:writing-mode="lr-tb"/>
    </style:style>
    <style:style style:name="gr194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36cm" fo:min-width="6.301cm" fo:padding-top="0.051cm" fo:padding-bottom="0.051cm" fo:padding-left="0.051cm" fo:padding-right="0.051cm"/>
      <style:paragraph-properties style:writing-mode="lr-tb"/>
    </style:style>
    <style:style style:name="gr195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true" fo:min-height="0.533cm" fo:min-width="3.073cm" fo:padding-top="0.051cm" fo:padding-bottom="0.051cm" fo:padding-left="0.051cm" fo:padding-right="0.051cm"/>
      <style:paragraph-properties style:writing-mode="lr-tb"/>
    </style:style>
    <style:style style:name="gr19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3.649cm" fo:padding-top="0.1cm" fo:padding-bottom="0.1cm" fo:padding-left="0.1cm" fo:padding-right="0.1cm"/>
      <style:paragraph-properties style:writing-mode="lr-tb"/>
    </style:style>
    <style:style style:name="gr19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6.856cm" fo:padding-top="0.1cm" fo:padding-bottom="0.1cm" fo:padding-left="0.1cm" fo:padding-right="0.1cm"/>
      <style:paragraph-properties style:writing-mode="lr-tb"/>
    </style:style>
    <style:style style:name="gr198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414cm" fo:min-width="4.197cm" fo:padding-top="0.1cm" fo:padding-bottom="0.1cm" fo:padding-left="0.1cm" fo:padding-right="0.1cm"/>
      <style:paragraph-properties style:writing-mode="lr-tb"/>
    </style:style>
    <style:style style:name="gr19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598cm" fo:padding-top="0.1cm" fo:padding-bottom="0.1cm" fo:padding-left="0.1cm" fo:padding-right="0.1cm"/>
      <style:paragraph-properties style:writing-mode="lr-tb"/>
    </style:style>
    <style:style style:name="gr200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332cm" fo:padding-top="0.1cm" fo:padding-bottom="0.1cm" fo:padding-left="0.1cm" fo:padding-right="0.1cm"/>
      <style:paragraph-properties style:writing-mode="lr-tb"/>
    </style:style>
    <style:style style:name="gr20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653cm" fo:min-width="3.649cm" fo:padding-top="0.1cm" fo:padding-bottom="0.1cm" fo:padding-left="0.1cm" fo:padding-right="0.1cm"/>
      <style:paragraph-properties style:writing-mode="lr-tb"/>
    </style:style>
    <style:style style:name="gr20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827cm" fo:min-width="5.488cm" fo:padding-top="0.1cm" fo:padding-bottom="0.1cm" fo:padding-left="0.1cm" fo:padding-right="0.1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992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292cm"/>
      <style:paragraph-properties style:writing-mode="lr-tb"/>
    </style:style>
    <style:style style:name="gr205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7.135cm" fo:padding-top="0.1cm" fo:padding-bottom="0.1cm" fo:padding-left="0.1cm" fo:padding-right="0.1cm"/>
      <style:paragraph-properties style:writing-mode="lr-tb"/>
    </style:style>
    <style:style style:name="gr20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24cm" fo:min-width="9.341cm" fo:padding-top="0.1cm" fo:padding-bottom="0.1cm" fo:padding-left="0.1cm" fo:padding-right="0.1cm"/>
      <style:paragraph-properties style:writing-mode="lr-tb"/>
    </style:style>
    <style:style style:name="gr207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39cm" fo:min-width="5.014cm" fo:padding-top="0.1cm" fo:padding-bottom="0.1cm" fo:padding-left="0.1cm" fo:padding-right="0.1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2.165cm"/>
      <style:paragraph-properties style:writing-mode="lr-tb"/>
    </style:style>
    <style:style style:name="gr209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.969cm" fo:min-width="5.598cm" fo:padding-top="0.1cm" fo:padding-bottom="0.1cm" fo:padding-left="0.1cm" fo:padding-right="0.1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2.512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011cm"/>
      <style:paragraph-properties style:writing-mode="lr-tb"/>
    </style:style>
    <style:style style:name="gr212" style:family="graphic" style:parent-style-name="standard">
      <style:graphic-properties draw:fill="solid" draw:fill-color="#3deb3d" draw:textarea-horizontal-align="center" draw:textarea-vertical-align="middl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23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185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217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75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797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556cm"/>
      <style:paragraph-properties style:writing-mode="lr-tb"/>
    </style:style>
    <style:style style:name="gr219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629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702cm"/>
      <style:paragraph-properties style:writing-mode="lr-tb"/>
    </style:style>
    <style:style style:name="gr222" style:family="graphic" style:parent-style-name="standard">
      <style:graphic-properties draw:fill="solid" draw:fill-color="#e6e6e6" draw:textarea-horizontal-align="center" draw:textarea-vertical-align="middl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88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92cm"/>
      <style:paragraph-properties style:writing-mode="lr-tb"/>
    </style:style>
    <style:style style:name="gr225" style:family="graphic" style:parent-style-name="standard">
      <style:graphic-properties draw:fill="solid" draw:fill-color="#99ccff" draw:textarea-horizontal-align="center" draw:textarea-vertical-align="middle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788cm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717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5.717cm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65cm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5.717cm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96cm"/>
      <style:paragraph-properties style:writing-mode="lr-tb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61cm"/>
      <style:paragraph-properties style:writing-mode="lr-tb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201cm"/>
      <style:paragraph-properties style:writing-mode="lr-tb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cm" fo:min-width="0.876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.876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1.629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4.132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1.364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1.101cm"/>
      <style:paragraph-properties style:writing-mode="lr-tb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1.629cm"/>
      <style:paragraph-properties style:writing-mode="lr-tb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2.134cm"/>
      <style:paragraph-properties style:writing-mode="lr-tb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2cm" fo:min-width="0.705cm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7cm" fo:min-width="0.569cm"/>
      <style:paragraph-properties style:writing-mode="lr-tb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75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91cm"/>
      <style:paragraph-properties style:writing-mode="lr-tb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2.237cm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1.856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5cm" fo:min-width="4.32cm"/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512cm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127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434cm"/>
      <style:paragraph-properties style:writing-mode="lr-tb"/>
    </style:style>
    <style:style style:name="gr25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72cm"/>
      <style:paragraph-properties style:writing-mode="lr-tb"/>
    </style:style>
    <style:style style:name="gr254" style:family="graphic" style:parent-style-name="standard">
      <style:graphic-properties draw:fill="solid" draw:fill-color="#aecf00" draw:textarea-horizontal-align="center" draw:textarea-vertical-align="middle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333cm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375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749cm"/>
      <style:paragraph-properties style:writing-mode="lr-tb"/>
    </style:style>
    <style:style style:name="gr258" style:family="graphic" style:parent-style-name="standard">
      <style:graphic-properties draw:fill="solid" draw:fill-color="#ccccff" draw:textarea-horizontal-align="center" draw:textarea-vertical-align="middle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4.316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43cm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922cm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592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4.779cm"/>
      <style:paragraph-properties style:writing-mode="lr-tb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556cm"/>
      <style:paragraph-properties style:writing-mode="lr-tb"/>
    </style:style>
    <style:style style:name="gr26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486cm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34cm"/>
      <style:paragraph-properties style:writing-mode="lr-tb"/>
    </style:style>
    <style:style style:name="gr268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3.493cm" fo:padding-top="0.051cm" fo:padding-bottom="0.051cm" fo:padding-left="0.051cm" fo:padding-right="0.051cm"/>
      <style:paragraph-properties style:writing-mode="lr-tb"/>
    </style:style>
    <style:style style:name="gr269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70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4.265cm" fo:padding-top="0.051cm" fo:padding-bottom="0.051cm" fo:padding-left="0.051cm" fo:padding-right="0.051cm"/>
      <style:paragraph-properties style:writing-mode="lr-tb"/>
    </style:style>
    <style:style style:name="gr271" style:family="graphic" style:parent-style-name="standard">
      <style:graphic-properties draw:stroke="solid" svg:stroke-color="#000080" draw:fill="none" draw:fill-color="#ffffff" draw:textarea-horizontal-align="center" draw:textarea-vertical-align="middle" draw:auto-grow-height="true" draw:auto-grow-width="true" fo:min-height="1.08cm" fo:min-width="3.528cm" fo:padding-top="0.051cm" fo:padding-bottom="0.051cm" fo:padding-left="0.051cm" fo:padding-right="0.051cm"/>
      <style:paragraph-properties style:writing-mode="lr-tb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638cm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585cm"/>
      <style:paragraph-properties style:writing-mode="lr-tb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377cm"/>
      <style:paragraph-properties style:writing-mode="lr-tb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8cm" fo:min-width="2.616cm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034cm"/>
      <style:paragraph-properties style:writing-mode="lr-tb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3.253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809cm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3.612cm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2.679cm"/>
      <style:paragraph-properties style:writing-mode="lr-tb"/>
    </style:style>
    <style:style style:name="gr281" style:family="graphic" style:parent-style-name="standard">
      <style:graphic-properties draw:marker-start="" draw:marker-end="Arrowheads_20_1" draw:marker-end-width="0.3cm" draw:textarea-horizontal-align="center" draw:textarea-vertical-align="middle"/>
    </style:style>
    <style:style style:name="gr282" style:family="graphic" style:parent-style-name="standard">
      <style:graphic-properties draw:marker-end="Arrowheads_20_2" draw:marker-end-width="0.3cm" draw:textarea-horizontal-align="center" draw:textarea-vertical-align="middle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4cm" fo:min-width="3.433cm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5cm" fo:min-width="2.106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7cm" fo:min-width="2.939cm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404cm"/>
      <style:paragraph-properties style:writing-mode="lr-tb"/>
    </style:style>
    <style:style style:name="gr287" style:family="graphic" style:parent-style-name="standard">
      <style:graphic-properties draw:fill="solid" draw:fill-color="#94bd5e" draw:textarea-horizontal-align="center" draw:textarea-vertical-align="middle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51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1.853cm"/>
      <style:paragraph-properties style:writing-mode="lr-tb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899cm"/>
      <style:paragraph-properties style:writing-mode="lr-tb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1cm" fo:min-width="2.849cm"/>
      <style:paragraph-properties style:writing-mode="lr-tb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2.835cm"/>
      <style:paragraph-properties style:writing-mode="lr-tb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5cm" fo:min-width="3.81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4.003cm"/>
      <style:paragraph-properties style:writing-mode="lr-tb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4.98cm"/>
      <style:paragraph-properties style:writing-mode="lr-tb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18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729cm"/>
      <style:paragraph-properties style:writing-mode="lr-tb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433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1.856cm"/>
      <style:paragraph-properties style:writing-mode="lr-tb"/>
    </style:style>
    <style:style style:name="gr3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2.616cm"/>
      <style:paragraph-properties style:writing-mode="lr-tb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253cm"/>
      <style:paragraph-properties style:writing-mode="lr-tb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3cm" fo:min-width="3.612cm"/>
      <style:paragraph-properties style:writing-mode="lr-tb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622cm"/>
      <style:paragraph-properties style:writing-mode="lr-tb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3.922cm"/>
      <style:paragraph-properties style:writing-mode="lr-tb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4.244cm"/>
      <style:paragraph-properties style:writing-mode="lr-tb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5cm" fo:min-width="1.873cm"/>
      <style:paragraph-properties style:writing-mode="lr-tb"/>
    </style:style>
    <style:style style:name="pr1" style:family="presentation" style:parent-style-name="Default-title">
      <style:graphic-properties draw:fill-color="#ffffff" draw:auto-grow-height="true" fo:min-height="2.329cm"/>
      <style:paragraph-properties style:writing-mode="lr-tb"/>
    </style:style>
    <style:style style:name="pr2" style:family="presentation" style:parent-style-name="Default-notes">
      <style:graphic-properties draw:fill-color="#ffffff" fo:min-height="12.202cm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12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763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auto-grow-height="true" fo:min-height="14.523cm" draw:shadow="hidden"/>
      <style:paragraph-properties style:writing-mode="lr-tb"/>
    </style:style>
    <style:style style:name="pr6" style:family="presentation" style:parent-style-name="Default-title">
      <style:graphic-properties draw:fill-color="#ffffff" draw:auto-grow-height="true" fo:min-height="2.328cm"/>
      <style:paragraph-properties style:writing-mode="lr-tb"/>
    </style:style>
    <style:style style:name="pr7" style:family="presentation" style:parent-style-name="Default-outline1">
      <style:graphic-properties draw:fill-color="#ffffff" draw:auto-grow-height="true" fo:min-height="3.374cm"/>
      <style:paragraph-properties style:writing-mode="lr-tb"/>
    </style:style>
    <style:style style:name="pr8" style:family="presentation" style:parent-style-name="Default-title">
      <style:graphic-properties draw:fill-color="#ffffff" draw:auto-grow-height="true" fo:min-height="2.118cm"/>
      <style:paragraph-properties style:writing-mode="lr-tb"/>
    </style:style>
    <style:style style:name="pr9" style:family="presentation" style:parent-style-name="Default-notes">
      <style:graphic-properties draw:fill-color="#ffffff" fo:min-height="12.027cm"/>
      <style:paragraph-properties style:writing-mode="lr-tb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857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pr11" style:family="presentation" style:parent-style-name="Default-notes">
      <style:graphic-properties draw:fill-color="#ffffff" fo:min-height="11.314cm"/>
      <style:paragraph-properties style:writing-mode="lr-tb"/>
    </style:style>
    <style:style style:name="pr12" style:family="presentation" style:parent-style-name="presentation-title">
      <style:graphic-properties draw:fill-color="#ffffff" draw:auto-grow-height="true" fo:min-height="3.181cm"/>
      <style:paragraph-properties style:writing-mode="lr-tb"/>
    </style:style>
    <style:style style:name="pr13" style:family="presentation" style:parent-style-name="presentation-outline1">
      <style:graphic-properties draw:fill-color="#ffffff" draw:auto-grow-height="true" fo:min-height="1.889cm"/>
      <style:paragraph-properties style:writing-mode="lr-tb"/>
    </style:style>
    <style:style style:name="pr14" style:family="presentation" style:parent-style-name="presentation-notes">
      <style:graphic-properties draw:fill-color="#ffffff" fo:min-height="11.41cm"/>
      <style:paragraph-properties style:writing-mode="lr-tb"/>
    </style:style>
    <style:style style:name="pr15" style:family="presentation" style:parent-style-name="presentation-outline1">
      <style:graphic-properties draw:fill-color="#ffffff" draw:auto-grow-height="true" fo:min-height="2.437cm"/>
      <style:paragraph-properties style:writing-mode="lr-tb"/>
    </style:style>
    <style:style style:name="pr16" style:family="presentation" style:parent-style-name="Default-outline1">
      <style:graphic-properties draw:fill-color="#ffffff" draw:auto-grow-height="true" fo:min-height="2.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2" fo:font-size="12pt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2" fo:font-size="10pt" fo:font-style="normal" fo:font-weight="bold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2" fo:font-size="10pt" fo:font-style="italic"/>
    </style:style>
    <style:style style:name="P9" style:family="paragraph">
      <loext:graphic-properties draw:fill-color="#ffffff"/>
      <style:paragraph-properties fo:margin-left="0cm" fo:margin-right="0cm" fo:text-indent="0cm" style:writing-mode="lr-tb"/>
      <style:text-properties fo:font-size="1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style="italic"/>
    </style:style>
    <style:style style:name="P12" style:family="paragraph">
      <style:paragraph-properties fo:margin-left="0cm" fo:margin-right="0cm" fo:line-height="96%" fo:text-indent="0cm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93%" fo:text-align="center" fo:text-indent="0cm" style:writing-mode="lr-tb"/>
    </style:style>
    <style:style style:name="P15" style:family="paragraph">
      <style:paragraph-properties fo:margin-left="0cm" fo:margin-right="0cm" fo:line-height="100%" fo:text-align="center" fo:text-indent="0cm" style:writing-mode="lr-tb"/>
    </style:style>
    <style:style style:name="P16" style:family="paragraph">
      <loext:graphic-properties draw:fill="none" draw:fill-color="#ffffff"/>
      <style:paragraph-properties fo:margin-left="0cm" fo:margin-right="0cm" fo:line-height="93%" fo:text-align="center" fo:text-indent="0cm" style:writing-mode="lr-tb" style:font-independent-line-spacing="true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8" style:family="paragraph">
      <loext:graphic-properties draw:fill="solid" draw:fill-color="#b2b2b2"/>
      <style:paragraph-properties style:writing-mode="lr-tb" style:font-independent-line-spacing="true"/>
    </style:style>
    <style:style style:name="P19" style:family="paragraph">
      <loext:graphic-properties draw:fill="solid" draw:fill-color="#ffff99"/>
      <style:paragraph-properties style:writing-mode="lr-tb" style:font-independent-line-spacing="true"/>
    </style:style>
    <style:style style:name="P20" style:family="paragraph">
      <loext:graphic-properties draw:fill="solid" draw:fill-color="#808080"/>
      <style:paragraph-properties style:writing-mode="lr-tb" style:font-independent-line-spacing="true"/>
    </style:style>
    <style:style style:name="P21" style:family="paragraph">
      <loext:graphic-properties draw:fill="solid" draw:fill-color="#00cc99"/>
      <style:paragraph-properties style:writing-mode="lr-tb" style:font-independent-line-spacing="true"/>
    </style:style>
    <style:style style:name="P22" style:family="paragraph">
      <loext:graphic-properties draw:fill="solid" draw:fill-color="#66ccff"/>
      <style:paragraph-properties style:writing-mode="lr-tb" style:font-independent-line-spacing="true"/>
    </style:style>
    <style:style style:name="P23" style:family="paragraph">
      <loext:graphic-properties draw:fill="solid" draw:fill-color="#3333cc"/>
      <style:paragraph-properties style:writing-mode="lr-tb" style:font-independent-line-spacing="true"/>
    </style:style>
    <style:style style:name="P24" style:family="paragraph">
      <loext:graphic-properties draw:fill="solid" draw:fill-color="#ccccff"/>
      <style:paragraph-properties style:writing-mode="lr-tb" style:font-independent-line-spacing="true"/>
    </style:style>
    <style:style style:name="P25" style:family="paragraph">
      <loext:graphic-properties draw:fill="solid" draw:fill-color="#ff3300"/>
      <style:paragraph-properties style:writing-mode="lr-tb" style:font-independent-line-spacing="true"/>
    </style:style>
    <style:style style:name="P26" style:family="paragraph">
      <loext:graphic-properties draw:fill="bitmap" draw:fill-color="#ffffff" draw:fill-image-name="Bitmape_20_1" draw:fill-image-width="0cm" draw:fill-image-height="0cm" style:repeat="repeat"/>
      <style:paragraph-properties style:writing-mode="lr-tb" style:font-independent-line-spacing="true"/>
    </style:style>
    <style:style style:name="P27" style:family="paragraph">
      <loext:graphic-properties draw:fill="bitmap" draw:fill-color="#ffffff" draw:fill-image-name="Bitmape_20_2" draw:fill-image-width="0cm" draw:fill-image-height="0cm" style:repeat="repeat"/>
      <style:paragraph-properties style:writing-mode="lr-tb" style:font-independent-line-spacing="true"/>
    </style:style>
    <style:style style:name="P28" style:family="paragraph">
      <loext:graphic-properties draw:fill="bitmap" draw:fill-color="#ffffff" draw:fill-image-name="Bitmape_20_3" draw:fill-image-width="0cm" draw:fill-image-height="0cm" style:repeat="repeat"/>
      <style:paragraph-properties style:writing-mode="lr-tb" style:font-independent-line-spacing="true"/>
    </style:style>
    <style:style style:name="P29" style:family="paragraph">
      <style:paragraph-properties fo:margin-left="0cm" fo:margin-right="0cm" fo:margin-top="0.211cm" fo:margin-bottom="0cm" fo:line-height="93%" fo:text-indent="0cm"/>
    </style:style>
    <style:style style:name="P30" style:family="paragraph">
      <style:paragraph-properties fo:margin-left="0cm" fo:margin-right="0cm" fo:margin-top="0.176cm" fo:margin-bottom="0cm" fo:text-indent="0cm"/>
    </style:style>
    <style:style style:name="P31" style:family="paragraph">
      <loext:graphic-properties draw:fill="none" draw:fill-color="#ffffff"/>
      <style:paragraph-properties style:writing-mode="lr-tb"/>
      <style:text-properties fo:font-size="12pt"/>
    </style:style>
    <style:style style:name="P32" style:family="paragraph">
      <loext:graphic-properties draw:fill-color="#ffffff"/>
      <style:paragraph-properties fo:margin-left="0.952cm" fo:margin-right="0cm" fo:text-indent="-0.952cm" style:writing-mode="lr-tb"/>
    </style:style>
    <style:style style:name="P33" style:family="paragraph">
      <loext:graphic-properties draw:fill="solid" draw:fill-color="#b2b2b2"/>
      <style:paragraph-properties fo:text-align="center"/>
    </style:style>
    <style:style style:name="P34" style:family="paragraph">
      <loext:graphic-properties draw:fill="solid" draw:fill-color="#ffff66"/>
      <style:paragraph-properties fo:margin-left="0cm" fo:margin-right="0cm" fo:text-align="center" fo:text-indent="0cm" style:writing-mode="lr-tb"/>
      <style:text-properties style:font-name="Arial Narrow" fo:font-size="11pt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Arial2" fo:font-size="11pt"/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1pt"/>
    </style:style>
    <style:style style:name="P3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style="italic" style:font-size-asian="10pt" style:font-style-asian="italic" style:font-size-complex="10pt" style:font-style-complex="italic"/>
    </style:style>
    <style:style style:name="P39" style:family="paragraph">
      <loext:graphic-properties draw:fill="none"/>
    </style:style>
    <style:style style:name="P4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1pt" fo:font-style="italic" style:font-style-asian="italic" style:font-style-complex="italic"/>
    </style:style>
    <style:style style:name="P4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 Narrow" fo:font-size="11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Arial2" fo:font-size="10pt" fo:font-style="italic" style:font-size-asian="10pt" style:font-style-asian="italic" style:font-size-complex="10pt" style:font-style-complex="italic"/>
    </style:style>
    <style:style style:name="P44" style:family="paragraph">
      <loext:graphic-properties draw:fill="solid" draw:fill-color="#ffff66"/>
      <style:paragraph-properties fo:text-align="center"/>
      <style:text-properties style:font-name="Arial Narrow" fo:font-size="11pt"/>
    </style:style>
    <style:style style:name="P45" style:family="paragraph">
      <loext:graphic-properties draw:fill="none" draw:fill-color="#ffffcc"/>
      <style:paragraph-properties fo:text-align="center"/>
      <style:text-properties style:font-name="Arial Narrow" fo:font-size="11pt"/>
    </style:style>
    <style:style style:name="P46" style:family="paragraph">
      <loext:graphic-properties draw:fill="solid" draw:fill-color="#ffff99"/>
      <style:paragraph-properties fo:margin-left="0cm" fo:margin-right="0cm" fo:text-align="center" fo:text-indent="0cm" style:writing-mode="lr-tb"/>
      <style:text-properties style:font-name="Arial Narrow" fo:font-size="11pt"/>
    </style:style>
    <style:style style:name="P47" style:family="paragraph">
      <style:paragraph-properties fo:text-align="center"/>
      <style:text-properties style:font-name="Arial Narrow" fo:font-size="11pt"/>
    </style:style>
    <style:style style:name="P48" style:family="paragraph">
      <loext:graphic-properties draw:fill="none" draw:fill-color="#ffffff"/>
      <style:paragraph-properties style:writing-mode="lr-tb"/>
      <style:text-properties style:font-name="Arial Narrow" fo:font-size="11pt"/>
    </style:style>
    <style:style style:name="P49" style:family="paragraph">
      <loext:graphic-properties draw:fill="none" draw:fill-color="#ffffff"/>
      <style:paragraph-properties style:writing-mode="lr-tb"/>
      <style:text-properties style:font-name="Arial2" fo:font-size="12pt" fo:font-weight="bold"/>
    </style:style>
    <style:style style:name="P50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 Narrow" fo:font-size="11pt"/>
    </style:style>
    <style:style style:name="P51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52" style:family="paragraph">
      <loext:graphic-properties draw:fill="none" draw:fill-color="#00cc99"/>
      <style:paragraph-properties fo:text-align="center"/>
    </style:style>
    <style:style style:name="P53" style:family="paragraph">
      <loext:graphic-properties draw:fill="solid" draw:fill-color="#ffff99"/>
      <style:paragraph-properties fo:text-align="center"/>
      <style:text-properties fo:font-size="24pt"/>
    </style:style>
    <style:style style:name="P54" style:family="paragraph">
      <style:paragraph-properties fo:margin-left="0cm" fo:margin-right="0cm" fo:line-height="107%" fo:text-align="center" fo:text-indent="0cm"/>
    </style:style>
    <style:style style:name="P55" style:family="paragraph">
      <loext:graphic-properties draw:fill="none"/>
      <style:paragraph-properties fo:text-align="center" style:writing-mode="lr-tb"/>
    </style:style>
    <style:style style:name="P56" style:family="paragraph">
      <style:paragraph-properties fo:margin-left="0cm" fo:margin-right="0cm" fo:line-height="107%" fo:text-align="end" fo:text-indent="0cm"/>
    </style:style>
    <style:style style:name="P57" style:family="paragraph">
      <style:paragraph-properties fo:margin-left="0cm" fo:margin-right="0cm" fo:line-height="107%" fo:text-indent="0cm"/>
    </style:style>
    <style:style style:name="P58" style:family="paragraph">
      <loext:graphic-properties draw:fill="none" draw:fill-color="#00cc99"/>
      <style:paragraph-properties fo:margin-left="0cm" fo:margin-right="0cm" fo:line-height="107%" fo:text-align="end" fo:text-indent="0cm" style:writing-mode="lr-tb"/>
      <style:text-properties fo:font-size="24pt"/>
    </style:style>
    <style:style style:name="P59" style:family="paragraph">
      <loext:graphic-properties draw:fill="none" draw:fill-color="#00cc99"/>
      <style:paragraph-properties fo:margin-left="0cm" fo:margin-right="0cm" fo:line-height="107%" fo:text-align="center" fo:text-indent="0cm" style:writing-mode="lr-tb"/>
      <style:text-properties fo:font-size="24pt"/>
    </style:style>
    <style:style style:name="P60" style:family="paragraph">
      <loext:graphic-properties draw:fill="none" draw:fill-color="#ffffff"/>
      <style:paragraph-properties fo:text-align="center"/>
      <style:text-properties fo:font-size="24pt"/>
    </style:style>
    <style:style style:name="P61" style:family="paragraph">
      <loext:graphic-properties draw:fill="solid" draw:fill-color="#00ffcc"/>
      <style:paragraph-properties fo:text-align="center"/>
      <style:text-properties fo:font-size="24pt"/>
    </style:style>
    <style:style style:name="P62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2" fo:font-size="14pt" fo:font-style="italic"/>
    </style:style>
    <style:style style:name="P6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4pt" fo:font-style="italic"/>
    </style:style>
    <style:style style:name="P6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4pt" fo:font-style="normal"/>
    </style:style>
    <style:style style:name="P65" style:family="paragraph">
      <loext:graphic-properties draw:fill-color="#ffffff"/>
      <style:paragraph-properties fo:margin-left="0cm" fo:margin-right="0cm" fo:text-indent="0cm" style:writing-mode="lr-tb"/>
      <style:text-properties fo:font-size="11.3000001907349pt"/>
    </style:style>
    <style:style style:name="P66" style:family="paragraph">
      <style:paragraph-properties fo:margin-left="1.2cm" fo:margin-right="0cm" fo:text-indent="-0.9cm"/>
    </style:style>
    <style:style style:name="P67" style:family="paragraph">
      <loext:graphic-properties draw:fill-color="#ffffff"/>
      <style:paragraph-properties fo:margin-left="1.2cm" fo:margin-right="0cm" fo:text-indent="-0.9cm" style:writing-mode="lr-tb"/>
    </style:style>
    <style:style style:name="P68" style:family="paragraph">
      <loext:graphic-properties draw:fill="solid" draw:fill-color="#ffff66"/>
      <style:paragraph-properties fo:text-align="center"/>
    </style:style>
    <style:style style:name="P69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weight="bold"/>
    </style:style>
    <style:style style:name="P70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Arial2" fo:font-size="10pt"/>
    </style:style>
    <style:style style:name="P71" style:family="paragraph">
      <style:paragraph-properties fo:margin-left="0cm" fo:margin-right="0cm" fo:text-align="end" fo:text-indent="0cm"/>
    </style:style>
    <style:style style:name="P7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Arial2" fo:font-size="10pt"/>
    </style:style>
    <style:style style:name="P7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/>
    </style:style>
    <style:style style:name="P74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P7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weight="normal" style:font-weight-asian="normal" style:font-weight-complex="normal"/>
    </style:style>
    <style:style style:name="P7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weight="bold" style:font-weight-asian="bold" style:font-weight-complex="bold"/>
    </style:style>
    <style:style style:name="P77" style:family="paragraph">
      <loext:graphic-properties draw:fill="solid" draw:fill-color="#3deb3d"/>
      <style:paragraph-properties fo:text-align="center"/>
    </style:style>
    <style:style style:name="P7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0pt" fo:font-style="normal" style:font-style-asian="normal" style:font-style-complex="normal"/>
    </style:style>
    <style:style style:name="P79" style:family="paragraph">
      <loext:graphic-properties draw:fill="solid" draw:fill-color="#e6e6e6"/>
    </style:style>
    <style:style style:name="P80" style:family="paragraph">
      <loext:graphic-properties draw:fill="solid" draw:fill-color="#99ccff"/>
      <style:paragraph-properties fo:text-align="center"/>
    </style:style>
    <style:style style:name="P8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Arial2" fo:font-size="10pt" fo:font-weight="bold"/>
    </style:style>
    <style:style style:name="P8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Arial2" fo:font-size="10pt" fo:font-weight="bold"/>
    </style:style>
    <style:style style:name="P8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Arial2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84" style:family="paragraph">
      <loext:graphic-properties draw:fill="solid" draw:fill-color="#aecf00"/>
      <style:paragraph-properties fo:text-align="center"/>
    </style:style>
    <style:style style:name="P85" style:family="paragraph">
      <loext:graphic-properties draw:fill="solid" draw:fill-color="#ccccff"/>
      <style:paragraph-properties fo:text-align="center"/>
    </style:style>
    <style:style style:name="P86" style:family="paragraph">
      <loext:graphic-properties draw:fill="solid" draw:fill-color="#94bd5e"/>
      <style:paragraph-properties fo:text-align="center"/>
    </style:style>
    <style:style style:name="T1" style:family="text">
      <style:text-properties style:font-name="Arial2" fo:font-size="12pt"/>
    </style:style>
    <style:style style:name="T2" style:family="text">
      <style:text-properties style:font-name="Arial2" fo:font-size="10pt" fo:font-style="normal" fo:font-weight="bold"/>
    </style:style>
    <style:style style:name="T3" style:family="text">
      <style:text-properties style:font-name="Arial2" fo:font-size="10pt" fo:font-style="italic"/>
    </style:style>
    <style:style style:name="T4" style:family="text">
      <style:text-properties style:font-name="Arial2" fo:font-size="12pt" style:font-size-asian="12pt" style:font-size-complex="12pt"/>
    </style:style>
    <style:style style:name="T5" style:family="text">
      <style:text-properties style:font-name="Arial Narrow" fo:font-size="11pt"/>
    </style:style>
    <style:style style:name="T6" style:family="text">
      <style:text-properties style:font-name="Arial2" fo:font-size="11pt"/>
    </style:style>
    <style:style style:name="T7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Arial2" fo:font-size="11pt" fo:font-style="italic" style:font-style-asian="italic" style:font-style-complex="italic"/>
    </style:style>
    <style:style style:name="T9" style:family="text">
      <style:text-properties style:font-name="Arial Narrow" fo:font-size="11pt" fo:font-weight="normal" style:font-weight-asian="normal" style:font-weight-complex="normal"/>
    </style:style>
    <style:style style:name="T10" style:family="text">
      <style:text-properties style:font-name="Arial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Arial2" fo:font-size="12pt" fo:font-weight="bold"/>
    </style:style>
    <style:style style:name="T12" style:family="text">
      <style:text-properties style:font-name="Arial Narrow" fo:font-size="11pt" fo:font-weight="bold"/>
    </style:style>
    <style:style style:name="T13" style:family="text">
      <style:text-properties style:font-name="Arial Narrow" fo:font-size="11pt" fo:font-weight="normal"/>
    </style:style>
    <style:style style:name="T14" style:family="text">
      <style:text-properties style:font-name="Arial Narrow" fo:font-size="11pt" fo:font-style="normal" fo:font-weight="normal"/>
    </style:style>
    <style:style style:name="T15" style:family="text">
      <style:text-properties fo:language="en" fo:country="US"/>
    </style:style>
    <style:style style:name="T16" style:family="text">
      <style:text-properties style:font-name="Arial2" fo:font-size="16pt" fo:language="de" fo:country="DE" style:font-size-asian="16pt" style:font-size-complex="16pt"/>
    </style:style>
    <style:style style:name="T17" style:family="text">
      <style:text-properties style:font-name="Arial2" fo:font-size="14pt" fo:language="de" fo:country="DE" fo:font-style="italic" style:font-size-asian="16pt" style:font-size-complex="16pt"/>
    </style:style>
    <style:style style:name="T18" style:family="text">
      <style:text-properties style:font-name="Arial2" fo:font-size="16pt" fo:language="de" fo:country="DE" fo:font-style="italic" style:font-size-asian="16pt" style:font-size-complex="16pt"/>
    </style:style>
    <style:style style:name="T19" style:family="text">
      <style:text-properties style:font-name="Arial2" fo:font-size="14pt" fo:language="de" fo:country="DE" style:font-size-asian="14pt" style:font-size-complex="14pt"/>
    </style:style>
    <style:style style:name="T20" style:family="text">
      <style:text-properties style:font-name="Arial2" fo:font-size="14pt" fo:language="en" fo:country="US" fo:font-style="italic" fo:font-weight="bold" style:font-size-asian="14pt" style:font-size-complex="14pt"/>
    </style:style>
    <style:style style:name="T21" style:family="text">
      <style:text-properties style:font-name="Arial2" fo:font-size="14pt" fo:language="de" fo:country="DE" fo:font-style="italic" fo:font-weight="bold" style:font-size-asian="14pt" style:font-size-complex="14pt"/>
    </style:style>
    <style:style style:name="T22" style:family="text">
      <style:text-properties style:font-name="Arial2" fo:font-size="14pt" fo:font-style="italic"/>
    </style:style>
    <style:style style:name="T23" style:family="text">
      <style:text-properties style:font-name="Arial2" fo:font-size="14pt" fo:font-style="normal"/>
    </style:style>
    <style:style style:name="T24" style:family="text">
      <style:text-properties style:font-name="Arial2" fo:font-size="11pt" fo:font-weight="bold"/>
    </style:style>
    <style:style style:name="T25" style:family="text">
      <style:text-properties style:font-name="Arial2" fo:font-size="11pt" fo:font-style="italic"/>
    </style:style>
    <style:style style:name="T26" style:family="text">
      <style:text-properties style:font-name="Arial2" fo:font-size="11pt" fo:font-style="italic" fo:font-weight="bold"/>
    </style:style>
    <style:style style:name="T27" style:family="text">
      <style:text-properties style:font-name="Arial2" fo:font-size="11pt" fo:font-style="normal" fo:font-weight="bold"/>
    </style:style>
    <style:style style:name="T28" style:family="text">
      <style:text-properties style:font-name="Arial2" fo:font-size="12pt" fo:font-style="normal" fo:font-weight="bold"/>
    </style:style>
    <style:style style:name="T29" style:family="text">
      <style:text-properties style:font-name="Arial2" fo:font-size="12pt" fo:font-style="normal" fo:font-weight="normal" style:font-weight-asian="normal" style:font-weight-complex="normal"/>
    </style:style>
    <style:style style:name="T30" style:family="text">
      <style:text-properties style:font-name="Arial2" fo:font-size="12pt" fo:font-style="normal" fo:font-weight="bold" style:font-weight-asian="bold" style:font-weight-complex="bold"/>
    </style:style>
    <style:style style:name="T31" style:family="text">
      <style:text-properties style:font-name="Arial2" fo:font-size="11pt" fo:font-style="normal" style:font-style-asian="normal" style:font-style-complex="normal"/>
    </style:style>
    <style:style style:name="T32" style:family="text">
      <style:text-properties style:font-name="Arial2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text:list-style style:name="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2" fo:color="#3333cc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000000" fo:font-size="100%"/>
      </text:list-level-style-bullet>
      <text:list-level-style-bullet text:level="3" text:bullet-char="■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 Concept</text:p>
          </draw:text-box>
        </draw:frame>
        <draw:frame draw:style-name="gr3" draw:text-style-name="P5" draw:layer="layout" svg:width="2.055cm" svg:height="0.498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98cm" svg:x="10.418cm" svg:y="5.339cm">
          <draw:text-box>
            <text:p text:style-name="P3"><text:span text:style-name="T1">UserComp</text:span></text:p>
          </draw:text-box>
        </draw:frame>
        <draw:frame draw:style-name="gr5" draw:text-style-name="P5" draw:layer="layout" svg:width="3.257cm" svg:height="0.498cm" svg:x="8.362cm" svg:y="9.839cm">
          <draw:text-box>
            <text:p text:style-name="P3"><text:span text:style-name="T1">OutCmd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Us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Command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4cm" svg:x="11.838cm" svg:y="9.413cm">
          <draw:text-box>
            <text:p text:style-name="P3"><text:span text:style-name="T3">The OutCmdManager manages the list of</text:span></text:p>
            <text:p text:style-name="P3"><text:span text:style-name="T3">pending OutCommand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10" draw:text-style-name="P5" draw:layer="layout" svg:width="2.995cm" svg:height="0.498cm" svg:x="4.353cm" svg:y="6.951cm">
          <draw:text-box>
            <text:p text:style-name="P3"><text:span text:style-name="T1">OutCmdFactory</text:span></text:p>
          </draw:text-box>
        </draw:frame>
        <draw:frame draw:style-name="gr11" draw:text-style-name="P8" draw:layer="layout" svg:width="5.909cm" svg:height="1.027cm" svg:x="4.234cm" svg:y="5.262cm">
          <draw:text-box>
            <text:p text:style-name="P3"><text:span text:style-name="T3">The OutCmdFactory returns</text:span></text:p>
            <text:p text:style-name="P3"><text:span text:style-name="T3">an OutCommand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12" draw:text-style-name="P8" draw:layer="layout" svg:width="7.907cm" svg:height="1.027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command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53cm" svg:x="4.232cm" svg:y="7.875cm">
          <draw:text-box>
            <text:p text:style-name="P3"><text:span text:style-name="T3">Terminated</text:span></text:p>
            <text:p text:style-name="P3"><text:span text:style-name="T3">commands</text:span></text:p>
            <text:p text:style-name="P3"><text:span text:style-name="T3">are returned to</text:span></text:p>
            <text:p text:style-name="P3"><text:span text:style-name="T3">OutCmd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14" draw:text-style-name="P5" draw:layer="layout" svg:width="3.135cm" svg:height="0.498cm" svg:x="4.753cm" svg:y="12.751cm">
          <draw:text-box>
            <text:p text:style-name="P3"><text:span text:style-name="T1">OutCmdRegistry</text:span></text:p>
          </draw:text-box>
        </draw:frame>
        <draw:frame draw:style-name="gr15" draw:text-style-name="P8" draw:layer="layout" svg:width="3.189cm" svg:height="1.44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Command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command to a service provider</text:span></text:p>
          </draw:text-box>
        </draw:frame>
        <draw:frame draw:style-name="gr17" draw:text-style-name="P5" draw:layer="layout" svg:width="2.906cm" svg:height="0.498cm" svg:x="12.353cm" svg:y="7.751cm">
          <draw:text-box>
            <text:p text:style-name="P3"><text:span text:style-name="T1">OutCmd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18" draw:text-style-name="P8" draw:layer="layout" svg:width="4.192cm" svg:height="1.44cm" svg:x="15.49cm" svg:y="7.383cm">
          <draw:text-box>
            <text:p text:style-name="P3"><text:span text:style-name="T3">Loader decides to which</text:span></text:p>
            <text:p text:style-name="P3"><text:span text:style-name="T3">OutCmdManager a cmd </text:span></text:p>
            <text:p text:style-name="P3"><text:span text:style-name="T3">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1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 Concept</text:p>
          </draw:text-box>
        </draw:frame>
        <draw:frame draw:style-name="gr3" draw:text-style-name="P5" draw:layer="layout" svg:width="2.055cm" svg:height="0.498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98cm" svg:x="10.418cm" svg:y="5.339cm">
          <draw:text-box>
            <text:p text:style-name="P3"><text:span text:style-name="T1">UserComp</text:span></text:p>
          </draw:text-box>
        </draw:frame>
        <draw:frame draw:style-name="gr5" draw:text-style-name="P5" draw:layer="layout" svg:width="3.257cm" svg:height="0.498cm" svg:x="8.362cm" svg:y="9.839cm">
          <draw:text-box>
            <text:p text:style-name="P3"><text:span text:style-name="T1">OutCmd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Us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Command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4cm" svg:x="11.838cm" svg:y="9.413cm">
          <draw:text-box>
            <text:p text:style-name="P3"><text:span text:style-name="T3">The OutCmdManager manages the list of</text:span></text:p>
            <text:p text:style-name="P3"><text:span text:style-name="T3">pending OutCommand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10" draw:text-style-name="P5" draw:layer="layout" svg:width="2.995cm" svg:height="0.498cm" svg:x="4.353cm" svg:y="6.951cm">
          <draw:text-box>
            <text:p text:style-name="P3"><text:span text:style-name="T1">OutCmdFactory</text:span></text:p>
          </draw:text-box>
        </draw:frame>
        <draw:frame draw:style-name="gr11" draw:text-style-name="P8" draw:layer="layout" svg:width="5.909cm" svg:height="1.027cm" svg:x="4.234cm" svg:y="5.262cm">
          <draw:text-box>
            <text:p text:style-name="P3"><text:span text:style-name="T3">The OutCmdFactory returns</text:span></text:p>
            <text:p text:style-name="P3"><text:span text:style-name="T3">an OutCommand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12" draw:text-style-name="P8" draw:layer="layout" svg:width="7.907cm" svg:height="1.027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command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53cm" svg:x="4.232cm" svg:y="7.875cm">
          <draw:text-box>
            <text:p text:style-name="P3"><text:span text:style-name="T3">Terminated</text:span></text:p>
            <text:p text:style-name="P3"><text:span text:style-name="T3">commands</text:span></text:p>
            <text:p text:style-name="P3"><text:span text:style-name="T3">are returned to</text:span></text:p>
            <text:p text:style-name="P3"><text:span text:style-name="T3">OutCmd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14" draw:text-style-name="P5" draw:layer="layout" svg:width="3.135cm" svg:height="0.498cm" svg:x="4.753cm" svg:y="12.751cm">
          <draw:text-box>
            <text:p text:style-name="P3"><text:span text:style-name="T1">OutCmdRegistry</text:span></text:p>
          </draw:text-box>
        </draw:frame>
        <draw:frame draw:style-name="gr15" draw:text-style-name="P8" draw:layer="layout" svg:width="3.189cm" svg:height="1.44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Command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command to a service provider</text:span></text:p>
          </draw:text-box>
        </draw:frame>
        <draw:frame draw:style-name="gr17" draw:text-style-name="P5" draw:layer="layout" svg:width="2.906cm" svg:height="0.498cm" svg:x="12.353cm" svg:y="7.751cm">
          <draw:text-box>
            <text:p text:style-name="P3"><text:span text:style-name="T1">OutCmd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18" draw:text-style-name="P8" draw:layer="layout" svg:width="4.192cm" svg:height="1.44cm" svg:x="15.49cm" svg:y="7.383cm">
          <draw:text-box>
            <text:p text:style-name="P3"><text:span text:style-name="T3">Loader decides to which</text:span></text:p>
            <text:p text:style-name="P3"><text:span text:style-name="T3">OutCmdManager a cmd </text:span></text:p>
            <text:p text:style-name="P3"><text:span text:style-name="T3">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2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6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Report Concept</text:p>
          </draw:text-box>
        </draw:frame>
        <draw:frame draw:style-name="gr3" draw:text-style-name="P5" draw:layer="layout" svg:width="2.055cm" svg:height="0.498cm" svg:x="10.1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4" draw:text-style-name="P5" draw:layer="layout" svg:width="2.026cm" svg:height="0.498cm" svg:x="10.418cm" svg:y="5.339cm">
          <draw:text-box>
            <text:p text:style-name="P3"><text:span text:style-name="T1">UserComp</text:span></text:p>
          </draw:text-box>
        </draw:frame>
        <draw:frame draw:style-name="gr20" draw:text-style-name="P5" draw:layer="layout" svg:width="3.143cm" svg:height="0.498cm" svg:x="8.362cm" svg:y="9.839cm">
          <draw:text-box>
            <text:p text:style-name="P3"><text:span text:style-name="T1">OutRep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Provider Application</text:span></text:p>
          </draw:text-box>
        </draw:frame>
        <draw:frame draw:style-name="gr8" draw:text-style-name="P8" draw:layer="layout" svg:width="6.73cm" svg:height="1.169cm" svg:x="13.09cm" svg:y="6.282cm">
          <draw:text-box>
            <text:p text:style-name="P3"><text:span text:style-name="T3">OutReports are loaded into the</text:span></text:p>
            <text:p text:style-name="P3"><text:span text:style-name="T3">loader by the user component</text:span></text:p>
          </draw:text-box>
        </draw:frame>
        <draw:frame draw:style-name="gr9" draw:text-style-name="P8" draw:layer="layout" svg:width="6.784cm" svg:height="1.44cm" svg:x="11.838cm" svg:y="9.413cm">
          <draw:text-box>
            <text:p text:style-name="P3"><text:span text:style-name="T3">The OutRepManager manages the list of</text:span></text:p>
            <text:p text:style-name="P3"><text:span text:style-name="T3">pending OutReports and asks them to</text:span></text:p>
            <text:p text:style-name="P3"><text:span text:style-name="T3">serialize themselves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21" draw:text-style-name="P5" draw:layer="layout" svg:width="2.881cm" svg:height="0.498cm" svg:x="4.353cm" svg:y="6.951cm">
          <draw:text-box>
            <text:p text:style-name="P3"><text:span text:style-name="T1">OutRepFactory</text:span></text:p>
          </draw:text-box>
        </draw:frame>
        <draw:frame draw:style-name="gr11" draw:text-style-name="P8" draw:layer="layout" svg:width="5.909cm" svg:height="1.027cm" svg:x="4.234cm" svg:y="5.262cm">
          <draw:text-box>
            <text:p text:style-name="P3"><text:span text:style-name="T3">The OutRepFactory returns</text:span></text:p>
            <text:p text:style-name="P3"><text:span text:style-name="T3">an OutReport instance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22" draw:text-style-name="P8" draw:layer="layout" svg:width="7.284cm" svg:height="1.027cm" svg:x="11.11cm" svg:y="11.913cm">
          <draw:text-box>
            <text:p text:style-name="P3"><text:span text:style-name="T3">The OutStream models the interface through</text:span></text:p>
            <text:p text:style-name="P3"><text:span text:style-name="T3">which reports are sent to a certain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13" draw:text-style-name="P8" draw:layer="layout" svg:width="3.189cm" svg:height="1.853cm" svg:x="4.232cm" svg:y="7.875cm">
          <draw:text-box>
            <text:p text:style-name="P3"><text:span text:style-name="T3">Terminated</text:span></text:p>
            <text:p text:style-name="P3"><text:span text:style-name="T3">reports</text:span></text:p>
            <text:p text:style-name="P3"><text:span text:style-name="T3">are returned to</text:span></text:p>
            <text:p text:style-name="P3"><text:span text:style-name="T3">OutRep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23" draw:text-style-name="P5" draw:layer="layout" svg:width="3.02cm" svg:height="0.498cm" svg:x="4.753cm" svg:y="12.751cm">
          <draw:text-box>
            <text:p text:style-name="P3"><text:span text:style-name="T1">OutRepRegistry</text:span></text:p>
          </draw:text-box>
        </draw:frame>
        <draw:frame draw:style-name="gr15" draw:text-style-name="P8" draw:layer="layout" svg:width="3.189cm" svg:height="1.44cm" svg:x="4.433cm" svg:y="10.1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OutReports</text:span></text:p>
          </draw:text-box>
        </draw:frame>
        <draw:frame draw:style-name="gr16" draw:text-style-name="P8" draw:layer="layout" svg:width="6.171cm" svg:height="1.169cm" svg:x="12.777cm" svg:y="5.087cm">
          <draw:text-box>
            <text:p text:style-name="P3"><text:span text:style-name="T3">This is the component which needs to </text:span></text:p>
            <text:p text:style-name="P3"><text:span text:style-name="T3">send a report to a service user</text:span></text:p>
          </draw:text-box>
        </draw:frame>
        <draw:frame draw:style-name="gr24" draw:text-style-name="P5" draw:layer="layout" svg:width="2.792cm" svg:height="0.498cm" svg:x="12.353cm" svg:y="7.751cm">
          <draw:text-box>
            <text:p text:style-name="P3"><text:span text:style-name="T1">OutRep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25" draw:text-style-name="P8" draw:layer="layout" svg:width="4.203cm" svg:height="1.44cm" svg:x="15.49cm" svg:y="7.383cm">
          <draw:text-box>
            <text:p text:style-name="P3"><text:span text:style-name="T3">Loader decides to which</text:span></text:p>
            <text:p text:style-name="P3"><text:span text:style-name="T3">OutRepManager a report </text:span></text:p>
            <text:p text:style-name="P3"><text:span text:style-name="T3">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3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6.415cm" svg:height="9.45cm" svg:x="3.969cm" svg:y="4.438cm">
          <text:p/>
        </draw:rect>
        <draw:rect draw:style-name="gr2" draw:text-style-name="P2" draw:layer="layout" svg:width="3.403cm" svg:height="0.992cm" svg:x="9.224cm" svg:y="12.966cm">
          <text:p/>
        </draw:rect>
        <draw:rect draw:style-name="gr2" draw:text-style-name="P2" draw:layer="layout" svg:width="3.403cm" svg:height="0.992cm" svg:x="9.423cm" svg:y="13.166cm">
          <text:p/>
        </draw:rect>
        <draw:rect draw:style-name="gr2" draw:text-style-name="P2" draw:layer="layout" svg:width="3.561cm" svg:height="0.992cm" svg:x="7.82cm" svg:y="9.209cm">
          <text:p/>
        </draw:rect>
        <draw:rect draw:style-name="gr2" draw:text-style-name="P2" draw:layer="layout" svg:width="3.561cm" svg:height="0.992cm" svg:x="8.019cm" svg:y="9.409cm">
          <text:p/>
        </draw:rect>
        <draw:rect draw:style-name="gr2" draw:text-style-name="P2" draw:layer="layout" svg:width="3.561cm" svg:height="0.992cm" svg:x="8.218cm" svg:y="9.609cm">
          <text:p/>
        </draw:rect>
        <draw:rect draw:style-name="gr2" draw:text-style-name="P2" draw:layer="layout" svg:width="3.403cm" svg:height="0.992cm" svg:x="4.812cm" svg:y="12.527cm">
          <text:p/>
        </draw:rect>
        <draw:rect draw:style-name="gr2" draw:text-style-name="P2" draw:layer="layout" svg:width="3.154cm" svg:height="0.992cm" svg:x="12.238cm" svg:y="7.502cm">
          <text:p/>
        </draw:rect>
        <draw:rect draw:style-name="gr2" draw:text-style-name="P2" draw:layer="layout" svg:width="3.403cm" svg:height="0.992cm" svg:x="9.622cm" svg:y="13.3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OutCommand/Report Concept</text:p>
          </draw:text-box>
        </draw:frame>
        <draw:frame draw:style-name="gr3" draw:text-style-name="P5" draw:layer="layout" svg:width="2.055cm" svg:height="0.498cm" svg:x="10.273cm" svg:y="13.614cm">
          <draw:text-box>
            <text:p text:style-name="P3"><text:span text:style-name="T1">OutStream</text:span></text:p>
          </draw:text-box>
        </draw:frame>
        <draw:rect draw:style-name="gr2" draw:text-style-name="P2" draw:layer="layout" svg:width="2.484cm" svg:height="0.992cm" svg:x="10.158cm" svg:y="5.098cm">
          <text:p/>
        </draw:rect>
        <draw:frame draw:style-name="gr26" draw:text-style-name="P5" draw:layer="layout" svg:width="1.894cm" svg:height="0.498cm" svg:x="10.418cm" svg:y="5.339cm">
          <draw:text-box>
            <text:p text:style-name="P3"><text:span text:style-name="T1">AppComp</text:span></text:p>
          </draw:text-box>
        </draw:frame>
        <draw:frame draw:style-name="gr27" draw:text-style-name="P5" draw:layer="layout" svg:width="2.364cm" svg:height="0.498cm" svg:x="8.762cm" svg:y="9.839cm">
          <draw:text-box>
            <text:p text:style-name="P3"><text:span text:style-name="T1">OutManager</text:span></text:p>
          </draw:text-box>
        </draw:frame>
        <draw:polygon draw:style-name="gr6" draw:text-style-name="P6" draw:layer="layout" svg:width="2.54cm" svg:height="0.954cm" draw:transform="rotate (0.291295452157854) translate (7.4350000000211cm 6.38200000013286cm)" svg:viewBox="0 0 2541 955" draw:points="0,243 1,717 1814,719 1808,955 2541,472 1815,0 1813,239">
          <text:p/>
        </draw:polygon>
        <draw:polygon draw:style-name="gr6" draw:text-style-name="P6" draw:layer="layout" svg:width="1.395cm" svg:height="0.947cm" draw:transform="rotate (-0.785398163397448) translate (12.1057085860204cm 5.99409927957918cm)" svg:viewBox="0 0 1396 948" draw:points="0,225 0,699 833,712 833,948 1396,475 836,0 833,236">
          <text:p/>
        </draw:polygon>
        <draw:frame draw:style-name="gr7" draw:text-style-name="P7" draw:layer="layout" svg:width="4.385cm" svg:height="0.614cm" svg:x="3.97cm" svg:y="3.872cm">
          <draw:text-box>
            <text:p text:style-name="P3"><text:span text:style-name="T2">Host Application </text:span></text:p>
          </draw:text-box>
        </draw:frame>
        <draw:frame draw:style-name="gr8" draw:text-style-name="P8" draw:layer="layout" svg:width="6.73cm" svg:height="1.169cm" svg:x="12.79cm" svg:y="6.182cm">
          <draw:text-box>
            <text:p text:style-name="P3"><text:span text:style-name="T3">OutComponents are loaded into</text:span></text:p>
            <text:p text:style-name="P3"><text:span text:style-name="T3">the loader by the user component</text:span></text:p>
          </draw:text-box>
        </draw:frame>
        <draw:frame draw:style-name="gr28" draw:text-style-name="P8" draw:layer="layout" svg:width="7.238cm" svg:height="1.44cm" svg:x="11.838cm" svg:y="9.313cm">
          <draw:text-box>
            <text:p text:style-name="P3"><text:span text:style-name="T3">The OutManager manages the list of pending</text:span></text:p>
            <text:p text:style-name="P3"><text:span text:style-name="T3">OutComponents until they are aborted</text:span></text:p>
            <text:p text:style-name="P3"><text:span text:style-name="T3">or serialized to the OutStream</text:span></text:p>
          </draw:text-box>
        </draw:frame>
        <draw:rect draw:style-name="gr2" draw:text-style-name="P2" draw:layer="layout" svg:width="3.154cm" svg:height="0.992cm" svg:x="4.274cm" svg:y="6.71cm">
          <text:p/>
        </draw:rect>
        <draw:frame draw:style-name="gr29" draw:text-style-name="P5" draw:layer="layout" svg:width="2.102cm" svg:height="0.498cm" svg:x="4.653cm" svg:y="6.951cm">
          <draw:text-box>
            <text:p text:style-name="P3"><text:span text:style-name="T1">OutFactory</text:span></text:p>
          </draw:text-box>
        </draw:frame>
        <draw:frame draw:style-name="gr30" draw:text-style-name="P8" draw:layer="layout" svg:width="4.594cm" svg:height="1.027cm" svg:x="4.234cm" svg:y="5.662cm">
          <draw:text-box>
            <text:p text:style-name="P3"><text:span text:style-name="T3">The OutFactory returns</text:span></text:p>
            <text:p text:style-name="P3"><text:span text:style-name="T3">an OutComponent</text:span></text:p>
          </draw:text-box>
        </draw:frame>
        <draw:polygon draw:style-name="gr6" draw:text-style-name="P6" draw:layer="layout" svg:width="1.96cm" svg:height="0.943cm" draw:transform="rotate (-1.35175750566961) translate (10.2969999998869cm 10.7819999999686cm)" svg:viewBox="0 0 1961 944" draw:points="2,232 0,714 1400,718 1400,944 1961,477 1403,0 1400,231">
          <text:p/>
        </draw:polygon>
        <draw:frame draw:style-name="gr31" draw:text-style-name="P8" draw:layer="layout" svg:width="8.753cm" svg:height="1.027cm" svg:x="11.11cm" svg:y="11.913cm">
          <draw:text-box>
            <text:p text:style-name="P3"><text:span text:style-name="T3">The OutStream models the interface through which</text:span></text:p>
            <text:p text:style-name="P3"><text:span text:style-name="T3">commands/reports packets are sent to their destination</text:span></text:p>
          </draw:text-box>
        </draw:frame>
        <draw:polygon draw:style-name="gr6" draw:text-style-name="P6" draw:layer="layout" svg:width="1.96cm" svg:height="0.944cm" draw:transform="rotate (-0.942303263151739) translate (6.71399999994533cm 7.60799999999596cm)" svg:viewBox="0 0 1961 945" draw:points="1961,239 1961,715 558,713 558,945 0,474 559,0 560,236">
          <text:p/>
        </draw:polygon>
        <draw:frame draw:style-name="gr32" draw:text-style-name="P8" draw:layer="layout" svg:width="3.189cm" svg:height="2.266cm" svg:x="4.232cm" svg:y="7.875cm">
          <draw:text-box>
            <text:p text:style-name="P3"><text:span text:style-name="T3">Terminated</text:span></text:p>
            <text:p text:style-name="P3"><text:span text:style-name="T3">or aborted</text:span></text:p>
            <text:p text:style-name="P3"><text:span text:style-name="T3">cmds/reps are </text:span></text:p>
            <text:p text:style-name="P3"><text:span text:style-name="T3">returned to the</text:span></text:p>
            <text:p text:style-name="P3"><text:span text:style-name="T3">OutFactory</text:span></text:p>
          </draw:text-box>
        </draw:frame>
        <draw:polygon draw:style-name="gr6" draw:text-style-name="P6" draw:layer="layout" svg:width="1.962cm" svg:height="0.941cm" draw:transform="rotate (-2.19928939043805) translate (8.50499999994674cm 11.0069999998935cm)" svg:viewBox="0 0 1963 942" draw:points="2,235 0,714 1402,712 1406,942 1963,474 1403,0 1404,237">
          <text:p/>
        </draw:polygon>
        <draw:frame draw:style-name="gr33" draw:text-style-name="P5" draw:layer="layout" svg:width="2.241cm" svg:height="0.498cm" svg:x="5.353cm" svg:y="12.751cm">
          <draw:text-box>
            <text:p text:style-name="P3"><text:span text:style-name="T1">OutRegistry</text:span></text:p>
          </draw:text-box>
        </draw:frame>
        <draw:frame draw:style-name="gr13" draw:text-style-name="P8" draw:layer="layout" svg:width="3.189cm" svg:height="1.853cm" svg:x="4.733cm" svg:y="10.251cm">
          <draw:text-box>
            <text:p text:style-name="P3"><text:span text:style-name="T3">Registry keeps </text:span></text:p>
            <text:p text:style-name="P3"><text:span text:style-name="T3">track of pending</text:span></text:p>
            <text:p text:style-name="P3"><text:span text:style-name="T3">commands or</text:span></text:p>
            <text:p text:style-name="P3"><text:span text:style-name="T3">reports</text:span></text:p>
          </draw:text-box>
        </draw:frame>
        <draw:frame draw:style-name="gr34" draw:text-style-name="P8" draw:layer="layout" svg:width="6.497cm" svg:height="1.169cm" svg:x="12.777cm" svg:y="4.987cm">
          <draw:text-box>
            <text:p text:style-name="P3"><text:span text:style-name="T3">This is the application component which </text:span></text:p>
            <text:p text:style-name="P3"><text:span text:style-name="T3">needs to send a command or report</text:span></text:p>
          </draw:text-box>
        </draw:frame>
        <draw:frame draw:style-name="gr35" draw:text-style-name="P5" draw:layer="layout" svg:width="2.03cm" svg:height="0.498cm" svg:x="12.753cm" svg:y="7.751cm">
          <draw:text-box>
            <text:p text:style-name="P3"><text:span text:style-name="T1">OutLoader</text:span></text:p>
          </draw:text-box>
        </draw:frame>
        <draw:polygon draw:style-name="gr6" draw:text-style-name="P6" draw:layer="layout" svg:width="1.395cm" svg:height="0.947cm" draw:transform="rotate (-2.53072741539178) translate (12.2409722876013cm 8.54204334505501cm)" svg:viewBox="0 0 1396 948" draw:points="0,225 0,699 833,712 833,948 1396,475 836,0 833,236">
          <text:p/>
        </draw:polygon>
        <draw:frame draw:style-name="gr36" draw:text-style-name="P8" draw:layer="layout" svg:width="4.507cm" svg:height="1.44cm" svg:x="15.49cm" svg:y="7.283cm">
          <draw:text-box>
            <text:p text:style-name="P3"><text:span text:style-name="T3">Loader decides to which</text:span></text:p>
            <text:p text:style-name="P3"><text:span text:style-name="T3">OutManager a report or</text:span></text:p>
            <text:p text:style-name="P3"><text:span text:style-name="T3">command should be loaded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4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14.95cm" svg:height="6.933cm" svg:x="5.196cm" svg:y="6.607cm">
          <text:p/>
        </draw:rect>
        <draw:rect draw:style-name="gr2" draw:text-style-name="P2" draw:layer="layout" svg:width="3.403cm" svg:height="0.992cm" svg:x="9.546cm" svg:y="5.747cm">
          <text:p/>
        </draw:rect>
        <draw:rect draw:style-name="gr2" draw:text-style-name="P2" draw:layer="layout" svg:width="3.403cm" svg:height="0.992cm" svg:x="9.745cm" svg:y="5.947cm">
          <text:p/>
        </draw:rect>
        <draw:rect draw:style-name="gr2" draw:text-style-name="P2" draw:layer="layout" svg:width="3.403cm" svg:height="0.992cm" svg:x="9.716cm" svg:y="12.798cm">
          <text:p/>
        </draw:rect>
        <draw:rect draw:style-name="gr2" draw:text-style-name="P2" draw:layer="layout" svg:width="3.403cm" svg:height="0.992cm" svg:x="9.915cm" svg:y="12.998cm">
          <text:p/>
        </draw:rect>
        <draw:rect draw:style-name="gr2" draw:text-style-name="P2" draw:layer="layout" svg:width="3.561cm" svg:height="0.992cm" svg:x="13.697cm" svg:y="9.165cm">
          <text:p/>
        </draw:rect>
        <draw:rect draw:style-name="gr2" draw:text-style-name="P2" draw:layer="layout" svg:width="3.561cm" svg:height="0.992cm" svg:x="13.896cm" svg:y="9.365cm">
          <text:p/>
        </draw:rect>
        <draw:rect draw:style-name="gr2" draw:text-style-name="P2" draw:layer="layout" svg:width="3.561cm" svg:height="0.992cm" svg:x="14.095cm" svg:y="9.565cm">
          <text:p/>
        </draw:rect>
        <draw:rect draw:style-name="gr2" draw:text-style-name="P2" draw:layer="layout" svg:width="3.403cm" svg:height="0.992cm" svg:x="10.114cm" svg:y="13.198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Packet Concept</text:p>
          </draw:text-box>
        </draw:frame>
        <draw:frame draw:style-name="gr3" draw:text-style-name="P5" draw:layer="layout" svg:width="2.055cm" svg:height="0.498cm" svg:x="10.765cm" svg:y="13.446cm">
          <draw:text-box>
            <text:p text:style-name="P3"><text:span text:style-name="T1">OutStream</text:span></text:p>
          </draw:text-box>
        </draw:frame>
        <draw:frame draw:style-name="gr37" draw:text-style-name="P5" draw:layer="layout" svg:width="2.957cm" svg:height="0.498cm" svg:x="14.339cm" svg:y="9.795cm">
          <draw:text-box>
            <text:p text:style-name="P3"><text:span text:style-name="T1">AppComponent</text:span></text:p>
          </draw:text-box>
        </draw:frame>
        <draw:frame draw:style-name="gr38" draw:text-style-name="P7" draw:layer="layout" svg:width="2.563cm" svg:height="0.614cm" svg:x="5.232cm" svg:y="6.041cm">
          <draw:text-box>
            <text:p text:style-name="P3"><text:span text:style-name="T2">Application</text:span></text:p>
          </draw:text-box>
        </draw:frame>
        <draw:frame draw:style-name="gr39" draw:text-style-name="P8" draw:layer="layout" svg:width="5.401cm" svg:height="1.853cm" svg:x="14.617cm" svg:y="7.184cm">
          <draw:text-box>
            <text:p text:style-name="P3"><text:span text:style-name="T3">Application components process</text:span></text:p>
            <text:p text:style-name="P3"><text:span text:style-name="T3">packets received from InStreams</text:span></text:p>
            <text:p text:style-name="P3"><text:span text:style-name="T3">and make requests for packets to</text:span></text:p>
            <text:p text:style-name="P3"><text:span text:style-name="T3">be sent out by OutStreams.</text:span></text:p>
          </draw:text-box>
        </draw:frame>
        <draw:polygon draw:style-name="gr6" draw:text-style-name="P6" draw:layer="layout" svg:width="1.96cm" svg:height="0.943cm" draw:transform="rotate (-2.35619449019235) translate (14.5580881184629cm 11.400291489086cm)" svg:viewBox="0 0 1961 944" draw:points="2,232 0,714 1400,718 1400,944 1961,477 1403,0 1400,231">
          <text:p/>
        </draw:polygon>
        <draw:frame draw:style-name="gr40" draw:text-style-name="P8" draw:layer="layout" svg:width="5.905cm" svg:height="1.44cm" svg:x="13.857cm" svg:y="12.063cm">
          <draw:text-box>
            <text:p text:style-name="P3"><text:span text:style-name="T3">The OutStream models the interface</text:span></text:p>
            <text:p text:style-name="P3"><text:span text:style-name="T3">through which packets are sent to a</text:span></text:p>
            <text:p text:style-name="P3"><text:span text:style-name="T3">group of related destinations</text:span></text:p>
          </draw:text-box>
        </draw:frame>
        <draw:rect draw:style-name="gr2" draw:text-style-name="P2" draw:layer="layout" svg:width="3.403cm" svg:height="0.992cm" svg:x="9.944cm" svg:y="6.147cm">
          <text:p/>
        </draw:rect>
        <draw:frame draw:style-name="gr41" draw:text-style-name="P5" draw:layer="layout" svg:width="1.814cm" svg:height="0.498cm" svg:x="10.795cm" svg:y="6.395cm">
          <draw:text-box>
            <text:p text:style-name="P3"><text:span text:style-name="T1">InStream</text:span></text:p>
          </draw:text-box>
        </draw:frame>
        <draw:polygon draw:style-name="gr6" draw:text-style-name="P6" draw:layer="layout" svg:width="1.96cm" svg:height="0.943cm" draw:transform="rotate (-0.785398163397448) translate (13.1240696636791cm 7.22269005613014cm)" svg:viewBox="0 0 1961 944" draw:points="2,232 0,714 1400,718 1400,944 1961,477 1403,0 1400,231">
          <text:p/>
        </draw:polygon>
        <draw:frame draw:style-name="gr42" draw:text-style-name="P8" draw:layer="layout" svg:width="5.731cm" svg:height="1.44cm" svg:x="13.501cm" svg:y="5.127cm">
          <draw:text-box>
            <text:p text:style-name="P3"><text:span text:style-name="T3">An InStream models the interface</text:span></text:p>
            <text:p text:style-name="P3"><text:span text:style-name="T3">through which packets are received</text:span></text:p>
            <text:p text:style-name="P3"><text:span text:style-name="T3">from a certain source</text:span></text:p>
          </draw:text-box>
        </draw:frame>
        <draw:frame draw:style-name="gr43" draw:text-style-name="P8" draw:layer="layout" svg:width="5.108cm" svg:height="1.44cm" svg:x="5.275cm" svg:y="9.139cm">
          <draw:text-box>
            <text:p text:style-name="P3"><text:span text:style-name="T3">Re-routed packets are received</text:span></text:p>
            <text:p text:style-name="P3"><text:span text:style-name="T3">by an InStream and handed </text:span></text:p>
            <text:p text:style-name="P3"><text:span text:style-name="T3">over to an OutStream</text:span></text:p>
          </draw:text-box>
        </draw:frame>
        <draw:custom-shape draw:style-name="gr44" draw:text-style-name="P6" draw:layer="layout" svg:width="1.168cm" svg:height="5.078cm" svg:x="10.226cm" svg:y="7.413cm">
          <text:p/>
          <draw:enhanced-geometry svg:viewBox="0 0 21600 21600" draw:text-areas="?f0 0 ?f2 ?f5" draw:type="down-arrow" draw:modifiers="18897.5592117158 6614.8845166809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9" draw:layer="layout" svg:width="13.551cm" svg:height="10.164cm" svg:x="2.751cm" svg:y="2.023cm" draw:page-number="5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rect draw:style-name="gr2" draw:text-style-name="P2" draw:layer="layout" svg:width="3.178cm" svg:height="0.992cm" svg:x="10.287cm" svg:y="5.43cm">
          <text:p/>
        </draw:rect>
        <draw:rect draw:style-name="gr2" draw:text-style-name="P2" draw:layer="layout" svg:width="3.178cm" svg:height="0.992cm" svg:x="10.487cm" svg:y="5.63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Command Concept</text:p>
          </draw:text-box>
        </draw:frame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931cm" svg:height="0.992cm" svg:x="8.222cm" svg:y="12.666cm">
          <text:p/>
        </draw:rect>
        <draw:frame draw:style-name="gr45" draw:text-style-name="P5" draw:layer="layout" svg:width="1.848cm" svg:height="0.498cm" svg:x="8.782cm" svg:y="12.907cm">
          <draw:text-box>
            <text:p text:style-name="P3"><text:span text:style-name="T1">InStream</text:span></text:p>
          </draw:text-box>
        </draw:frame>
        <draw:rect draw:style-name="gr2" draw:text-style-name="P2" draw:layer="layout" svg:width="2.864cm" svg:height="0.992cm" svg:x="8.242cm" svg:y="9.066cm">
          <text:p/>
        </draw:rect>
        <draw:frame draw:style-name="gr46" draw:text-style-name="P5" draw:layer="layout" svg:width="2.576cm" svg:height="0.498cm" svg:x="8.382cm" svg:y="9.307cm">
          <draw:text-box>
            <text:p text:style-name="P3"><text:span text:style-name="T1">InCmdLoader</text:span></text:p>
          </draw:text-box>
        </draw:frame>
        <draw:rect draw:style-name="gr2" draw:text-style-name="P2" draw:layer="layout" svg:width="3.178cm" svg:height="0.992cm" svg:x="10.687cm" svg:y="5.83cm">
          <text:p/>
        </draw:rect>
        <draw:frame draw:style-name="gr47" draw:text-style-name="P5" draw:layer="layout" svg:width="2.927cm" svg:height="0.498cm" svg:x="10.847cm" svg:y="6.071cm">
          <draw:text-box>
            <text:p text:style-name="P3"><text:span text:style-name="T1">InCmdManager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3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10.0710000000101cm 6.44499999988324cm)" svg:viewBox="0 0 2535 949" draw:points="1,235 0,711 1814,712 1811,949 2535,473 1816,0 1811,235">
          <text:p/>
        </draw:polygon>
        <draw:frame draw:style-name="gr48" draw:text-style-name="P8" draw:layer="layout" svg:width="3.91cm" svg:height="1.44cm" svg:x="10.241cm" svg:y="10.863cm">
          <draw:text-box>
            <text:p text:style-name="P3"><text:span text:style-name="T3">Incoming packet is read</text:span></text:p>
            <text:p text:style-name="P3"><text:span text:style-name="T3"><text:s/></text:span><text:span text:style-name="T3">by the InLoader</text:span></text:p>
            <text:p text:style-name="P3"><text:span text:style-name="T3">from the InCmd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49" draw:text-style-name="P8" draw:layer="layout" svg:width="7.987cm" svg:height="1.027cm" svg:x="11.459cm" svg:y="9.093cm">
          <draw:text-box>
            <text:p text:style-name="P3"><text:span text:style-name="T3">The InCmdLoader de-serializes the raw command</text:span></text:p>
            <text:p text:style-name="P3"><text:span text:style-name="T3">data and constructs the command components</text:span></text:p>
          </draw:text-box>
        </draw:frame>
        <draw:frame draw:style-name="gr7" draw:text-style-name="P7" draw:layer="layout" svg:width="4.385cm" svg:height="0.614cm" svg:x="3.97cm" svg:y="3.372cm">
          <draw:text-box>
            <text:p text:style-name="P3"><text:span text:style-name="T2">Provider Application</text:span></text:p>
          </draw:text-box>
        </draw:frame>
        <draw:frame draw:style-name="gr50" draw:text-style-name="P8" draw:layer="layout" svg:width="8.144cm" svg:height="1.027cm" svg:x="11.16cm" svg:y="7.593cm">
          <draw:text-box>
            <text:p text:style-name="P3"><text:span text:style-name="T3">The command components are loaded into the</text:span></text:p>
            <text:p text:style-name="P3"><text:span text:style-name="T3">InCmdManager component(s) by the InCmdLoader</text:span></text:p>
          </draw:text-box>
        </draw:frame>
        <draw:frame draw:style-name="gr51" draw:text-style-name="P8" draw:layer="layout" svg:width="6.171cm" svg:height="1.027cm" svg:x="9.034cm" svg:y="4.218cm">
          <draw:text-box>
            <text:p text:style-name="P3"><text:span text:style-name="T3">The InCmdManager is responsible for </text:span></text:p>
            <text:p text:style-name="P3"><text:span text:style-name="T3">executing the command components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52" draw:text-style-name="P5" draw:layer="layout" svg:width="2.665cm" svg:height="0.498cm" svg:x="4.353cm" svg:y="6.751cm">
          <draw:text-box>
            <text:p text:style-name="P3"><text:span text:style-name="T1">InCmd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53" draw:text-style-name="P8" draw:layer="layout" svg:width="4.067cm" svg:height="1.853cm" svg:x="3.695cm" svg:y="8.686cm">
          <draw:text-box>
            <text:p text:style-name="P3"><text:span text:style-name="T3">The InCmdLoader takes </text:span></text:p>
            <text:p text:style-name="P3"><text:span text:style-name="T3">unconfigured command</text:span></text:p>
            <text:p text:style-name="P3"><text:span text:style-name="T3">components from the</text:span></text:p>
            <text:p text:style-name="P3"><text:span text:style-name="T3">InCmdFactory </text:span></text:p>
          </draw:text-box>
        </draw:frame>
        <draw:frame draw:style-name="gr54" draw:text-style-name="P8" draw:layer="layout" svg:width="4.972cm" svg:height="1.44cm" svg:x="4.272cm" svg:y="4.929cm">
          <draw:text-box>
            <text:p text:style-name="P3"><text:span text:style-name="T3">The InCmdManager returns </text:span></text:p>
            <text:p text:style-name="P3"><text:span text:style-name="T3">completed cmd components </text:span></text:p>
            <text:p text:style-name="P3"><text:span text:style-name="T3">to the InCmdFactory</text:span></text:p>
          </draw:text-box>
        </draw:frame>
        <draw:polygon draw:style-name="gr6" draw:text-style-name="P6" draw:layer="layout" svg:width="1.962cm" svg:height="0.952cm" draw:transform="skewX (-0.0010471975511966) translate (14.0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058cm" svg:y="5.712cm">
          <text:p/>
        </draw:rect>
        <draw:frame draw:style-name="gr55" draw:text-style-name="P5" draw:layer="layout" svg:width="2.804cm" svg:height="0.498cm" svg:x="16.118cm" svg:y="5.953cm">
          <draw:text-box>
            <text:p text:style-name="P3"><text:span text:style-name="T1">InCmdRegistry</text:span></text:p>
          </draw:text-box>
        </draw:frame>
        <draw:frame draw:style-name="gr56" draw:text-style-name="P8" draw:layer="layout" svg:width="4.34cm" svg:height="1.44cm" svg:x="15.434cm" svg:y="4.118cm">
          <draw:text-box>
            <text:p text:style-name="P10"><text:span text:style-name="T3">The InCmdRegistry keeps</text:span></text:p>
            <text:p text:style-name="P10"><text:span text:style-name="T3">track of which cmds are </text:span></text:p>
            <text:p text:style-name="P10"><text:span text:style-name="T3">running where 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presentation:notes draw:style-name="dp2">
          <draw:page-thumbnail draw:style-name="gr19" draw:layer="layout" svg:width="13.551cm" svg:height="10.164cm" svg:x="2.751cm" svg:y="2.023cm" draw:page-number="6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draw:rect draw:style-name="gr2" draw:text-style-name="P2" draw:layer="layout" svg:width="3.178cm" svg:height="0.992cm" svg:x="10.287cm" svg:y="5.43cm">
          <text:p/>
        </draw:rect>
        <draw:rect draw:style-name="gr2" draw:text-style-name="P2" draw:layer="layout" svg:width="3.178cm" svg:height="0.992cm" svg:x="10.487cm" svg:y="5.63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Command Concept</text:p>
          </draw:text-box>
        </draw:frame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864cm" svg:height="0.992cm" svg:x="8.242cm" svg:y="9.066cm">
          <text:p/>
        </draw:rect>
        <draw:frame draw:style-name="gr57" draw:text-style-name="P5" draw:layer="layout" svg:width="1.801cm" svg:height="0.498cm" svg:x="8.782cm" svg:y="9.307cm">
          <draw:text-box>
            <text:p text:style-name="P3"><text:span text:style-name="T1">InLoader</text:span></text:p>
          </draw:text-box>
        </draw:frame>
        <draw:rect draw:style-name="gr2" draw:text-style-name="P2" draw:layer="layout" svg:width="3.178cm" svg:height="0.992cm" svg:x="10.687cm" svg:y="5.83cm">
          <text:p/>
        </draw:rect>
        <draw:frame draw:style-name="gr58" draw:text-style-name="P5" draw:layer="layout" svg:width="2.148cm" svg:height="0.498cm" svg:x="11.147cm" svg:y="6.071cm">
          <draw:text-box>
            <text:p text:style-name="P3"><text:span text:style-name="T1">InManager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2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10.0710000000101cm 6.44499999988324cm)" svg:viewBox="0 0 2535 949" draw:points="1,235 0,711 1814,712 1811,949 2535,473 1816,0 1811,235">
          <text:p/>
        </draw:polygon>
        <draw:frame draw:style-name="gr59" draw:text-style-name="P8" draw:layer="layout" svg:width="4.49cm" svg:height="1.221cm" svg:x="10.19cm" svg:y="10.894cm">
          <draw:text-box>
            <text:p text:style-name="P3"><text:span text:style-name="T3">Packets are read by the</text:span></text:p>
            <text:p text:style-name="P3"><text:span text:style-name="T3">InLoader from the In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60" draw:text-style-name="P8" draw:layer="layout" svg:width="5.65cm" svg:height="1.027cm" svg:x="11.204cm" svg:y="9.008cm">
          <draw:text-box>
            <text:p text:style-name="P3"><text:span text:style-name="T3">InLoader de-serializes packets and</text:span></text:p>
            <text:p text:style-name="P3"><text:span text:style-name="T3">constructs Cmd/Rep component</text:span></text:p>
          </draw:text-box>
        </draw:frame>
        <draw:frame draw:style-name="gr7" draw:text-style-name="P7" draw:layer="layout" svg:width="4.385cm" svg:height="0.614cm" svg:x="3.57cm" svg:y="3.372cm">
          <draw:text-box>
            <text:p text:style-name="P3"><text:span text:style-name="T2">Host Application</text:span></text:p>
          </draw:text-box>
        </draw:frame>
        <draw:frame draw:style-name="gr61" draw:text-style-name="P8" draw:layer="layout" svg:width="3.517cm" svg:height="1.44cm" svg:x="11.287cm" svg:y="7.208cm">
          <draw:text-box>
            <text:p text:style-name="P3"><text:span text:style-name="T3">Cmd/Rep component</text:span></text:p>
            <text:p text:style-name="P3"><text:span text:style-name="T3">is loaded into an </text:span></text:p>
            <text:p text:style-name="P3"><text:span text:style-name="T3">InManager </text:span></text:p>
          </draw:text-box>
        </draw:frame>
        <draw:frame draw:style-name="gr62" draw:text-style-name="P8" draw:layer="layout" svg:width="5.528cm" svg:height="1.027cm" svg:x="9.334cm" svg:y="4.218cm">
          <draw:text-box>
            <text:p text:style-name="P10"><text:span text:style-name="T3">InManager is responsible for </text:span></text:p>
            <text:p text:style-name="P3"><text:span text:style-name="T3">executing Cmd/Rep components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63" draw:text-style-name="P5" draw:layer="layout" svg:width="1.886cm" svg:height="0.498cm" svg:x="4.653cm" svg:y="6.751cm">
          <draw:text-box>
            <text:p text:style-name="P3"><text:span text:style-name="T1">In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64" draw:text-style-name="P8" draw:layer="layout" svg:width="4.579cm" svg:height="1.44cm" svg:x="3.619cm" svg:y="8.151cm">
          <draw:text-box>
            <text:p text:style-name="P3"><text:span text:style-name="T3">InLoader takes </text:span></text:p>
            <text:p text:style-name="P3"><text:span text:style-name="T3">unconfigured Cmd/Rep</text:span></text:p>
            <text:p text:style-name="P3"><text:span text:style-name="T3">components from InFactory </text:span></text:p>
          </draw:text-box>
        </draw:frame>
        <draw:frame draw:style-name="gr54" draw:text-style-name="P8" draw:layer="layout" svg:width="4.972cm" svg:height="1.44cm" svg:x="4.272cm" svg:y="4.929cm">
          <draw:text-box>
            <text:p text:style-name="P3"><text:span text:style-name="T3">InManager returns completed</text:span></text:p>
            <text:p text:style-name="P3"><text:span text:style-name="T3">Cmd/Rep components </text:span></text:p>
            <text:p text:style-name="P3"><text:span text:style-name="T3">to the InFactory</text:span></text:p>
          </draw:text-box>
        </draw:frame>
        <draw:polygon draw:style-name="gr6" draw:text-style-name="P6" draw:layer="layout" svg:width="1.962cm" svg:height="0.952cm" draw:transform="skewX (-0.0010471975511966) translate (14.0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058cm" svg:y="5.712cm">
          <text:p/>
        </draw:rect>
        <draw:frame draw:style-name="gr65" draw:text-style-name="P5" draw:layer="layout" svg:width="1.911cm" svg:height="0.498cm" svg:x="16.518cm" svg:y="5.953cm">
          <draw:text-box>
            <text:p text:style-name="P3"><text:span text:style-name="T1">InRegistry</text:span></text:p>
          </draw:text-box>
        </draw:frame>
        <draw:frame draw:style-name="gr66" draw:text-style-name="P11" draw:layer="layout" svg:width="3.286cm" svg:height="1.44cm" svg:x="16.034cm" svg:y="4.118cm">
          <draw:text-box>
            <text:p text:style-name="P10"><text:span text:style-name="T3">InRegistry keeps</text:span></text:p>
            <text:p text:style-name="P10"><text:span text:style-name="T3">track of incoming </text:span></text:p>
            <text:p text:style-name="P10"><text:span text:style-name="T3">Cmd/Reps 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draw:rect draw:style-name="gr2" draw:text-style-name="P2" draw:layer="layout" svg:width="2.931cm" svg:height="0.992cm" svg:x="8.425cm" svg:y="12.866cm">
          <text:p/>
        </draw:rect>
        <draw:rect draw:style-name="gr2" draw:text-style-name="P2" draw:layer="layout" svg:width="2.931cm" svg:height="0.992cm" svg:x="8.224cm" svg:y="12.666cm">
          <text:p/>
        </draw:rect>
        <draw:rect draw:style-name="gr2" draw:text-style-name="P2" draw:layer="layout" svg:width="2.931cm" svg:height="0.992cm" svg:x="8.023cm" svg:y="12.466cm">
          <text:p/>
        </draw:rect>
        <draw:frame draw:style-name="gr45" draw:text-style-name="P5" draw:layer="layout" svg:width="1.848cm" svg:height="0.498cm" svg:x="8.583cm" svg:y="12.707cm">
          <draw:text-box>
            <text:p text:style-name="P3"><text:span text:style-name="T1">InStream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7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1" draw:text-style-name="P1" draw:layer="layout" svg:width="16.828cm" svg:height="9.189cm" svg:x="3.556cm" svg:y="3.938cm">
          <text:p/>
        </draw:rect>
        <draw:rect draw:style-name="gr2" draw:text-style-name="P2" draw:layer="layout" svg:width="2.931cm" svg:height="0.992cm" svg:x="8.424cm" svg:y="12.866cm">
          <text:p/>
        </draw:rect>
        <draw:rect draw:style-name="gr2" draw:text-style-name="P2" draw:layer="layout" svg:width="2.931cm" svg:height="0.992cm" svg:x="8.223cm" svg:y="12.666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InReport Concept</text:p>
          </draw:text-box>
        </draw:frame>
        <draw:rect draw:style-name="gr2" draw:text-style-name="P2" draw:layer="layout" svg:width="2.931cm" svg:height="0.992cm" svg:x="8.022cm" svg:y="12.466cm">
          <text:p/>
        </draw:rect>
        <draw:frame draw:style-name="gr45" draw:text-style-name="P5" draw:layer="layout" svg:width="1.848cm" svg:height="0.498cm" svg:x="8.582cm" svg:y="12.707cm">
          <draw:text-box>
            <text:p text:style-name="P3"><text:span text:style-name="T1">InStream</text:span></text:p>
          </draw:text-box>
        </draw:frame>
        <draw:rect draw:style-name="gr2" draw:text-style-name="P2" draw:layer="layout" svg:width="2.864cm" svg:height="0.992cm" svg:x="8.242cm" svg:y="9.066cm">
          <text:p/>
        </draw:rect>
        <draw:frame draw:style-name="gr57" draw:text-style-name="P5" draw:layer="layout" svg:width="1.801cm" svg:height="0.498cm" svg:x="8.782cm" svg:y="9.307cm">
          <draw:text-box>
            <text:p text:style-name="P3"><text:span text:style-name="T1">InLoader</text:span></text:p>
          </draw:text-box>
        </draw:frame>
        <draw:rect draw:style-name="gr2" draw:text-style-name="P2" draw:layer="layout" svg:width="3.534cm" svg:height="0.992cm" svg:x="10.487cm" svg:y="5.83cm">
          <text:p/>
        </draw:rect>
        <draw:frame draw:style-name="gr67" draw:text-style-name="P5" draw:layer="layout" svg:width="3.164cm" svg:height="0.498cm" svg:x="10.647cm" svg:y="6.071cm">
          <draw:text-box>
            <text:p text:style-name="P3"><text:span text:style-name="T1">InRepRepository</text:span></text:p>
          </draw:text-box>
        </draw:frame>
        <draw:polygon draw:style-name="gr6" draw:text-style-name="P6" draw:layer="layout" svg:width="2.054cm" svg:height="1.015cm" draw:transform="skewX (0.000523598775598299) rotate (1.5707963267949) translate (9.22500000004788cm 12.2638670058989cm)" svg:viewBox="0 0 2055 1016" draw:points="0,254 1,762 1686,762 1686,1016 2055,529 1685,0 1685,254">
          <text:p/>
        </draw:polygon>
        <draw:polygon draw:style-name="gr6" draw:text-style-name="P6" draw:layer="layout" svg:width="2.534cm" svg:height="0.948cm" draw:transform="rotate (-2.85029720143194) translate (9.97100000001009cm 6.44499999988324cm)" svg:viewBox="0 0 2535 949" draw:points="1,235 0,711 1814,712 1811,949 2535,473 1816,0 1811,235">
          <text:p/>
        </draw:polygon>
        <draw:frame draw:style-name="gr59" draw:text-style-name="P8" draw:layer="layout" svg:width="4.49cm" svg:height="1.221cm" svg:x="10.19cm" svg:y="10.894cm">
          <draw:text-box>
            <text:p text:style-name="P3"><text:span text:style-name="T3">Packets are read by the</text:span></text:p>
            <text:p text:style-name="P3"><text:span text:style-name="T3">InLoader from the InStream</text:span></text:p>
          </draw:text-box>
        </draw:frame>
        <draw:polygon draw:style-name="gr6" draw:text-style-name="P6" draw:layer="layout" svg:width="1.96cm" svg:height="0.955cm" draw:transform="rotate (0.942128730226539) translate (9.42600000004263cm 8.44800000008325cm)" svg:viewBox="0 0 1961 956" draw:points="0,239 0,714 1401,714 1400,956 1961,476 1401,0 1401,238">
          <text:p/>
        </draw:polygon>
        <draw:frame draw:style-name="gr60" draw:text-style-name="P8" draw:layer="layout" svg:width="5.65cm" svg:height="1.027cm" svg:x="11.204cm" svg:y="9.008cm">
          <draw:text-box>
            <text:p text:style-name="P3"><text:span text:style-name="T3">InLoader de-serializes packets and</text:span></text:p>
            <text:p text:style-name="P3"><text:span text:style-name="T3">constructs report components</text:span></text:p>
          </draw:text-box>
        </draw:frame>
        <draw:frame draw:style-name="gr7" draw:text-style-name="P7" draw:layer="layout" svg:width="4.385cm" svg:height="0.614cm" svg:x="3.97cm" svg:y="3.372cm">
          <draw:text-box>
            <text:p text:style-name="P3"><text:span text:style-name="T2">User Application</text:span></text:p>
          </draw:text-box>
        </draw:frame>
        <draw:frame draw:style-name="gr68" draw:text-style-name="P8" draw:layer="layout" svg:width="4.088cm" svg:height="1.027cm" svg:x="11.137cm" svg:y="7.334cm">
          <draw:text-box>
            <text:p text:style-name="P3"><text:span text:style-name="T3">Report components</text:span></text:p>
            <text:p text:style-name="P3"><text:span text:style-name="T3">are stored in a repository</text:span></text:p>
          </draw:text-box>
        </draw:frame>
        <draw:frame draw:style-name="gr69" draw:text-style-name="P8" draw:layer="layout" svg:width="5.544cm" svg:height="1.027cm" svg:x="9.334cm" svg:y="4.318cm">
          <draw:text-box>
            <text:p text:style-name="P10"><text:span text:style-name="T3">InRepRepositories make incoming</text:span></text:p>
            <text:p text:style-name="P10"><text:span text:style-name="T3">reports available to application</text:span></text:p>
          </draw:text-box>
        </draw:frame>
        <draw:rect draw:style-name="gr2" draw:text-style-name="P2" draw:layer="layout" svg:width="2.803cm" svg:height="0.992cm" svg:x="4.274cm" svg:y="6.51cm">
          <text:p/>
        </draw:rect>
        <draw:frame draw:style-name="gr63" draw:text-style-name="P5" draw:layer="layout" svg:width="1.886cm" svg:height="0.498cm" svg:x="4.653cm" svg:y="6.751cm">
          <draw:text-box>
            <text:p text:style-name="P3"><text:span text:style-name="T1">InFactory</text:span></text:p>
          </draw:text-box>
        </draw:frame>
        <draw:polygon draw:style-name="gr6" draw:text-style-name="P6" draw:layer="layout" svg:width="1.962cm" svg:height="0.952cm" draw:transform="skewX (-0.00104719755119657) rotate (-0.53581608036226) translate (6.89899999995608cm 7.55500000007242cm)" svg:viewBox="0 0 1963 953" draw:points="1,239 0,715 1401,713 1401,953 1963,475 1403,0 1402,239">
          <text:p/>
        </draw:polygon>
        <draw:frame draw:style-name="gr64" draw:text-style-name="P8" draw:layer="layout" svg:width="4.579cm" svg:height="1.44cm" svg:x="3.619cm" svg:y="8.151cm">
          <draw:text-box>
            <text:p text:style-name="P3"><text:span text:style-name="T3">InLoader takes </text:span></text:p>
            <text:p text:style-name="P3"><text:span text:style-name="T3">unconfigured report</text:span></text:p>
            <text:p text:style-name="P3"><text:span text:style-name="T3">components from InFactory </text:span></text:p>
          </draw:text-box>
        </draw:frame>
        <draw:frame draw:style-name="gr54" draw:text-style-name="P8" draw:layer="layout" svg:width="4.972cm" svg:height="1.44cm" svg:x="4.272cm" svg:y="4.929cm">
          <draw:text-box>
            <text:p text:style-name="P3"><text:span text:style-name="T3">InRepRepository returns </text:span></text:p>
            <text:p text:style-name="P3"><text:span text:style-name="T3">old report components </text:span></text:p>
            <text:p text:style-name="P3"><text:span text:style-name="T3">to the InFactory</text:span></text:p>
          </draw:text-box>
        </draw:frame>
        <draw:polygon draw:style-name="gr6" draw:text-style-name="P6" draw:layer="layout" svg:width="1.962cm" svg:height="0.952cm" draw:transform="skewX (-0.0010471975511966) translate (14.2148435345958cm 5.75027451004855cm)" svg:viewBox="0 0 1963 953" draw:points="1,239 0,715 1401,713 1401,953 1963,475 1403,0 1402,239">
          <text:p/>
        </draw:polygon>
        <draw:rect draw:style-name="gr2" draw:text-style-name="P2" draw:layer="layout" svg:width="2.997cm" svg:height="0.992cm" svg:x="16.258cm" svg:y="5.712cm">
          <text:p/>
        </draw:rect>
        <draw:frame draw:style-name="gr70" draw:text-style-name="P5" draw:layer="layout" svg:width="1.89cm" svg:height="0.498cm" svg:x="16.718cm" svg:y="5.953cm">
          <draw:text-box>
            <text:p text:style-name="P3"><text:span text:style-name="T1">AppComp</text:span></text:p>
          </draw:text-box>
        </draw:frame>
        <draw:frame draw:style-name="gr71" draw:text-style-name="P11" draw:layer="layout" svg:width="4.325cm" svg:height="1.027cm" svg:x="15.634cm" svg:y="4.518cm">
          <draw:text-box>
            <text:p text:style-name="P10"><text:span text:style-name="T3">Application component </text:span></text:p>
            <text:p text:style-name="P10"><text:span text:style-name="T3">processes incoming report</text:span></text:p>
          </draw:text-box>
        </draw:frame>
        <draw:polygon draw:style-name="gr6" draw:text-style-name="P6" draw:layer="layout" svg:width="1.962cm" svg:height="0.952cm" draw:transform="skewX (0.00069813170079779) rotate (0.785398163397448) translate (1.31344736983423cm 17.0745967561843cm)" svg:viewBox="0 0 1963 953" draw:points="1962,239 1963,715 562,713 562,953 0,475 560,0 561,239">
          <text:p/>
        </draw:polygon>
        <draw:rect draw:style-name="gr2" draw:text-style-name="P2" draw:layer="layout" svg:width="3.534cm" svg:height="0.992cm" svg:x="10.287cm" svg:y="5.63cm">
          <text:p/>
        </draw:rect>
        <draw:frame draw:style-name="gr67" draw:text-style-name="P5" draw:layer="layout" svg:width="3.164cm" svg:height="0.498cm" svg:x="10.447cm" svg:y="5.871cm">
          <draw:text-box>
            <text:p text:style-name="P3"><text:span text:style-name="T1">InRepRepository</text:span></text:p>
          </draw:text-box>
        </draw:frame>
        <draw:rect draw:style-name="gr2" draw:text-style-name="P2" draw:layer="layout" svg:width="3.534cm" svg:height="0.992cm" svg:x="10.087cm" svg:y="5.43cm">
          <text:p/>
        </draw:rect>
        <draw:frame draw:style-name="gr67" draw:text-style-name="P5" draw:layer="layout" svg:width="3.164cm" svg:height="0.498cm" svg:x="10.247cm" svg:y="5.671cm">
          <draw:text-box>
            <text:p text:style-name="P3"><text:span text:style-name="T1">InRepRepository</text:span></text:p>
          </draw:text-box>
        </draw:frame>
        <presentation:notes draw:style-name="dp2">
          <draw:page-thumbnail draw:style-name="gr19" draw:layer="layout" svg:width="13.551cm" svg:height="10.164cm" svg:x="2.751cm" svg:y="2.023cm" draw:page-number="8" presentation:class="page"/>
          <draw:frame presentation:style-name="pr2" draw:text-style-name="P9" draw:layer="layout" svg:width="13.953cm" svg:height="12.202cm" svg:x="2.543cm" svg:y="12.858cm" presentation:class="notes" presentation:placeholder="true" presentation:user-transformed="true">
            <draw:text-box/>
          </draw:frame>
        </presentation:notes>
      </draw:page>
      <draw:page draw:name="Software Frameworks" draw:style-name="dp3" draw:master-page-name="Default" presentation:presentation-page-layout-name="AL2T0">
        <draw:frame presentation:style-name="pr3" draw:text-style-name="P13" draw:layer="layout" svg:width="23.848cm" svg:height="2.122cm" svg:x="0.613cm" svg:y="0.422cm" presentation:class="title" presentation:user-transformed="true">
          <draw:text-box>
            <text:p text:style-name="P12">Software Frameworks</text:p>
          </draw:text-box>
        </draw:frame>
        <draw:g>
          <draw:g>
            <draw:custom-shape draw:style-name="gr72" draw:text-style-name="P13" draw:layer="layout" svg:width="7.112cm" svg:height="1.799cm" svg:x="3.329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3" draw:text-style-name="P16" draw:layer="layout" svg:width="7.112cm" svg:height="1.799cm" svg:x="3.329cm" svg:y="14.468cm">
              <text:p text:style-name="P14"><text:span text:style-name="T4">Reusable SW Components</text:span></text:p>
              <text:p text:style-name="P15"><text:span text:style-name="T4">Embedded within an Architecture</text:span></text:p>
              <text:p text:style-name="P15"><text:span text:style-name="T4">Optimized for a Target Domai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6.773cm" svg:y1="14.472cm" svg:x2="6.778cm" svg:y2="13.405cm">
            <text:p/>
          </draw:line>
          <draw:g>
            <draw:custom-shape draw:style-name="gr75" draw:text-style-name="P13" draw:layer="layout" svg:width="4.317cm" svg:height="1.799cm" svg:x="17.568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6" draw:text-style-name="P16" draw:layer="layout" svg:width="4.317cm" svg:height="1.799cm" svg:x="17.568cm" svg:y="14.468cm">
              <text:p text:style-name="P14"><text:span text:style-name="T4">Target Application </text:span></text:p>
              <text:p text:style-name="P15"><text:span text:style-name="T4">instantiated</text:span></text:p>
              <text:p text:style-name="P15"><text:span text:style-name="T4">from the Framework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19.685cm" svg:y1="14.473cm" svg:x2="19.689cm" svg:y2="12.559cm">
            <text:p/>
          </draw:line>
          <draw:custom-shape draw:style-name="gr77" draw:text-style-name="P18" draw:layer="layout" svg:width="1.905cm" svg:height="1.059cm" svg:x="10.372cm" svg:y="10.023cm">
            <text:p/>
            <draw:enhanced-geometry svg:viewBox="0 0 1906 1059" draw:mirror-horizontal="false" draw:mirror-vertical="false" draw:type="non-primitive" draw:enhanced-path="M 0 290 L 1393 290 1393 0 1905 528 1393 1058 1393 766 0 766 0 290 N"/>
          </draw:custom-shape>
          <draw:g>
            <draw:custom-shape draw:style-name="gr78" draw:text-style-name="P19" draw:layer="layout" svg:width="3.038cm" svg:height="1.372cm" svg:x="12.7cm" svg:y="10.0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6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9" draw:text-style-name="P16" draw:layer="layout" svg:width="3.038cm" svg:height="1.372cm" svg:x="12.7cm" svg:y="10.001cm">
              <text:p text:style-name="P14"><text:span text:style-name="T4">Adaptation </text:span></text:p>
              <text:p text:style-name="P15"><text:span text:style-name="T4">Proces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6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0" draw:text-style-name="P13" draw:layer="layout" svg:width="4.661cm" svg:height="1.799cm" svg:x="11.955cm" svg:y="14.46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1" draw:text-style-name="P16" draw:layer="layout" svg:width="4.661cm" svg:height="1.799cm" svg:x="11.955cm" svg:y="14.468cm">
              <text:p text:style-name="P14"><text:span text:style-name="T4">Reusable SW Assets</text:span></text:p>
              <text:p text:style-name="P15"><text:span text:style-name="T4">are specialized for the</text:span></text:p>
              <text:p text:style-name="P15"><text:span text:style-name="T4">Target Applicatio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line draw:style-name="gr74" draw:text-style-name="P17" draw:layer="layout" svg:x1="14.393cm" svg:y1="14.472cm" svg:x2="14.398cm" svg:y2="11.711cm">
            <text:p/>
          </draw:line>
          <draw:g>
            <draw:custom-shape draw:style-name="gr82" draw:text-style-name="P20" draw:layer="layout" svg:width="6.558cm" svg:height="5.075cm" svg:x="3.598cm" svg:y="7.907cm">
              <text:p/>
              <draw:enhanced-geometry svg:viewBox="0 0 6561 5081" draw:mirror-horizontal="false" draw:mirror-vertical="false" draw:type="non-primitive" draw:enhanced-path="M 0 0 L 422 0 422 4655 6136 4655 6136 0 6560 0 6560 5080 0 5080 0 0 N"/>
            </draw:custom-shape>
            <draw:custom-shape draw:style-name="gr83" draw:text-style-name="P21" draw:layer="layout" svg:width="2.331cm" svg:height="0.634cm" svg:x="4.444cm" svg:y="11.7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22" draw:layer="layout" svg:width="1.269cm" svg:height="1.056cm" svg:x="8.252cm" svg:y="11.3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23" draw:layer="layout" svg:width="2.115cm" svg:height="1.48cm" svg:x="5.713cm" svg:y="10.893cm">
              <text:p/>
              <draw:enhanced-geometry svg:viewBox="0 0 2118 1483" draw:mirror-horizontal="false" draw:mirror-vertical="false" draw:type="non-primitive" draw:enhanced-path="M 0 422 L 1269 422 1269 1482 2117 1482 2117 0 0 0 0 422 N"/>
            </draw:custom-shape>
            <draw:custom-shape draw:style-name="gr86" draw:text-style-name="P18" draw:layer="layout" svg:width="1.062cm" svg:height="1.903cm" svg:x="4.444cm" svg:y="9.413cm">
              <text:p/>
              <draw:enhanced-geometry svg:viewBox="0 0 1061 1906" draw:mirror-horizontal="false" draw:mirror-vertical="false" draw:type="non-primitive" draw:enhanced-path="M 212 1905 L 1060 1905 1060 1482 636 1482 636 0 0 0 0 1905 212 1905 N"/>
            </draw:custom-shape>
            <draw:custom-shape draw:style-name="gr87" draw:text-style-name="P24" draw:layer="layout" svg:width="2.327cm" svg:height="0.634cm" svg:x="5.501cm" svg:y="9.83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8" draw:text-style-name="P19" draw:layer="layout" svg:width="3.384cm" svg:height="1.056cm" svg:x="4.444cm" svg:y="8.567cm">
              <text:p/>
              <draw:enhanced-geometry svg:viewBox="0 0 3388 1060" draw:mirror-horizontal="false" draw:mirror-vertical="false" draw:type="non-primitive" draw:enhanced-path="M 0 635 L 1059 635 1059 1059 3387 1059 3387 0 0 0 0 635 N"/>
            </draw:custom-shape>
            <draw:custom-shape draw:style-name="gr89" draw:text-style-name="P25" draw:layer="layout" svg:width="1.269cm" svg:height="2.537cm" svg:x="8.252cm" svg:y="8.567cm">
              <text:p/>
              <draw:enhanced-geometry svg:viewBox="0 0 1272 2541" draw:mirror-horizontal="false" draw:mirror-vertical="false" draw:type="non-primitive" draw:enhanced-path="M 635 2540 L 1271 2540 1271 0 0 0 0 635 635 635 635 2540 N"/>
            </draw:custom-shape>
            <draw:custom-shape draw:style-name="gr90" draw:text-style-name="P21" draw:layer="layout" svg:width="0.211cm" svg:height="1.691cm" svg:x="8.252cm" svg:y="9.4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4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91" draw:text-style-name="P17" draw:layer="layout" svg:x1="5.079cm" svg:y1="10.258cm" svg:x2="5.501cm" svg:y2="10.262cm">
              <text:p/>
            </draw:line>
            <draw:line draw:style-name="gr91" draw:text-style-name="P17" draw:layer="layout" svg:x1="5.29cm" svg:y1="9.201cm" svg:x2="5.293cm" svg:y2="10.257cm">
              <text:p/>
            </draw:line>
            <draw:line draw:style-name="gr91" draw:text-style-name="P17" draw:layer="layout" svg:x1="6.348cm" svg:y1="10.47cm" svg:x2="6.351cm" svg:y2="10.892cm">
              <text:p/>
            </draw:line>
            <draw:line draw:style-name="gr91" draw:text-style-name="P17" draw:layer="layout" svg:x1="4.867cm" svg:y1="11.316cm" svg:x2="4.871cm" svg:y2="11.738cm">
              <text:p/>
            </draw:line>
            <draw:line draw:style-name="gr91" draw:text-style-name="P17" draw:layer="layout" svg:x1="6.771cm" svg:y1="11.951cm" svg:x2="6.978cm" svg:y2="11.954cm">
              <text:p/>
            </draw:line>
            <draw:line draw:style-name="gr91" draw:text-style-name="P17" draw:layer="layout" svg:x1="8.464cm" svg:y1="9.836cm" svg:x2="8.886cm" svg:y2="9.84cm">
              <text:p/>
            </draw:line>
            <draw:line draw:style-name="gr91" draw:text-style-name="P17" draw:layer="layout" svg:x1="7.829cm" svg:y1="10.258cm" svg:x2="8.251cm" svg:y2="10.262cm">
              <text:p/>
            </draw:line>
            <draw:line draw:style-name="gr91" draw:text-style-name="P17" draw:layer="layout" svg:x1="8.04cm" svg:y1="10.261cm" svg:x2="8.044cm" svg:y2="8.984cm">
              <text:p/>
            </draw:line>
            <draw:line draw:style-name="gr91" draw:text-style-name="P17" draw:layer="layout" svg:x1="7.829cm" svg:y1="8.989cm" svg:x2="8.039cm" svg:y2="8.993cm">
              <text:p/>
            </draw:line>
            <draw:line draw:style-name="gr91" draw:text-style-name="P17" draw:layer="layout" svg:x1="7.829cm" svg:y1="11.739cm" svg:x2="8.251cm" svg:y2="11.743cm">
              <text:p/>
            </draw:line>
            <draw:line draw:style-name="gr91" draw:text-style-name="P17" draw:layer="layout" svg:x1="9.098cm" svg:y1="11.078cm" svg:x2="9.101cm" svg:y2="11.288cm">
              <text:p/>
            </draw:line>
          </draw:g>
          <draw:custom-shape draw:style-name="gr92" draw:text-style-name="P26" draw:layer="layout" svg:width="1.27cm" svg:height="2.54cm" svg:x="19.262cm" svg:y="8.753cm">
            <text:p/>
            <draw:enhanced-geometry svg:viewBox="0 0 1272 2541" draw:mirror-horizontal="false" draw:mirror-vertical="false" draw:type="non-primitive" draw:enhanced-path="M 635 2540 L 1271 2540 1271 0 0 0 0 635 635 635 635 2540 N"/>
          </draw:custom-shape>
          <draw:custom-shape draw:style-name="gr93" draw:text-style-name="P27" draw:layer="layout" svg:width="0.427cm" svg:height="1.693cm" svg:x="19.262cm" svg:y="9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4" draw:text-style-name="P28" draw:layer="layout" svg:width="2.112cm" svg:height="3.594cm" svg:x="18.415cm" svg:y="8.753cm">
              <text:p/>
              <draw:enhanced-geometry svg:viewBox="0 0 2116 3598" draw:mirror-horizontal="false" draw:mirror-vertical="false" draw:type="non-primitive" draw:enhanced-path="M 0 0 L 634 0 634 2749 2115 2749 2115 3597 210 3597 210 0 0 0 N"/>
            </draw:custom-shape>
            <draw:line draw:style-name="gr95" draw:text-style-name="P17" draw:layer="layout" svg:x1="18.415cm" svg:y1="8.753cm" svg:x2="18.626cm" svg:y2="8.757cm">
              <text:p/>
            </draw:line>
          </draw:g>
          <draw:line draw:style-name="gr91" draw:text-style-name="P17" draw:layer="layout" svg:x1="19.685cm" svg:y1="10.023cm" svg:x2="19.897cm" svg:y2="10.028cm">
            <text:p/>
          </draw:line>
          <draw:line draw:style-name="gr91" draw:text-style-name="P17" draw:layer="layout" svg:x1="20.32cm" svg:y1="11.293cm" svg:x2="20.324cm" svg:y2="11.505cm">
            <text:p/>
          </draw:line>
          <draw:line draw:style-name="gr91" draw:text-style-name="P17" draw:layer="layout" svg:x1="19.05cm" svg:y1="10.87cm" svg:x2="19.262cm" svg:y2="10.874cm">
            <text:p/>
          </draw:line>
          <draw:custom-shape draw:style-name="gr96" draw:text-style-name="P18" draw:layer="layout" svg:width="2.116cm" svg:height="1.059cm" svg:x="16.087cm" svg:y="10.023cm">
            <text:p/>
            <draw:enhanced-geometry svg:viewBox="0 0 2118 1059" draw:mirror-horizontal="false" draw:mirror-vertical="false" draw:type="non-primitive" draw:enhanced-path="M 0 290 L 1514 290 1514 0 2117 528 1514 1058 1514 766 0 766 0 290 N"/>
          </draw:custom-shape>
          <draw:custom-shape draw:style-name="gr97" draw:text-style-name="P13" draw:layer="layout" svg:width="19.304cm" svg:height="9.102cm" svg:x="2.921cm" svg:y="7.4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text-style-name="P13" draw:layer="layout" svg:width="24.342cm" svg:height="4.022cm" svg:x="0.635cm" svg:y="2.032cm" presentation:class="outline" presentation:user-transformed="true">
          <draw:text-box>
            <text:list text:style-name="L3">
              <text:list-item>
                <text:p text:style-name="P29">Software Framework are a kind of Product Family that</text:p>
              </text:list-item>
            </text:list>
            <text:list text:style-name="L4">
              <text:list-item>
                <text:list>
                  <text:list-item>
                    <text:p text:style-name="P30">Implement the reusable assets as software components</text:p>
                  </text:list-item>
                  <text:list-item>
                    <text:p text:style-name="P30">Provide an architecture within which the components are embedded</text:p>
                  </text:list-item>
                  <text:list-item>
                    <text:p text:style-name="P30">Define adaptation mechanisms to tailor the BBs for the target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9" draw:layer="layout" svg:width="10.372cm" svg:height="7.783cm" svg:x="5.772cm" svg:y="0.798cm" draw:page-number="9" presentation:class="page"/>
          <draw:frame presentation:style-name="pr5" draw:text-style-name="P31" draw:layer="layout" svg:width="18.697cm" svg:height="14.523cm" svg:x="1.397cm" svg:y="11.504cm" presentation:class="notes" presentation:placeholder="true">
            <draw:text-box/>
          </draw:frame>
        </presentation:notes>
      </draw:page>
      <draw:page draw:name="FW Adaptation Process" draw:style-name="dp1" draw:master-page-name="Default" presentation:presentation-page-layout-name="AL1T1">
        <draw:frame presentation:style-name="pr6" draw:text-style-name="P4" draw:layer="layout" svg:width="25.4cm" svg:height="2.328cm" svg:x="0cm" svg:y="0cm" presentation:class="title">
          <draw:text-box>
            <text:p text:style-name="P3">FW Adaptation Process</text:p>
          </draw:text-box>
        </draw:frame>
        <draw:frame presentation:style-name="pr7" draw:text-style-name="P32" draw:layer="layout" svg:width="21.59cm" svg:height="3.374cm" svg:x="1.876cm" svg:y="13.829cm" presentation:class="outline" presentation:placeholder="true" presentation:user-transformed="true">
          <draw:text-box/>
        </draw:frame>
        <draw:polygon draw:style-name="gr98" draw:text-style-name="P33" draw:layer="layout" svg:width="1.693cm" svg:height="0.847cm" svg:x="9.938cm" svg:y="6.426cm" svg:viewBox="0 0 1694 848" draw:points="0,212 1270,212 1270,0 1694,424 1270,848 1270,636 0,636">
          <text:p/>
        </draw:polygon>
        <draw:frame draw:style-name="gr99" draw:text-style-name="P34" draw:layer="layout" svg:width="1.891cm" svg:height="1.638cm" svg:x="7.786cm" svg:y="6.077cm">
          <draw:text-box>
            <text:p text:style-name="P10"><text:span text:style-name="T5"><text:s/></text:span><text:span text:style-name="T5">Framework</text:span></text:p>
            <text:p text:style-name="P10"><text:span text:style-name="T5">Software</text:span></text:p>
            <text:p text:style-name="P10"><text:span text:style-name="T5">Component</text:span></text:p>
          </draw:text-box>
        </draw:frame>
        <draw:polygon draw:style-name="gr98" draw:text-style-name="P33" draw:layer="layout" svg:width="1.692cm" svg:height="0.847cm" draw:transform="rotate (0.31695179216217) translate (10.084999999997cm 9.78100000002514cm)" svg:viewBox="0 0 1693 848" draw:points="0,210 1269,214 1271,0 1693,424 1269,848 1269,635 0,632">
          <text:p/>
        </draw:polygon>
        <draw:frame draw:style-name="gr100" draw:text-style-name="P35" draw:layer="layout" svg:width="4.93cm" svg:height="1.36cm" svg:x="11.937cm" svg:y="6.177cm">
          <draw:text-box>
            <text:p text:style-name="P10"><text:span text:style-name="T6">Framework-level Properties</text:span></text:p>
            <text:p text:style-name="P10"><text:span text:style-name="T6">capturing domain-invariant </text:span></text:p>
            <text:p text:style-name="P10"><text:span text:style-name="T6">behaviour and functionalities</text:span></text:p>
          </draw:text-box>
        </draw:frame>
        <draw:polygon draw:style-name="gr98" draw:text-style-name="P33" draw:layer="layout" svg:width="1.671cm" svg:height="0.846cm" draw:transform="rotate (1.57323978774769) translate (8.36600000000774cm 9.59600000000763cm)" svg:viewBox="0 0 1672 847" draw:points="1672,211 402,211 424,0 0,423 424,847 402,635 1672,635">
          <text:p/>
        </draw:polygon>
        <draw:frame draw:style-name="gr101" draw:text-style-name="P35" draw:layer="layout" svg:width="6.001cm" svg:height="3.636cm" svg:x="11.937cm" svg:y="9.078cm">
          <draw:text-box>
            <text:p text:style-name="P10"><text:span text:style-name="T6">Framework-level Properties</text:span></text:p>
            <text:p text:style-name="P10"><text:span text:style-name="T6">(inherited from framework</text:span></text:p>
            <text:p text:style-name="P10"><text:span text:style-name="T6">component)</text:span></text:p>
            <text:p text:style-name="P10"><text:span text:style-name="T6">+</text:span></text:p>
            <text:p text:style-name="P10"><text:span text:style-name="T6">Application-level Properties</text:span></text:p>
            <text:p text:style-name="P10"><text:span text:style-name="T6">capturing application-specific</text:span></text:p>
            <text:p text:style-name="P10"><text:span text:style-name="T6">behaviour and functionalities</text:span></text:p>
            <text:p text:style-name="P10"><text:span text:style-name="T6">(introduced by adaptation process)</text:span></text:p>
          </draw:text-box>
        </draw:frame>
        <draw:frame draw:style-name="gr102" draw:text-style-name="P37" draw:layer="layout" svg:width="1.953cm" svg:height="0.907cm" svg:x="9.144cm" svg:y="8.079cm">
          <draw:text-box>
            <text:p text:style-name="P10"><text:span text:style-name="T6">Adaptation</text:span></text:p>
            <text:p text:style-name="P36"><text:span text:style-name="T6">Process</text:span></text:p>
          </draw:text-box>
        </draw:frame>
        <draw:polygon draw:style-name="gr98" draw:text-style-name="P33" draw:layer="layout" svg:width="1.686cm" svg:height="0.849cm" draw:transform="rotate (2.82464086142762) translate (11.6850000000093cm 11.8169999999954cm)" svg:viewBox="0 0 1687 850" draw:points="1686,221 415,224 415,0 0,432 416,850 417,649 1687,648">
          <text:p/>
        </draw:polygon>
        <draw:rect draw:style-name="gr103" draw:text-style-name="P1" draw:layer="layout" svg:width="11.098cm" svg:height="7.57cm" svg:x="7.165cm" svg:y="5.733cm">
          <text:p/>
        </draw:rect>
        <draw:frame draw:style-name="gr99" draw:text-style-name="P34" draw:layer="layout" svg:width="1.891cm" svg:height="1.638cm" svg:x="7.787cm" svg:y="9.877cm">
          <draw:text-box>
            <text:p text:style-name="P10"><text:span text:style-name="T5"><text:s/></text:span><text:span text:style-name="T5">Application</text:span></text:p>
            <text:p text:style-name="P10"><text:span text:style-name="T5">Software</text:span></text:p>
            <text:p text:style-name="P10"><text:span text:style-name="T5">Component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10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4" draw:layer="layout" svg:width="25.4cm" svg:height="2.329cm" svg:x="0cm" svg:y="0cm" presentation:class="title" presentation:placeholder="true" presentation:user-transformed="true">
          <draw:text-box/>
        </draw:frame>
        <draw:frame draw:style-name="gr99" draw:text-style-name="P34" draw:layer="layout" svg:width="1.891cm" svg:height="1.638cm" svg:x="8.416cm" svg:y="5.696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104" draw:text-style-name="P38" draw:layer="layout" svg:width="3.867cm" svg:height="1.479cm" svg:x="8.536cm" svg:y="3.707cm">
          <draw:text-box>
            <text:p text:style-name="P10"><text:span text:style-name="T7">Commands from Master </text:span></text:p>
            <text:p text:style-name="P10"><text:span text:style-name="T7">Reports from Slave 1</text:span></text:p>
          </draw:text-box>
        </draw:frame>
        <draw:frame draw:style-name="gr99" draw:text-style-name="P34" draw:layer="layout" svg:width="1.891cm" svg:height="1.638cm" svg:x="13.051cm" svg:y="3.989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3.051cm" svg:y="7.388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line draw:style-name="gr105" draw:text-style-name="P39" draw:layer="layout" svg:x1="10.604cm" svg:y1="5.614cm" svg:x2="12.745cm" svg:y2="4.604cm">
          <text:p/>
        </draw:line>
        <draw:line draw:style-name="gr105" draw:text-style-name="P39" draw:layer="layout" svg:x1="12.738cm" svg:y1="4.994cm" svg:x2="10.597cm" svg:y2="6.004cm">
          <text:p/>
        </draw:line>
        <draw:line draw:style-name="gr105" draw:text-style-name="P39" draw:layer="layout" svg:x1="10.603cm" svg:y1="7.284cm" svg:x2="12.744cm" svg:y2="8.294cm">
          <text:p/>
        </draw:line>
        <draw:frame draw:style-name="gr99" draw:text-style-name="P34" draw:layer="layout" svg:width="1.891cm" svg:height="1.638cm" svg:x="10.732cm" svg:y="15.236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3.994cm" svg:y="10.375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line draw:style-name="gr105" draw:text-style-name="P39" draw:layer="layout" svg:x1="12.737cm" svg:y1="7.894cm" svg:x2="10.596cm" svg:y2="6.884cm">
          <text:p/>
        </draw:line>
        <draw:frame draw:style-name="gr106" draw:text-style-name="P40" draw:layer="layout" svg:width="3.127cm" svg:height="1.121cm" svg:x="9.07cm" svg:y="12.992cm">
          <draw:text-box>
            <text:p text:style-name="P10"><text:span text:style-name="T8">Commands to and Reports from </text:span></text:p>
            <text:p text:style-name="P10"><text:span text:style-name="T8">Slave 1 &amp; 2</text:span></text:p>
          </draw:text-box>
        </draw:frame>
        <draw:frame draw:style-name="gr106" draw:text-style-name="P40" draw:layer="layout" svg:width="3.127cm" svg:height="1.121cm" svg:x="18.035cm" svg:y="13.124cm">
          <draw:text-box>
            <text:p text:style-name="P10"><text:span text:style-name="T8">Commands to and Reports from </text:span></text:p>
            <text:p text:style-name="P10"><text:span text:style-name="T8">Slave 2</text:span></text:p>
          </draw:text-box>
        </draw:frame>
        <draw:frame draw:style-name="gr106" draw:text-style-name="P40" draw:layer="layout" svg:width="3.079cm" svg:height="1.417cm" svg:x="10.772cm" svg:y="10.404cm">
          <draw:text-box>
            <text:p text:style-name="P10"><text:span text:style-name="T8">Packets to and from Slave 2 are re-routed by Slave 1</text:span></text:p>
          </draw:text-box>
        </draw:frame>
        <draw:frame draw:style-name="gr104" draw:text-style-name="P38" draw:layer="layout" svg:width="3.867cm" svg:height="1.479cm" svg:x="8.292cm" svg:y="7.775cm">
          <draw:text-box>
            <text:p text:style-name="P10"><text:span text:style-name="T7">Commands from Master </text:span></text:p>
            <text:p text:style-name="P10"><text:span text:style-name="T7">Reports from Slave 2</text:span></text:p>
          </draw:text-box>
        </draw:frame>
        <draw:frame draw:style-name="gr107" draw:text-style-name="P41" draw:layer="layout" svg:width="2.825cm" svg:height="1.059cm" svg:x="14.842cm" svg:y="16.258cm">
          <draw:text-box>
            <text:p text:style-name="P10"><text:span text:style-name="T9"><text:s/></text:span><text:span text:style-name="T10">One InStream and</text:span></text:p>
            <text:p text:style-name="P10"><text:span text:style-name="T10">one OutStream </text:span></text:p>
          </draw:text-box>
        </draw:frame>
        <draw:frame draw:style-name="gr107" draw:text-style-name="P41" draw:layer="layout" svg:width="4.461cm" svg:height="1.059cm" svg:x="12.82cm" svg:y="14.724cm">
          <draw:text-box>
            <text:p text:style-name="P10"><text:span text:style-name="T9"><text:s/></text:span><text:span text:style-name="T10">Two InStreams and two </text:span></text:p>
            <text:p text:style-name="P10"><text:span text:style-name="T10">OutStream (one for each slave)</text:span></text:p>
          </draw:text-box>
        </draw:frame>
        <draw:custom-shape draw:style-name="gr108" draw:text-style-name="P42" xml:id="id2" draw:id="id2" draw:layer="layout" svg:width="0.94cm" svg:height="0.437cm" svg:x="14.52cm" svg:y="12.02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5.437cm" svg:y="11.963cm">
          <draw:text-box>
            <text:p text:style-name="P10"><text:span text:style-name="T7">Server Socket</text:span></text:p>
          </draw:text-box>
        </draw:frame>
        <draw:custom-shape draw:style-name="gr108" draw:text-style-name="P42" xml:id="id1" draw:id="id1" draw:layer="layout" svg:width="0.94cm" svg:height="0.437cm" svg:x="11.209cm" svg:y="14.778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8.747cm" svg:y="14.723cm">
          <draw:text-box>
            <text:p text:style-name="P10"><text:span text:style-name="T7">Client Socket</text:span></text:p>
          </draw:text-box>
        </draw:frame>
        <draw:connector draw:style-name="gr109" draw:text-style-name="P39" draw:layer="layout" draw:type="lines" svg:x1="11.679cm" svg:y1="14.778cm" svg:x2="14.99cm" svg:y2="12.457cm" draw:start-shape="id1" draw:start-glue-point="0" draw:end-shape="id2" draw:end-glue-point="2" svg:d="M11679 14778v-502l3311-1319v-500" svg:viewBox="0 0 3312 2322">
          <text:p/>
        </draw:connector>
        <draw:frame draw:style-name="gr99" draw:text-style-name="P34" draw:layer="layout" svg:width="1.891cm" svg:height="1.638cm" svg:x="17.832cm" svg:y="15.234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custom-shape draw:style-name="gr108" draw:text-style-name="P42" xml:id="id3" draw:id="id3" draw:layer="layout" svg:width="0.94cm" svg:height="0.437cm" svg:x="18.309cm" svg:y="14.776cm">
          <text:p/>
          <draw:enhanced-geometry svg:viewBox="0 0 21600 21600" draw:type="rectangle" draw:enhanced-path="M 0 0 L 21600 0 21600 21600 0 21600 0 0 Z N"/>
        </draw:custom-shape>
        <draw:connector draw:style-name="gr109" draw:text-style-name="P39" draw:layer="layout" draw:type="lines" svg:x1="18.779cm" svg:y1="14.776cm" svg:x2="14.99cm" svg:y2="12.457cm" draw:start-shape="id3" draw:start-glue-point="0" draw:end-shape="id2" draw:end-glue-point="2" svg:d="M18779 14776v-502l-3789-1317v-500" svg:viewBox="0 0 3790 2320">
          <text:p/>
        </draw:connector>
        <draw:frame draw:style-name="gr106" draw:text-style-name="P38" draw:layer="layout" svg:width="2.609cm" svg:height="0.559cm" svg:x="19.113cm" svg:y="14.746cm">
          <draw:text-box>
            <text:p text:style-name="P10"><text:span text:style-name="T7">Client Socket</text:span></text:p>
          </draw:text-box>
        </draw:frame>
        <draw:frame draw:style-name="gr107" draw:text-style-name="P41" draw:layer="layout" svg:width="2.936cm" svg:height="1.059cm" svg:x="16.182cm" svg:y="10.586cm">
          <draw:text-box>
            <text:p text:style-name="P10"><text:span text:style-name="T9"><text:s/></text:span><text:span text:style-name="T10">Two InStreams and </text:span></text:p>
            <text:p text:style-name="P10"><text:span text:style-name="T10">two OutStream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11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4" draw:layer="layout" svg:width="25.4cm" svg:height="2.329cm" svg:x="0cm" svg:y="0cm" presentation:class="title" presentation:user-transformed="true">
          <draw:text-box>
            <text:p>Physical And Logical Connections</text:p>
          </draw:text-box>
        </draw:frame>
        <draw:frame draw:style-name="gr110" draw:text-style-name="P34" draw:layer="layout" svg:width="2.162cm" svg:height="1.638cm" svg:x="1.511cm" svg:y="5.303cm">
          <draw:text-box>
            <text:p text:style-name="P10"><text:span text:style-name="T5"><text:s/></text:span><text:span text:style-name="T5">Application A</text:span></text:p>
          </draw:text-box>
        </draw:frame>
        <draw:frame draw:style-name="gr99" draw:text-style-name="P34" draw:layer="layout" svg:width="1.891cm" svg:height="1.638cm" svg:x="13.404cm" svg:y="15.288cm">
          <draw:text-box>
            <text:p text:style-name="P10"><text:span text:style-name="T5"><text:s/></text:span><text:span text:style-name="T5">Master</text:span></text:p>
            <text:p text:style-name="P10"><text:span text:style-name="T5">Application</text:span></text:p>
          </draw:text-box>
        </draw:frame>
        <draw:frame draw:style-name="gr99" draw:text-style-name="P34" draw:layer="layout" svg:width="1.891cm" svg:height="1.638cm" svg:x="16.666cm" svg:y="10.427cm">
          <draw:text-box>
            <text:p text:style-name="P10"><text:span text:style-name="T5"><text:s/></text:span><text:span text:style-name="T5">Slave 1</text:span></text:p>
            <text:p text:style-name="P10"><text:span text:style-name="T5">Application</text:span></text:p>
          </draw:text-box>
        </draw:frame>
        <draw:frame draw:style-name="gr106" draw:text-style-name="P40" draw:layer="layout" svg:width="3.127cm" svg:height="1.121cm" svg:x="19.627cm" svg:y="7.962cm">
          <draw:text-box>
            <text:p text:style-name="P10"><text:span text:style-name="T8">Commands to and Reports from </text:span></text:p>
            <text:p text:style-name="P10"><text:span text:style-name="T8">Slave 1 &amp; 2</text:span></text:p>
          </draw:text-box>
        </draw:frame>
        <draw:frame draw:style-name="gr106" draw:text-style-name="P40" draw:layer="layout" svg:width="3.127cm" svg:height="1.121cm" svg:x="20.707cm" svg:y="13.176cm">
          <draw:text-box>
            <text:p text:style-name="P10"><text:span text:style-name="T8">Commands to and Reports from </text:span></text:p>
            <text:p text:style-name="P10"><text:span text:style-name="T8">Slave 2</text:span></text:p>
          </draw:text-box>
        </draw:frame>
        <draw:frame draw:style-name="gr106" draw:text-style-name="P43" draw:layer="layout" svg:width="2.686cm" svg:height="1.364cm" svg:x="9.017cm" svg:y="8.062cm">
          <draw:text-box>
            <text:p text:style-name="P10"><text:span text:style-name="T7">Physical Connection C3</text:span></text:p>
          </draw:text-box>
        </draw:frame>
        <draw:frame draw:style-name="gr107" draw:text-style-name="P41" draw:layer="layout" svg:width="2.825cm" svg:height="1.059cm" svg:x="17.514cm" svg:y="16.31cm">
          <draw:text-box>
            <text:p text:style-name="P10"><text:span text:style-name="T9"><text:s/></text:span><text:span text:style-name="T10">One InStream and</text:span></text:p>
            <text:p text:style-name="P10"><text:span text:style-name="T10">one OutStream </text:span></text:p>
          </draw:text-box>
        </draw:frame>
        <draw:frame draw:style-name="gr107" draw:text-style-name="P41" draw:layer="layout" svg:width="4.461cm" svg:height="1.059cm" svg:x="15.492cm" svg:y="14.776cm">
          <draw:text-box>
            <text:p text:style-name="P10"><text:span text:style-name="T9"><text:s/></text:span><text:span text:style-name="T10">Two InStreams and two </text:span></text:p>
            <text:p text:style-name="P10"><text:span text:style-name="T10">OutStream (one for each slave)</text:span></text:p>
          </draw:text-box>
        </draw:frame>
        <draw:custom-shape draw:style-name="gr108" draw:text-style-name="P42" xml:id="id5" draw:id="id5" draw:layer="layout" svg:width="0.94cm" svg:height="0.437cm" svg:x="17.192cm" svg:y="12.072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8.109cm" svg:y="12.015cm">
          <draw:text-box>
            <text:p text:style-name="P10"><text:span text:style-name="T7">Server Socket</text:span></text:p>
          </draw:text-box>
        </draw:frame>
        <draw:custom-shape draw:style-name="gr108" draw:text-style-name="P42" xml:id="id4" draw:id="id4" draw:layer="layout" svg:width="0.94cm" svg:height="0.437cm" svg:x="13.881cm" svg:y="14.83cm">
          <text:p/>
          <draw:enhanced-geometry svg:viewBox="0 0 21600 21600" draw:type="rectangle" draw:enhanced-path="M 0 0 L 21600 0 21600 21600 0 21600 0 0 Z N"/>
        </draw:custom-shape>
        <draw:frame draw:style-name="gr106" draw:text-style-name="P38" draw:layer="layout" svg:width="2.609cm" svg:height="0.559cm" svg:x="11.419cm" svg:y="14.775cm">
          <draw:text-box>
            <text:p text:style-name="P10"><text:span text:style-name="T7">Client Socket</text:span></text:p>
          </draw:text-box>
        </draw:frame>
        <draw:connector draw:style-name="gr109" draw:text-style-name="P39" draw:layer="layout" draw:type="lines" svg:x1="14.351cm" svg:y1="14.83cm" svg:x2="17.662cm" svg:y2="12.509cm" draw:start-shape="id4" draw:start-glue-point="0" draw:end-shape="id5" draw:end-glue-point="2" svg:d="M14351 14830v-502l3311-1319v-500" svg:viewBox="0 0 3312 2322">
          <text:p/>
        </draw:connector>
        <draw:frame draw:style-name="gr99" draw:text-style-name="P34" draw:layer="layout" svg:width="1.891cm" svg:height="1.638cm" svg:x="20.504cm" svg:y="15.286cm">
          <draw:text-box>
            <text:p text:style-name="P10"><text:span text:style-name="T5"><text:s/></text:span><text:span text:style-name="T5">Slave 2</text:span></text:p>
            <text:p text:style-name="P10"><text:span text:style-name="T5">Application</text:span></text:p>
          </draw:text-box>
        </draw:frame>
        <draw:custom-shape draw:style-name="gr108" draw:text-style-name="P42" xml:id="id6" draw:id="id6" draw:layer="layout" svg:width="0.94cm" svg:height="0.437cm" svg:x="20.981cm" svg:y="14.828cm">
          <text:p/>
          <draw:enhanced-geometry svg:viewBox="0 0 21600 21600" draw:type="rectangle" draw:enhanced-path="M 0 0 L 21600 0 21600 21600 0 21600 0 0 Z N"/>
        </draw:custom-shape>
        <draw:connector draw:style-name="gr109" draw:text-style-name="P39" draw:layer="layout" draw:type="lines" svg:x1="21.451cm" svg:y1="14.828cm" svg:x2="17.662cm" svg:y2="12.509cm" draw:start-shape="id6" draw:start-glue-point="0" draw:end-shape="id5" draw:end-glue-point="2" svg:d="M21451 14828v-502l-3789-1317v-500" svg:viewBox="0 0 3790 2320">
          <text:p/>
        </draw:connector>
        <draw:frame draw:style-name="gr106" draw:text-style-name="P38" draw:layer="layout" svg:width="2.609cm" svg:height="0.559cm" svg:x="21.785cm" svg:y="14.798cm">
          <draw:text-box>
            <text:p text:style-name="P10"><text:span text:style-name="T7">Client Socket</text:span></text:p>
          </draw:text-box>
        </draw:frame>
        <draw:frame draw:style-name="gr107" draw:text-style-name="P41" draw:layer="layout" svg:width="2.936cm" svg:height="1.059cm" svg:x="18.854cm" svg:y="10.638cm">
          <draw:text-box>
            <text:p text:style-name="P10"><text:span text:style-name="T9"><text:s/></text:span><text:span text:style-name="T10">Two InStreams and </text:span></text:p>
            <text:p text:style-name="P10"><text:span text:style-name="T10">two OutStream</text:span></text:p>
          </draw:text-box>
        </draw:frame>
        <draw:custom-shape draw:style-name="gr108" draw:text-style-name="P42" xml:id="id9" draw:id="id9" draw:layer="layout" svg:width="0.94cm" svg:height="0.437cm" svg:x="5.97cm" svg:y="9.29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11" draw:id="id11" draw:layer="layout" svg:width="0.94cm" svg:height="0.437cm" svg:x="10.816cm" svg:y="1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2" xml:id="id10" draw:id="id10" draw:layer="layout" svg:width="0.94cm" svg:height="0.437cm" svg:x="8.296cm" svg:y="7.3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7" draw:id="id7" draw:layer="layout" svg:width="0.94cm" svg:height="0.437cm" draw:transform="rotate (-1.5707963267949) translate (4.096cm 5.651cm)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2" xml:id="id8" draw:id="id8" draw:layer="layout" svg:width="0.94cm" svg:height="0.437cm" draw:transform="rotate (-1.5707963267949) translate (7.696cm 6.05cm)">
          <text:p/>
          <draw:enhanced-geometry svg:viewBox="0 0 21600 21600" draw:type="rectangle" draw:enhanced-path="M 0 0 L 21600 0 21600 21600 0 21600 0 0 Z N"/>
        </draw:custom-shape>
        <draw:connector draw:style-name="gr111" draw:layer="layout" draw:line-skew="-0.436cm" svg:x1="4.096cm" svg:y1="6.121cm" svg:x2="7.259cm" svg:y2="6.52cm" draw:start-shape="id7" draw:start-glue-point="0" draw:end-shape="id8" draw:end-glue-point="2" svg:d="M4096 6121h1146v399h2017" svg:viewBox="0 0 3164 400">
          <text:p/>
        </draw:connector>
        <draw:connector draw:style-name="gr111" draw:layer="layout" svg:x1="6.44cm" svg:y1="9.294cm" svg:x2="8.766cm" svg:y2="7.797cm" draw:start-shape="id9" draw:start-glue-point="0" draw:end-shape="id10" draw:end-glue-point="2" svg:d="M6440 9294v-749h2326v-748" svg:viewBox="0 0 2327 1498">
          <text:p/>
        </draw:connector>
        <draw:frame draw:style-name="gr112" draw:text-style-name="P34" draw:layer="layout" svg:width="2.179cm" svg:height="1.638cm" svg:x="10.205cm" svg:y="10.976cm">
          <draw:text-box>
            <text:p text:style-name="P10"><text:span text:style-name="T5"><text:s/></text:span><text:span text:style-name="T5">Application D</text:span></text:p>
          </draw:text-box>
        </draw:frame>
        <draw:frame draw:style-name="gr112" draw:text-style-name="P34" draw:layer="layout" svg:width="2.179cm" svg:height="1.638cm" svg:x="5.284cm" svg:y="9.677cm">
          <draw:text-box>
            <text:p text:style-name="P10"><text:span text:style-name="T5"><text:s/></text:span><text:span text:style-name="T5">Application C</text:span></text:p>
          </draw:text-box>
        </draw:frame>
        <draw:frame draw:style-name="gr110" draw:text-style-name="P34" draw:layer="layout" svg:width="2.162cm" svg:height="1.638cm" svg:x="7.674cm" svg:y="5.722cm">
          <draw:text-box>
            <text:p text:style-name="P10"><text:span text:style-name="T5"><text:s/></text:span><text:span text:style-name="T5">Application B</text:span></text:p>
          </draw:text-box>
        </draw:frame>
        <draw:connector draw:style-name="gr111" draw:layer="layout" svg:x1="11.286cm" svg:y1="10.563cm" svg:x2="8.766cm" svg:y2="7.797cm" draw:start-shape="id11" draw:start-glue-point="0" draw:end-shape="id10" draw:end-glue-point="2" svg:d="M11286 10563v-1384h-2520v-1382" svg:viewBox="0 0 2521 2767">
          <text:p/>
        </draw:connector>
        <draw:frame draw:style-name="gr106" draw:text-style-name="P43" draw:layer="layout" svg:width="2.659cm" svg:height="1.207cm" svg:x="4.248cm" svg:y="5.034cm">
          <draw:text-box>
            <text:p text:style-name="P10"><text:span text:style-name="T7">Physical Connection C1</text:span></text:p>
          </draw:text-box>
        </draw:frame>
        <draw:frame draw:style-name="gr106" draw:text-style-name="P43" draw:layer="layout" svg:width="2.686cm" svg:height="1.364cm" svg:x="5.297cm" svg:y="7.381cm">
          <draw:text-box>
            <text:p text:style-name="P10"><text:span text:style-name="T7">Physical Connection C2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12" presentation:class="page"/>
          <draw:frame presentation:style-name="pr2" draw:text-style-name="P4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Framework-Based Process - 2" draw:style-name="dp1" draw:master-page-name="Default" presentation:presentation-page-layout-name="AL1T1">
        <draw:polygon draw:style-name="gr98" draw:text-style-name="P33" draw:layer="layout" svg:width="1.693cm" svg:height="0.847cm" svg:x="4.878cm" svg:y="5.497cm" svg:viewBox="0 0 1694 848" draw:points="0,212 1270,212 1270,0 1694,424 1270,848 1270,636 0,636">
          <text:p/>
        </draw:polygon>
        <draw:polygon draw:style-name="gr98" draw:text-style-name="P33" draw:layer="layout" svg:width="2.011cm" svg:height="0.847cm" svg:x="15.398cm" svg:y="5.497cm" svg:viewBox="0 0 2012 848" draw:points="0,212 1508,212 1508,0 2012,424 1508,848 1508,636 0,636">
          <text:p/>
        </draw:polygon>
        <draw:rect draw:style-name="gr113" draw:text-style-name="P44" draw:layer="layout" svg:width="5.398cm" svg:height="3.175cm" svg:x="9.642cm" svg:y="5.175cm">
          <text:p/>
        </draw:rect>
        <draw:rect draw:style-name="gr114" draw:text-style-name="P45" draw:layer="layout" svg:width="8.573cm" svg:height="5.715cm" svg:x="6.667cm" svg:y="4.127cm">
          <text:p/>
        </draw:rect>
        <draw:frame presentation:style-name="pr8" draw:text-style-name="P4" draw:layer="layout" svg:width="23.848cm" svg:height="2.118cm" svg:x="0.613cm" svg:y="0.423cm" presentation:class="title" presentation:user-transformed="true">
          <draw:text-box>
            <text:p text:style-name="P3">Framework -Based Process</text:p>
          </draw:text-box>
        </draw:frame>
        <draw:frame draw:style-name="gr115" draw:text-style-name="P34" xml:id="id12" draw:id="id12" draw:layer="layout" svg:width="1.281cm" svg:height="0.935cm" svg:x="3.19cm" svg:y="5.392cm">
          <draw:text-box>
            <text:p text:style-name="P10"><text:span text:style-name="T5"><text:s/></text:span><text:span text:style-name="T5">Domain </text:span></text:p>
            <text:p text:style-name="P10"><text:span text:style-name="T5">Model</text:span></text:p>
          </draw:text-box>
        </draw:frame>
        <draw:frame draw:style-name="gr116" draw:text-style-name="P34" xml:id="id23" draw:id="id23" draw:layer="layout" svg:width="1.209cm" svg:height="1.404cm" svg:x="7.361cm" svg:y="4.316cm">
          <draw:text-box>
            <text:p text:style-name="P10"><text:span text:style-name="T5"><text:s/></text:span><text:span text:style-name="T5">Design </text:span></text:p>
            <text:p text:style-name="P10"><text:span text:style-name="T5"><text:s/></text:span><text:span text:style-name="T5">Pattern </text:span></text:p>
            <text:p text:style-name="P10"><text:span text:style-name="T5">Model</text:span></text:p>
          </draw:text-box>
        </draw:frame>
        <draw:frame draw:style-name="gr117" draw:text-style-name="P46" xml:id="id16" draw:id="id16" draw:layer="layout" svg:width="1.831cm" svg:height="0.935cm" svg:x="11.347cm" svg:y="5.358cm">
          <draw:text-box>
            <text:p text:style-name="P10"><text:span text:style-name="T5"><text:s/></text:span><text:span text:style-name="T5">Component </text:span></text:p>
            <text:p text:style-name="P10"><text:span text:style-name="T5"><text:s/></text:span><text:span text:style-name="T5">View</text:span></text:p>
          </draw:text-box>
        </draw:frame>
        <draw:frame draw:style-name="gr118" draw:text-style-name="P46" xml:id="id20" draw:id="id20" draw:layer="layout" svg:width="1.869cm" svg:height="0.935cm" svg:x="9.977cm" svg:y="7.297cm">
          <draw:text-box>
            <text:p text:style-name="P10"><text:span text:style-name="T5"><text:s text:c="6"/></text:span><text:span text:style-name="T5">Class </text:span></text:p>
            <text:p text:style-name="P10"><text:span text:style-name="T5"><text:s text:c="6"/></text:span><text:span text:style-name="T5">View</text:span></text:p>
          </draw:text-box>
        </draw:frame>
        <draw:frame draw:style-name="gr119" draw:text-style-name="P46" xml:id="id14" draw:id="id14" draw:layer="layout" svg:width="1.764cm" svg:height="0.935cm" svg:x="13.035cm" svg:y="7.297cm">
          <draw:text-box>
            <text:p text:style-name="P10"><text:span text:style-name="T5"><text:s text:c="5"/></text:span><text:span text:style-name="T5">Timing <text:s text:c="3"/></text:span></text:p>
            <text:p text:style-name="P10"><text:span text:style-name="T5"><text:s/></text:span><text:span text:style-name="T5">View</text:span></text:p>
          </draw:text-box>
        </draw:frame>
        <draw:line draw:style-name="gr120" draw:text-style-name="P47" draw:layer="layout" svg:x1="11.982cm" svg:y1="7.715cm" svg:x2="12.935cm" svg:y2="7.715cm">
          <text:p/>
        </draw:line>
        <draw:line draw:style-name="gr120" draw:text-style-name="P47" draw:layer="layout" svg:x1="11.176cm" svg:y1="7.106cm" svg:x2="11.835cm" svg:y2="6.417cm">
          <text:p/>
        </draw:line>
        <draw:line draw:style-name="gr120" draw:text-style-name="P47" draw:layer="layout" svg:x1="13.435cm" svg:y1="7.107cm" svg:x2="12.776cm" svg:y2="6.418cm">
          <text:p/>
        </draw:line>
        <draw:polygon draw:style-name="gr98" draw:text-style-name="P33" draw:layer="layout" svg:width="2.486cm" svg:height="0.847cm" svg:x="6.985cm" svg:y="6.187cm" svg:viewBox="0 0 2487 848" draw:points="0,212 1864,212 1864,0 2487,424 1864,848 1864,636 0,636">
          <text:p/>
        </draw:polygon>
        <draw:polyline draw:style-name="gr121" draw:text-style-name="P47" draw:layer="layout" svg:width="1.587cm" svg:height="1.269cm" svg:x="8.889cm" svg:y="7.837cm" svg:viewBox="0 0 1588 1270" draw:points="635,0 0,0 0,1270 1588,1270 1588,635">
          <text:p/>
        </draw:polyline>
        <draw:frame draw:style-name="gr122" draw:text-style-name="P48" draw:layer="layout" svg:width="4.036cm" svg:height="0.468cm" svg:x="10.417cm" svg:y="4.657cm">
          <draw:text-box>
            <text:p text:style-name="P3"><text:span text:style-name="T5">Platform-Independent Model</text:span></text:p>
          </draw:text-box>
        </draw:frame>
        <draw:frame draw:style-name="gr123" draw:text-style-name="P48" xml:id="id18" draw:id="id18" draw:layer="layout" svg:width="1.585cm" svg:height="0.935cm" svg:x="7.737cm" svg:y="8.696cm">
          <draw:text-box>
            <text:p text:style-name="P3"><text:span text:style-name="T5">Formal</text:span></text:p>
            <text:p text:style-name="P3"><text:span text:style-name="T5">Verification</text:span></text:p>
          </draw:text-box>
        </draw:frame>
        <draw:frame draw:style-name="gr124" draw:text-style-name="P49" draw:layer="layout" svg:width="4.46cm" svg:height="0.498cm" svg:x="8.792cm" svg:y="3.492cm">
          <draw:text-box>
            <text:p text:style-name="P3"><text:span text:style-name="T11">Domain Design Phase</text:span></text:p>
          </draw:text-box>
        </draw:frame>
        <draw:rect draw:style-name="gr114" draw:text-style-name="P45" draw:layer="layout" svg:width="3.95cm" svg:height="4.442cm" svg:x="17.562cm" svg:y="4.128cm">
          <text:p/>
        </draw:rect>
        <draw:frame draw:style-name="gr125" draw:text-style-name="P49" draw:layer="layout" svg:width="6.178cm" svg:height="0.498cm" svg:x="16.499cm" svg:y="3.492cm">
          <draw:text-box>
            <text:p text:style-name="P3"><text:span text:style-name="T11">Domain Implementation Phase</text:span></text:p>
          </draw:text-box>
        </draw:frame>
        <draw:rect draw:style-name="gr114" draw:text-style-name="P45" draw:layer="layout" svg:width="1.588cm" svg:height="2.54cm" svg:x="3.057cm" svg:y="4.127cm">
          <text:p/>
        </draw:rect>
        <draw:frame draw:style-name="gr126" draw:text-style-name="P49" draw:layer="layout" svg:width="4.794cm" svg:height="0.498cm" svg:x="1.592cm" svg:y="3.492cm">
          <draw:text-box>
            <text:p text:style-name="P3"><text:span text:style-name="T11">Domain Analysis Phase</text:span></text:p>
          </draw:text-box>
        </draw:frame>
        <draw:frame draw:style-name="gr127" draw:text-style-name="P50" xml:id="id13" draw:id="id13" draw:layer="layout" svg:width="4.777cm" svg:height="1.879cm" svg:x="0.952cm" svg:y="7.937cm">
          <draw:text-box>
            <text:p text:style-name="P3"><text:span text:style-name="T12"><text:s/></text:span><text:span text:style-name="T12">Objective: </text:span><text:span text:style-name="T13">Define the domain to</text:span></text:p>
            <text:p text:style-name="P3"><text:span text:style-name="T12"><text:s text:c="6"/></text:span><text:span text:style-name="T13">be covered by the framework </text:span></text:p>
            <text:p text:style-name="P3"><text:span text:style-name="T12"><text:s/></text:span><text:span text:style-name="T12">Technology</text:span><text:span text:style-name="T5">: Feature Modelling </text:span></text:p>
            <text:p text:style-name="P3"><text:span text:style-name="T12"><text:s/></text:span><text:span text:style-name="T12">Tool</text:span><text:span text:style-name="T5">: XFeature (from Task 4.2.3)</text:span></text:p>
          </draw:text-box>
        </draw:frame>
        <draw:connector draw:style-name="gr128" draw:text-style-name="P47" draw:layer="layout" draw:type="line" svg:x1="3.83cm" svg:y1="6.327cm" svg:x2="3.34cm" svg:y2="7.937cm" draw:start-shape="id12" draw:start-glue-point="2" draw:end-shape="id13" draw:end-glue-point="0" svg:d="M3830 6327l-490 1610" svg:viewBox="0 0 491 1611">
          <text:p/>
        </draw:connector>
        <draw:frame draw:style-name="gr129" draw:text-style-name="P50" xml:id="id15" draw:id="id15" draw:layer="layout" svg:width="4.913cm" svg:height="1.879cm" svg:x="12.016cm" svg:y="13.652cm">
          <draw:text-box>
            <text:p text:style-name="P3"><text:span text:style-name="T12"><text:s/></text:span><text:span text:style-name="T12">Objective: </text:span><text:span text:style-name="T13">Define non-functional</text:span></text:p>
            <text:p text:style-name="P3"><text:span text:style-name="T13"><text:s/></text:span><text:span text:style-name="T13">characteristics of FW components</text:span></text:p>
            <text:p text:style-name="P3"><text:span text:style-name="T12"><text:s/></text:span><text:span text:style-name="T12">Technology</text:span><text:span text:style-name="T5">: HRT-UML </text:span></text:p>
            <text:p text:style-name="P3"><text:span text:style-name="T5"><text:s/></text:span><text:span text:style-name="T12">Tool</text:span><text:span text:style-name="T5">: HRT-UML Tool (Task 4.2.1)</text:span></text:p>
          </draw:text-box>
        </draw:frame>
        <draw:connector draw:style-name="gr128" draw:text-style-name="P47" draw:layer="layout" draw:type="curve" draw:line-skew="0cm 0.389cm" svg:x1="14.799cm" svg:y1="7.764cm" svg:x2="14.472cm" svg:y2="13.652cm" draw:start-shape="id14" draw:start-glue-point="1" draw:end-shape="id15" draw:end-glue-point="0" svg:d="M14799 7764c751 0 627 1784 357 2386s-684 21-684 3502" svg:viewBox="0 0 895 5889">
          <text:p/>
        </draw:connector>
        <draw:frame draw:style-name="gr130" draw:text-style-name="P50" xml:id="id17" draw:id="id17" draw:layer="layout" svg:width="4.126cm" svg:height="1.879cm" svg:x="10.13cm" svg:y="11.318cm">
          <draw:text-box>
            <text:p text:style-name="P3"><text:span text:style-name="T12"><text:s/></text:span><text:span text:style-name="T12">Objective: </text:span><text:span text:style-name="T13">Define functional</text:span></text:p>
            <text:p text:style-name="P3"><text:span text:style-name="T13"><text:s text:c="3"/></text:span><text:span text:style-name="T13">interfaces of the framework</text:span></text:p>
            <text:p text:style-name="P3"><text:span text:style-name="T12"><text:s/></text:span><text:span text:style-name="T12">Technology</text:span><text:span text:style-name="T5">: UML2 </text:span></text:p>
            <text:p text:style-name="P3"><text:span text:style-name="T5"><text:s/></text:span><text:span text:style-name="T12">Tool</text:span><text:span text:style-name="T5">: UML2 Eclipse Plug-In </text:span></text:p>
          </draw:text-box>
        </draw:frame>
        <draw:connector draw:style-name="gr128" draw:text-style-name="P47" draw:layer="layout" draw:type="line" svg:x1="12.262cm" svg:y1="6.293cm" svg:x2="12.193cm" svg:y2="11.318cm" draw:start-shape="id16" draw:start-glue-point="2" draw:end-shape="id17" draw:end-glue-point="0" svg:d="M12262 6293l-69 5025" svg:viewBox="0 0 70 5026">
          <text:p/>
        </draw:connector>
        <draw:frame draw:style-name="gr131" draw:text-style-name="P50" xml:id="id19" draw:id="id19" draw:layer="layout" svg:width="5.603cm" svg:height="1.879cm" svg:x="0.914cm" svg:y="13.652cm">
          <draw:text-box>
            <text:p text:style-name="P3"><text:span text:style-name="T12"><text:s/></text:span><text:span text:style-name="T12">Objective: </text:span><text:span text:style-name="T13">Verify functional properties </text:span></text:p>
            <text:p text:style-name="P3"><text:span text:style-name="T13"><text:s/></text:span><text:span text:style-name="T13">exported by the framework</text:span></text:p>
            <text:p text:style-name="P3"><text:span text:style-name="T12"><text:s/></text:span><text:span text:style-name="T12">Technology</text:span><text:span text:style-name="T5">: Design-By-Contract</text:span></text:p>
            <text:p text:style-name="P3"><text:span text:style-name="T5"><text:s/></text:span><text:span text:style-name="T12">Tool</text:span><text:span text:style-name="T5">: See WP4.3</text:span></text:p>
          </draw:text-box>
        </draw:frame>
        <draw:connector draw:style-name="gr128" draw:text-style-name="P47" draw:layer="layout" draw:type="curve" draw:line-skew="1.112cm" svg:x1="8.529cm" svg:y1="9.631cm" svg:x2="3.715cm" svg:y2="13.652cm" draw:start-shape="id18" draw:start-glue-point="2" draw:end-shape="id19" draw:end-glue-point="0" svg:d="M8529 9631c0 4683-4814 2673-4814 4021" svg:viewBox="0 0 4815 4022">
          <text:p/>
        </draw:connector>
        <draw:frame draw:style-name="gr132" draw:text-style-name="P50" xml:id="id21" draw:id="id21" draw:layer="layout" svg:width="4.358cm" svg:height="1.879cm" svg:x="7.173cm" svg:y="13.652cm">
          <draw:text-box>
            <text:p text:style-name="P3"><text:span text:style-name="T12"><text:s/></text:span><text:span text:style-name="T12">Objective: </text:span><text:span text:style-name="T14">Define</text:span><text:span text:style-name="T13"> functional</text:span></text:p>
            <text:p text:style-name="P3"><text:span text:style-name="T13"><text:s text:c="2"/></text:span><text:span text:style-name="T13">behaviour of FW components</text:span></text:p>
            <text:p text:style-name="P3"><text:span text:style-name="T12"><text:s/></text:span><text:span text:style-name="T12">Technology</text:span><text:span text:style-name="T5">: State-Charts </text:span></text:p>
            <text:p text:style-name="P3"><text:span text:style-name="T5"><text:s/></text:span><text:span text:style-name="T12">Tool</text:span><text:span text:style-name="T5">: UML2 Eclipse Plug-In</text:span></text:p>
          </draw:text-box>
        </draw:frame>
        <draw:connector draw:style-name="gr128" draw:text-style-name="P47" draw:layer="layout" draw:type="line" svg:x1="10.911cm" svg:y1="8.232cm" svg:x2="9.352cm" svg:y2="13.652cm" draw:start-shape="id20" draw:start-glue-point="2" draw:end-shape="id21" draw:end-glue-point="0" svg:d="M10911 8232l-1559 5420" svg:viewBox="0 0 1560 5421">
          <text:p/>
        </draw:connector>
        <draw:frame draw:style-name="gr133" draw:text-style-name="P50" xml:id="id22" draw:id="id22" draw:layer="layout" svg:width="5.374cm" svg:height="1.404cm" svg:x="0.952cm" svg:y="11.137cm">
          <draw:text-box>
            <text:p text:style-name="P3"><text:span text:style-name="T12"><text:s/></text:span><text:span text:style-name="T12">Objective: </text:span><text:span text:style-name="T13">Describe design solutions</text:span></text:p>
            <text:p text:style-name="P3"><text:span text:style-name="T12"><text:s/></text:span><text:span text:style-name="T12">Technology</text:span><text:span text:style-name="T5">: Design Patterns </text:span></text:p>
            <text:p text:style-name="P3"><text:span text:style-name="T12"><text:s/></text:span><text:span text:style-name="T12">Tool</text:span><text:span text:style-name="T5">: None (follow GoF standard) </text:span></text:p>
          </draw:text-box>
        </draw:frame>
        <draw:connector draw:style-name="gr128" draw:text-style-name="P47" draw:layer="layout" draw:type="curve" draw:line-skew="1.55cm" svg:x1="3.639cm" svg:y1="11.137cm" svg:x2="7.965cm" svg:y2="5.72cm" draw:start-shape="id22" draw:start-glue-point="0" draw:end-shape="id23" draw:end-glue-point="2" svg:d="M3639 11137c0-1737 4326 971 4326-5417" svg:viewBox="0 0 4327 5418">
          <text:p/>
        </draw:connector>
        <draw:frame draw:style-name="gr134" draw:text-style-name="P50" xml:id="id25" draw:id="id25" draw:layer="layout" svg:width="5.048cm" svg:height="1.879cm" svg:x="17.684cm" svg:y="13.657cm">
          <draw:text-box>
            <text:p text:style-name="P3"><text:span text:style-name="T12"><text:s/></text:span><text:span text:style-name="T12">Objective: </text:span><text:span text:style-name="T13">Define code generators</text:span></text:p>
            <text:p text:style-name="P3"><text:span text:style-name="T13"><text:s text:c="2"/></text:span><text:span text:style-name="T13">for framework component models</text:span></text:p>
            <text:p text:style-name="P3"><text:span text:style-name="T12"><text:s/></text:span><text:span text:style-name="T12">Technology</text:span><text:span text:style-name="T5">: Code Generation</text:span></text:p>
            <text:p text:style-name="P3"><text:span text:style-name="T12"><text:s/></text:span><text:span text:style-name="T12">Tool</text:span><text:span text:style-name="T5">: JET Eclipse Framework </text:span></text:p>
          </draw:text-box>
        </draw:frame>
        <draw:connector draw:style-name="gr128" draw:text-style-name="P47" draw:layer="layout" draw:type="curve" svg:x1="18.593cm" svg:y1="5.575cm" svg:x2="17.684cm" svg:y2="14.596cm" draw:start-shape="id24" draw:start-glue-point="3" draw:end-shape="id25" svg:d="M18593 5575c-2115 0-1660 9021-909 9021" svg:viewBox="0 0 1537 9022">
          <text:p/>
        </draw:connector>
        <draw:frame draw:style-name="gr135" draw:text-style-name="P50" xml:id="id27" draw:id="id27" draw:layer="layout" svg:width="4.964cm" svg:height="1.879cm" svg:x="17.718cm" svg:y="11.31cm">
          <draw:text-box>
            <text:p text:style-name="P3"><text:span text:style-name="T12"><text:s/></text:span><text:span text:style-name="T12">Objective: </text:span><text:span text:style-name="T13">Define residual part</text:span></text:p>
            <text:p text:style-name="P3"><text:span text:style-name="T13"><text:s text:c="2"/></text:span><text:span text:style-name="T13">of FW component implementation</text:span></text:p>
            <text:p text:style-name="P3"><text:span text:style-name="T12"><text:s/></text:span><text:span text:style-name="T12">Technology</text:span><text:span text:style-name="T5">: Ada/C/C++/Java</text:span></text:p>
            <text:p text:style-name="P3"><text:span text:style-name="T12"><text:s/></text:span><text:span text:style-name="T12">Tool</text:span><text:span text:style-name="T5">: SW Development Tool</text:span></text:p>
          </draw:text-box>
        </draw:frame>
        <draw:connector draw:style-name="gr128" draw:text-style-name="P47" draw:layer="layout" draw:type="line" svg:x1="19.557cm" svg:y1="8.006cm" svg:x2="20.2cm" svg:y2="11.31cm" draw:start-shape="id26" draw:start-glue-point="2" draw:end-shape="id27" draw:end-glue-point="0" svg:d="M19557 8006l643 3304" svg:viewBox="0 0 644 3305">
          <text:p/>
        </draw:connector>
        <draw:rect draw:style-name="gr136" draw:text-style-name="P1" draw:layer="layout" svg:width="22.487cm" svg:height="12.7cm" svg:x="0.635cm" svg:y="3.175cm">
          <text:p/>
        </draw:rect>
        <draw:line draw:style-name="gr137" draw:text-style-name="P42" draw:layer="layout" svg:x1="8.255cm" svg:y1="5.715cm" svg:x2="8.572cm" svg:y2="6.35cm">
          <text:p/>
        </draw:line>
        <draw:rect draw:style-name="gr113" draw:text-style-name="P44" draw:layer="layout" svg:width="2.416cm" svg:height="3.164cm" svg:x="18.347cm" svg:y="4.961cm">
          <text:p/>
        </draw:rect>
        <draw:frame draw:style-name="gr138" draw:text-style-name="P50" draw:layer="layout" svg:width="3.666cm" svg:height="0.468cm" svg:x="17.817cm" svg:y="4.358cm">
          <draw:text-box>
            <text:p text:style-name="P3"><text:span text:style-name="T5">Platform-Specific Model</text:span></text:p>
          </draw:text-box>
        </draw:frame>
        <draw:frame draw:style-name="gr139" draw:text-style-name="P46" xml:id="id24" draw:id="id24" draw:layer="layout" svg:width="1.751cm" svg:height="0.935cm" svg:x="18.593cm" svg:y="5.108cm">
          <draw:text-box>
            <text:p text:style-name="P10"><text:span text:style-name="T5"><text:s text:c="2"/></text:span><text:span text:style-name="T5">Code </text:span></text:p>
            <text:p text:style-name="P10"><text:span text:style-name="T5"><text:s text:c="2"/></text:span><text:span text:style-name="T5">Generator</text:span></text:p>
          </draw:text-box>
        </draw:frame>
        <draw:frame draw:style-name="gr140" draw:text-style-name="P46" xml:id="id26" draw:id="id26" draw:layer="layout" svg:width="1.852cm" svg:height="0.935cm" svg:x="18.631cm" svg:y="7.071cm">
          <draw:text-box>
            <text:p text:style-name="P10"><text:span text:style-name="T5"><text:s text:c="5"/></text:span><text:span text:style-name="T5">Manual <text:s text:c="3"/></text:span></text:p>
            <text:p text:style-name="P10"><text:span text:style-name="T5"><text:s/></text:span><text:span text:style-name="T5">Coding</text:span></text:p>
          </draw:text-box>
        </draw:frame>
        <draw:line draw:style-name="gr120" draw:text-style-name="P47" draw:layer="layout" svg:x1="19.526cm" svg:y1="6.888cm" svg:x2="19.517cm" svg:y2="6.138cm">
          <text:p/>
        </draw:line>
        <presentation:notes draw:style-name="dp2">
          <draw:page-thumbnail draw:style-name="gr19" draw:layer="layout" svg:width="9.999cm" svg:height="9.999cm" svg:x="0cm" svg:y="0cm" draw:page-number="13" presentation:class="page"/>
          <draw:frame presentation:style-name="pr9" draw:text-style-name="P4" draw:layer="layout" svg:width="16.259cm" svg:height="12.027cm" svg:x="1.399cm" svg:y="12.786cm" presentation:class="notes" presentation:placeholder="true" presentation:user-transformed="true">
            <draw:text-box/>
          </draw:frame>
        </presentation:notes>
      </draw:page>
      <draw:page draw:name="Family-Based Process " draw:style-name="dp1" draw:master-page-name="Default" presentation:presentation-page-layout-name="AL1T1">
        <draw:frame presentation:style-name="pr10" draw:text-style-name="P51" draw:layer="layout" svg:width="23.848cm" svg:height="2.117cm" svg:x="0.612cm" svg:y="0.422cm" presentation:class="title" presentation:user-transformed="true">
          <draw:text-box>
            <text:p text:style-name="P3"><text:span text:style-name="T15">Family-Based Process</text:span></text:p>
          </draw:text-box>
        </draw:frame>
        <draw:rect draw:style-name="gr141" draw:text-style-name="P52" draw:layer="layout" svg:width="25.4cm" svg:height="0.001cm" svg:x="-0.001cm" svg:y="8.479cm">
          <text:p/>
        </draw:rect>
        <draw:rect draw:style-name="gr141" draw:text-style-name="P52" draw:layer="layout" svg:width="25.4cm" svg:height="0.001cm" svg:x="-0.001cm" svg:y="8.479cm">
          <text:p/>
        </draw:rect>
        <draw:g>
          <draw:rect draw:style-name="gr142" draw:text-style-name="P53" draw:layer="layout" svg:width="2.632cm" svg:height="1.64cm" svg:x="5.906cm" svg:y="5.449cm">
            <text:p/>
          </draw:rect>
          <draw:rect draw:style-name="gr143" draw:text-style-name="P55" draw:layer="layout" svg:width="2.632cm" svg:height="1.64cm" svg:x="5.906cm" svg:y="5.449cm">
            <text:p text:style-name="P54"><text:span text:style-name="T16">Domain</text:span></text:p>
            <text:p text:style-name="P54"><text:span text:style-name="T16">Analysis</text:span></text:p>
          </draw:rect>
        </draw:g>
        <draw:polygon draw:style-name="gr98" draw:text-style-name="P33" draw:layer="layout" svg:width="1.692cm" svg:height="0.846cm" svg:x="4.015cm" svg:y="5.873cm" svg:viewBox="0 0 1693 847" draw:points="0,211 1270,211 1270,0 1693,423 1270,847 1270,635 0,635">
          <text:p/>
        </draw:polygon>
        <draw:frame draw:style-name="gr144" draw:text-style-name="P58" draw:layer="layout" svg:width="2.606cm" svg:height="2.293cm" svg:x="1.496cm" svg:y="5.549cm">
          <draw:text-box>
            <text:p text:style-name="P56"><text:span text:style-name="T17">Domain Needs</text:span></text:p>
            <text:p text:style-name="P57"><text:span text:style-name="T18"/></text:p>
          </draw:text-box>
        </draw:frame>
        <draw:polygon draw:style-name="gr98" draw:text-style-name="P33" draw:layer="layout" svg:width="1.693cm" svg:height="0.846cm" svg:x="8.883cm" svg:y="5.873cm" svg:viewBox="0 0 1694 847" draw:points="0,211 1270,211 1270,0 1694,423 1270,847 1270,635 0,635">
          <text:p/>
        </draw:polygon>
        <draw:g>
          <draw:rect draw:style-name="gr142" draw:text-style-name="P53" draw:layer="layout" svg:width="3.192cm" svg:height="1.64cm" svg:x="10.837cm" svg:y="5.449cm">
            <text:p/>
          </draw:rect>
          <draw:rect draw:style-name="gr143" draw:text-style-name="P55" draw:layer="layout" svg:width="3.192cm" svg:height="1.64cm" svg:x="10.837cm" svg:y="5.449cm">
            <text:p text:style-name="P54"><text:span text:style-name="T16">Domain</text:span></text:p>
            <text:p text:style-name="P54"><text:span text:style-name="T16">Design</text:span></text:p>
          </draw:rect>
        </draw:g>
        <draw:rect draw:style-name="gr145" draw:text-style-name="P59" draw:layer="layout" svg:width="3.686cm" svg:height="0.846cm" svg:x="8.036cm" svg:y="3.756cm">
          <text:p text:style-name="P57"><text:span text:style-name="T19">Domain Model</text:span></text:p>
        </draw:rect>
        <draw:line draw:style-name="gr146" draw:text-style-name="P60" draw:layer="layout" svg:x1="8.248cm" svg:y1="4.603cm" svg:x2="11.634cm" svg:y2="4.603cm">
          <text:p/>
        </draw:line>
        <draw:line draw:style-name="gr147" draw:text-style-name="P60" draw:layer="layout" svg:x1="9.941cm" svg:y1="4.602cm" svg:x2="9.517cm" svg:y2="5.661cm">
          <text:p/>
        </draw:line>
        <draw:g>
          <draw:rect draw:style-name="gr142" draw:text-style-name="P53" draw:layer="layout" svg:width="3.967cm" svg:height="1.64cm" svg:x="16.244cm" svg:y="5.449cm">
            <text:p/>
          </draw:rect>
          <draw:rect draw:style-name="gr143" draw:text-style-name="P55" draw:layer="layout" svg:width="3.967cm" svg:height="1.64cm" svg:x="16.244cm" svg:y="5.449cm">
            <text:p text:style-name="P54"><text:span text:style-name="T16">Domain</text:span></text:p>
            <text:p text:style-name="P54"><text:span text:style-name="T16">Implementation</text:span></text:p>
          </draw:rect>
        </draw:g>
        <draw:polygon draw:style-name="gr98" draw:text-style-name="P33" draw:layer="layout" svg:width="1.692cm" svg:height="0.846cm" svg:x="14.34cm" svg:y="5.873cm" svg:viewBox="0 0 1693 847" draw:points="0,211 1270,211 1270,0 1693,423 1270,847 1270,635 0,635">
          <text:p/>
        </draw:polygon>
        <draw:line draw:style-name="gr147" draw:text-style-name="P60" draw:layer="layout" svg:x1="15.397cm" svg:y1="4.602cm" svg:x2="15.097cm" svg:y2="5.661cm">
          <text:p/>
        </draw:line>
        <draw:g>
          <draw:rect draw:style-name="gr148" draw:text-style-name="P61" draw:layer="layout" svg:width="2.885cm" svg:height="1.641cm" svg:x="5.848cm" svg:y="10.164cm">
            <text:p/>
          </draw:rect>
          <draw:rect draw:style-name="gr149" draw:text-style-name="P55" draw:layer="layout" svg:width="2.885cm" svg:height="1.641cm" svg:x="5.848cm" svg:y="10.164cm">
            <text:p text:style-name="P54"><text:span text:style-name="T16">Requir.</text:span></text:p>
            <text:p text:style-name="P54"><text:span text:style-name="T16">Definition</text:span></text:p>
          </draw:rect>
        </draw:g>
        <draw:polygon draw:style-name="gr98" draw:text-style-name="P33" draw:layer="layout" svg:width="1.692cm" svg:height="0.845cm" svg:x="4.081cm" svg:y="10.589cm" svg:viewBox="0 0 1693 846" draw:points="0,210 1270,210 1270,0 1693,422 1270,846 1270,635 0,635">
          <text:p/>
        </draw:polygon>
        <draw:frame draw:style-name="gr144" draw:text-style-name="P58" draw:layer="layout" svg:width="3.265cm" svg:height="2.293cm" svg:x="0.81cm" svg:y="10.233cm">
          <draw:text-box>
            <text:p text:style-name="P56"><text:span text:style-name="T17">Application Needs</text:span></text:p>
            <text:p text:style-name="P57"><text:span text:style-name="T18"/></text:p>
          </draw:text-box>
        </draw:frame>
        <draw:polygon draw:style-name="gr98" draw:text-style-name="P33" draw:layer="layout" svg:width="1.693cm" svg:height="0.845cm" svg:x="8.949cm" svg:y="10.589cm" svg:viewBox="0 0 1694 846" draw:points="0,210 1270,210 1270,0 1694,422 1270,846 1270,635 0,635">
          <text:p/>
        </draw:polygon>
        <draw:g>
          <draw:rect draw:style-name="gr148" draw:text-style-name="P61" draw:layer="layout" svg:width="4.311cm" svg:height="1.641cm" svg:x="10.81cm" svg:y="10.164cm">
            <text:p/>
          </draw:rect>
          <draw:rect draw:style-name="gr149" draw:text-style-name="P55" draw:layer="layout" svg:width="4.311cm" svg:height="1.641cm" svg:x="10.81cm" svg:y="10.164cm">
            <text:p text:style-name="P54"><text:span text:style-name="T16">Adaptation</text:span></text:p>
            <text:p text:style-name="P54"><text:span text:style-name="T16">of Family Assets</text:span></text:p>
          </draw:rect>
        </draw:g>
        <draw:g>
          <draw:rect draw:style-name="gr148" draw:text-style-name="P61" draw:layer="layout" svg:width="2.914cm" svg:height="1.641cm" svg:x="17.225cm" svg:y="10.164cm">
            <text:p/>
          </draw:rect>
          <draw:rect draw:style-name="gr149" draw:text-style-name="P55" draw:layer="layout" svg:width="2.914cm" svg:height="1.641cm" svg:x="17.225cm" svg:y="10.164cm">
            <text:p text:style-name="P54"><text:span text:style-name="T16">Integration</text:span></text:p>
            <text:p text:style-name="P54"><text:span text:style-name="T16">&amp; Testing</text:span></text:p>
          </draw:rect>
        </draw:g>
        <draw:polygon draw:style-name="gr98" draw:text-style-name="P33" draw:layer="layout" svg:width="1.692cm" svg:height="0.845cm" svg:x="15.306cm" svg:y="10.589cm" svg:viewBox="0 0 1693 846" draw:points="0,210 1270,210 1270,0 1693,422 1270,846 1270,635 0,635">
          <text:p/>
        </draw:polygon>
        <draw:polyline draw:style-name="gr150" draw:text-style-name="P52" draw:layer="layout" svg:width="2.223cm" svg:height="3.174cm" svg:x="7.301cm" svg:y="6.666cm" svg:viewBox="0 0 2224 3175" draw:points="2217,0 2224,900 0,900 0,3175">
          <text:p/>
        </draw:polyline>
        <draw:polyline draw:style-name="gr150" draw:text-style-name="P52" draw:layer="layout" svg:width="1.904cm" svg:height="3.174cm" svg:x="13.016cm" svg:y="6.666cm" svg:viewBox="0 0 1905 3175" draw:points="1905,0 1905,954 0,954 0,3175">
          <text:p/>
        </draw:polyline>
        <draw:line draw:style-name="gr151" draw:text-style-name="P60" draw:layer="layout" svg:x1="1.904cm" svg:y1="8.571cm" svg:x2="24.447cm" svg:y2="8.571cm">
          <text:p/>
        </draw:line>
        <draw:rect draw:style-name="gr152" draw:text-style-name="P59" draw:layer="layout" svg:width="3.413cm" svg:height="0.847cm" svg:x="17.561cm" svg:y="7.777cm">
          <text:p text:style-name="P57"><text:span text:style-name="T20">Family Creation Process</text:span></text:p>
        </draw:rect>
        <draw:rect draw:style-name="gr152" draw:text-style-name="P59" draw:layer="layout" svg:width="4.334cm" svg:height="0.847cm" svg:x="17.561cm" svg:y="8.624cm">
          <text:p text:style-name="P57"><text:span text:style-name="T21">Family Instantiation Process</text:span></text:p>
        </draw:rect>
        <draw:rect draw:style-name="gr153" draw:text-style-name="P52" draw:layer="layout" svg:width="23.608cm" svg:height="11.594cm" svg:x="1.268cm" svg:y="3.626cm">
          <text:p/>
        </draw:rect>
        <draw:polygon draw:style-name="gr98" draw:text-style-name="P33" draw:layer="layout" svg:width="1.692cm" svg:height="0.846cm" svg:x="20.506cm" svg:y="5.874cm" svg:viewBox="0 0 1693 847" draw:points="0,211 1270,211 1270,0 1693,423 1270,847 1270,635 0,635">
          <text:p/>
        </draw:polygon>
        <draw:polygon draw:style-name="gr98" draw:text-style-name="P33" draw:layer="layout" svg:width="1.692cm" svg:height="0.846cm" svg:x="20.396cm" svg:y="10.564cm" svg:viewBox="0 0 1693 847" draw:points="0,211 1270,211 1270,0 1693,423 1270,847 1270,635 0,635">
          <text:p/>
        </draw:polygon>
        <draw:polygon draw:style-name="gr98" draw:text-style-name="P33" draw:layer="layout" svg:width="1.692cm" svg:height="0.846cm" svg:x="20.397cm" svg:y="10.565cm" svg:viewBox="0 0 1693 847" draw:points="0,211 1270,211 1270,0 1693,423 1270,847 1270,635 0,635">
          <text:p/>
        </draw:polygon>
        <draw:rect draw:style-name="gr145" draw:text-style-name="P59" draw:layer="layout" svg:width="3.686cm" svg:height="0.846cm" svg:x="8.036cm" svg:y="3.757cm">
          <text:p text:style-name="P57"><text:span text:style-name="T19">Domain Model</text:span></text:p>
        </draw:rect>
        <draw:line draw:style-name="gr146" draw:text-style-name="P60" draw:layer="layout" svg:x1="8.248cm" svg:y1="4.604cm" svg:x2="11.634cm" svg:y2="4.604cm">
          <text:p/>
        </draw:line>
        <draw:line draw:style-name="gr147" draw:text-style-name="P60" draw:layer="layout" svg:x1="9.941cm" svg:y1="4.603cm" svg:x2="9.517cm" svg:y2="5.662cm">
          <text:p/>
        </draw:line>
        <draw:frame draw:style-name="gr154" draw:text-style-name="P62" draw:layer="layout" svg:width="2.755cm" svg:height="0.583cm" svg:x="22.257cm" svg:y="10.692cm">
          <draw:text-box>
            <text:p text:style-name="P3"><text:span text:style-name="T22">Application</text:span></text:p>
          </draw:text-box>
        </draw:frame>
        <draw:frame draw:style-name="gr155" draw:text-style-name="P63" draw:layer="layout" svg:width="2.081cm" svg:height="1.165cm" svg:x="22.249cm" svg:y="5.629cm">
          <draw:text-box>
            <text:p text:style-name="P10"><text:span text:style-name="T22">Family Assets</text:span></text:p>
          </draw:text-box>
        </draw:frame>
        <draw:polygon draw:style-name="gr98" draw:text-style-name="P33" draw:layer="layout" svg:width="1.671cm" svg:height="0.845cm" draw:transform="skewX (0.00122173047639603) rotate (1.5683528658421) translate (18.2100000000229cm 13.6930000000002cm)" svg:viewBox="0 0 1672 846" draw:points="0,210 1270,210 1248,0 1672,422 1249,846 1270,635 0,634">
          <text:p/>
        </draw:polygon>
        <draw:frame draw:style-name="gr155" draw:text-style-name="P63" draw:layer="layout" svg:width="3.61cm" svg:height="1.165cm" svg:x="16.865cm" svg:y="13.848cm">
          <draw:text-box>
            <text:p text:style-name="P10"><text:span text:style-name="T22">Non-Family Building Blocks</text:span></text:p>
          </draw:text-box>
        </draw:frame>
        <draw:line draw:style-name="gr156" draw:text-style-name="P42" draw:layer="layout" svg:x1="13.683cm" svg:y1="4.563cm" svg:x2="17.147cm" svg:y2="4.563cm">
          <text:p/>
        </draw:line>
        <draw:frame draw:style-name="gr154" draw:text-style-name="P64" draw:layer="layout" svg:width="3.043cm" svg:height="0.583cm" svg:x="13.913cm" svg:y="3.865cm">
          <draw:text-box>
            <text:p text:style-name="P10"><text:span text:style-name="T23">Asset Models</text:span></text:p>
          </draw:text-box>
        </draw:frame>
        <draw:polyline draw:style-name="gr150" draw:text-style-name="P52" draw:layer="layout" svg:width="7.302cm" svg:height="3.174cm" svg:x="13.968cm" svg:y="6.666cm" svg:viewBox="0 0 7303 3175" draw:points="7303,0 7303,954 2223,954 0,3175">
          <text:p/>
        </draw:polyline>
        <draw:line draw:style-name="gr157" draw:text-style-name="P42" draw:layer="layout" svg:x1="16.191cm" svg:y1="7.618cm" svg:x2="17.78cm" svg:y2="9.84cm">
          <text:p/>
        </draw:line>
        <presentation:notes draw:style-name="dp2">
          <draw:page-thumbnail draw:style-name="gr19" draw:layer="layout" svg:width="10.28cm" svg:height="9.406cm" svg:x="0cm" svg:y="0cm" draw:page-number="14" presentation:class="page"/>
          <draw:frame presentation:style-name="pr11" draw:text-style-name="P65" draw:layer="layout" svg:width="16.716cm" svg:height="11.314cm" svg:x="1.438cm" svg:y="12.028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hared Properties </text:p>
          </draw:text-box>
        </draw:frame>
        <draw:frame presentation:style-name="pr13" draw:text-style-name="P67" draw:layer="layout" svg:width="23.837cm" svg:height="1.889cm" svg:x="0.882cm" svg:y="14.741cm" presentation:class="outline" presentation:user-transformed="true">
          <draw:text-box>
            <text:p text:style-name="P66">NB: Formal verification activities are outside the scope of CORDET!</text:p>
          </draw:text-box>
        </draw:frame>
        <draw:polygon draw:style-name="gr98" draw:text-style-name="P33" draw:layer="layout" svg:width="1.503cm" svg:height="1.031cm" draw:transform="rotate (-2.35619449019235) translate (14.3859999999953cm 7.16799999997487cm)" svg:viewBox="0 0 1504 1032" draw:points="1,258 1127,257 1127,0 1504,516 1128,1032 1127,774 0,774">
          <text:p/>
        </draw:polygon>
        <draw:polygon draw:style-name="gr98" draw:text-style-name="P33" draw:layer="layout" svg:width="1.544cm" svg:height="1.031cm" svg:x="11.36cm" svg:y="5.1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016cm">
          <text:p/>
        </draw:rect>
        <draw:frame draw:style-name="gr158" draw:text-style-name="P69" draw:layer="layout" svg:width="1.928cm" svg:height="1.131cm" svg:x="13.417cm" svg:y="5.1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4.979cm">
          <text:p/>
        </draw:rect>
        <draw:frame draw:style-name="gr159" draw:text-style-name="P69" draw:layer="layout" svg:width="1.907cm" svg:height="1.131cm" svg:x="9.002cm" svg:y="5.1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60" draw:text-style-name="P70" draw:layer="layout" svg:width="6.111cm" svg:height="1.813cm" svg:x="16.007cm" svg:y="4.916cm">
          <draw:text-box>
            <text:p text:style-name="P36"><text:span text:style-name="T25">Shared properties are expressed in</text:span></text:p>
            <text:p text:style-name="P36"><text:span text:style-name="T25">natural language in terms of entries</text:span></text:p>
            <text:p text:style-name="P36"><text:span text:style-name="T25">in the domain dictionary</text:span></text:p>
            <text:p text:style-name="P36"><text:span text:style-name="T25"/></text:p>
          </draw:text-box>
        </draw:frame>
        <draw:rect draw:style-name="gr113" draw:text-style-name="P68" draw:layer="layout" svg:width="2.377cm" svg:height="1.17cm" svg:x="10.907cm" svg:y="8.546cm">
          <text:p/>
        </draw:rect>
        <draw:frame draw:style-name="gr161" draw:text-style-name="P69" draw:layer="layout" svg:width="1.9cm" svg:height="1.131cm" svg:x="11.374cm" svg:y="8.718cm">
          <draw:text-box>
            <text:p text:style-name="P10"><text:span text:style-name="T24">Design</text:span></text:p>
            <text:p text:style-name="P10"><text:span text:style-name="T24">Entities</text:span></text:p>
          </draw:text-box>
        </draw:frame>
        <draw:frame draw:style-name="gr162" draw:text-style-name="P70" draw:layer="layout" svg:width="7.012cm" svg:height="1.64cm" svg:x="14.109cm" svg:y="8.383cm">
          <draw:text-box>
            <text:p text:style-name="P36"><text:span text:style-name="T25">Shared properties and domain dictionary</text:span></text:p>
            <text:p text:style-name="P36"><text:span text:style-name="T25">entries are mapped to design entities in</text:span></text:p>
            <text:p text:style-name="P36"><text:span text:style-name="T25">the domain design</text:span></text:p>
          </draw:text-box>
        </draw:frame>
        <draw:frame draw:style-name="gr163" draw:text-style-name="P72" draw:layer="layout" svg:width="5.67cm" svg:height="1.134cm" svg:x="12.252cm" svg:y="16.216cm">
          <draw:text-box>
            <text:p text:style-name="P71"><text:span text:style-name="T25">Map from domain analysis</text:span></text:p>
            <text:p text:style-name="P36"><text:span text:style-name="T25">to domain design level</text:span></text:p>
          </draw:text-box>
        </draw:frame>
        <draw:rect draw:style-name="gr164" draw:text-style-name="P68" draw:layer="layout" svg:width="2.394cm" svg:height="1.141cm" svg:x="17.699cm" svg:y="15.99cm">
          <text:p/>
        </draw:rect>
        <draw:frame draw:style-name="gr165" draw:text-style-name="P69" draw:layer="layout" svg:width="2.333cm" svg:height="1.131cm" svg:x="17.694cm" svg:y="16.181cm">
          <draw:text-box>
            <text:p text:style-name="P10"><text:span text:style-name="T24">LFormulas</text:span></text:p>
            <text:p text:style-name="P10"><text:span text:style-name="T24">(TBC)</text:span></text:p>
          </draw:text-box>
        </draw:frame>
        <draw:rect draw:style-name="gr164" draw:text-style-name="P68" draw:layer="layout" svg:width="2.377cm" svg:height="1.17cm" svg:x="6.689cm" svg:y="16.087cm">
          <text:p/>
        </draw:rect>
        <draw:frame draw:style-name="gr166" draw:text-style-name="P69" draw:layer="layout" svg:width="2.127cm" svg:height="1.131cm" svg:x="6.884cm" svg:y="16.159cm">
          <draw:text-box>
            <text:p text:style-name="P10"><text:span text:style-name="T24">Verification</text:span></text:p>
            <text:p text:style-name="P10"><text:span text:style-name="T24">Models</text:span></text:p>
          </draw:text-box>
        </draw:frame>
        <draw:frame draw:style-name="gr167" draw:text-style-name="P70" draw:layer="layout" svg:width="6.085cm" svg:height="1.813cm" svg:x="14.047cm" svg:y="11.711cm">
          <draw:text-box>
            <text:p text:style-name="P36"><text:span text:style-name="T25">Shared properties are expressed in</text:span></text:p>
            <text:p text:style-name="P36"><text:span text:style-name="T25">terms of a verification language</text:span></text:p>
            <text:p text:style-name="P36"><text:span text:style-name="T25">(out of scope of CORDET)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1.5707963267949) translate (12.7439999999955cm 10.055999999997cm)" svg:viewBox="0 0 1504 1032" draw:points="0,258 1127,258 1127,0 1504,516 1127,1032 1127,774 0,774">
          <text:p/>
        </draw:polygon>
        <draw:frame draw:style-name="gr168" draw:text-style-name="P70" draw:layer="layout" svg:width="3.287cm" svg:height="0.907cm" svg:x="18.995cm" svg:y="7.514cm">
          <draw:text-box>
            <text:p text:style-name="P36"><text:span text:style-name="T26">Domain Design</text:span><text:span text:style-name="T27"> </text:span></text:p>
            <text:p text:style-name="P36"><text:span text:style-name="T25"/></text:p>
          </draw:text-box>
        </draw:frame>
        <draw:frame draw:style-name="gr169" draw:text-style-name="P73" draw:layer="layout" svg:width="1.827cm" svg:height="1.36cm" svg:x="6.849cm" svg:y="4.687cm">
          <draw:text-box>
            <text:p text:style-name="P10"><text:span text:style-name="T27">Domain</text:span></text:p>
            <text:p text:style-name="P71"><text:span text:style-name="T27">Models 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0.785398163397448) translate (10.6149999999746cm 6.39900000000476cm)" svg:viewBox="0 0 1504 1032" draw:points="0,257 1127,257 1127,0 1504,515 1128,1032 1127,773 0,773">
          <text:p/>
        </draw:polygon>
        <draw:line draw:style-name="gr170" draw:text-style-name="P42" draw:layer="layout" svg:x1="6.893cm" svg:y1="7.35cm" svg:x2="22.23cm" svg:y2="7.349cm">
          <text:p/>
        </draw:line>
        <draw:rect draw:style-name="gr171" draw:text-style-name="P1" draw:layer="layout" svg:width="7.252cm" svg:height="1.502cm" svg:x="8.493cm" svg:y="4.831cm">
          <text:p/>
        </draw:rect>
        <draw:rect draw:style-name="gr171" draw:text-style-name="P1" draw:layer="layout" svg:width="3.528cm" svg:height="1.502cm" svg:x="10.355cm" svg:y="8.431cm">
          <text:p/>
        </draw:rect>
        <draw:frame draw:style-name="gr169" draw:text-style-name="P73" draw:layer="layout" svg:width="1.827cm" svg:height="1.36cm" svg:x="8.74cm" svg:y="8.385cm">
          <draw:text-box>
            <text:p text:style-name="P36"><text:span text:style-name="T27">Design</text:span></text:p>
            <text:p text:style-name="P36"><text:span text:style-name="T27">Models </text:span></text:p>
            <text:p text:style-name="P36"><text:span text:style-name="T25"/></text:p>
          </draw:text-box>
        </draw:frame>
        <draw:frame draw:style-name="gr172" draw:text-style-name="P70" draw:layer="layout" svg:width="3.352cm" svg:height="0.907cm" svg:x="18.996cm" svg:y="6.715cm">
          <draw:text-box>
            <text:p text:style-name="P36"><text:span text:style-name="T26">Domain Analysis</text:span><text:span text:style-name="T27">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9.301cm" svg:y="16.061cm" svg:viewBox="0 0 1545 1032" draw:points="0,252 997,258 997,0 1545,516 997,1032 997,773 0,768">
          <text:p/>
        </draw:polygon>
        <draw:rect draw:style-name="gr164" draw:text-style-name="P68" draw:layer="layout" svg:width="2.377cm" svg:height="1.17cm" svg:x="10.907cm" svg:y="11.846cm">
          <text:p/>
        </draw:rect>
        <draw:frame draw:style-name="gr161" draw:text-style-name="P69" draw:layer="layout" svg:width="1.9cm" svg:height="1.131cm" svg:x="11.274cm" svg:y="11.918cm">
          <draw:text-box>
            <text:p text:style-name="P10"><text:span text:style-name="T24">Logical</text:span></text:p>
            <text:p text:style-name="P10"><text:span text:style-name="T24">Formulas</text:span></text:p>
          </draw:text-box>
        </draw:frame>
        <draw:rect draw:style-name="gr171" draw:text-style-name="P1" draw:layer="layout" svg:width="3.528cm" svg:height="1.502cm" svg:x="10.355cm" svg:y="11.731cm">
          <text:p/>
        </draw:rect>
        <draw:frame draw:style-name="gr173" draw:text-style-name="P73" draw:layer="layout" svg:width="2.127cm" svg:height="1.36cm" svg:x="8.041cm" svg:y="11.685cm">
          <draw:text-box>
            <text:p text:style-name="P10"><text:span text:style-name="T27">Verification</text:span></text:p>
            <text:p text:style-name="P36"><text:span text:style-name="T27">Models </text:span></text:p>
            <text:p text:style-name="P36"><text:span text:style-name="T25"/></text:p>
          </draw:text-box>
        </draw:frame>
        <presentation:notes draw:style-name="dp2">
          <draw:page-thumbnail draw:style-name="gr19" draw:layer="layout" svg:width="13.705cm" svg:height="10.279cm" svg:x="3.646cm" svg:y="2.852cm" draw:page-number="15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hared Properties </text:p>
          </draw:text-box>
        </draw:frame>
        <draw:frame presentation:style-name="pr13" draw:text-style-name="P67" draw:layer="layout" svg:width="23.837cm" svg:height="1.889cm" svg:x="0.882cm" svg:y="14.741cm" presentation:class="outline" presentation:user-transformed="true">
          <draw:text-box>
            <text:p text:style-name="P66">NB: Formal verification activities are outside the scope of CORDET!</text:p>
          </draw:text-box>
        </draw:frame>
        <draw:polygon draw:style-name="gr98" draw:text-style-name="P33" draw:layer="layout" svg:width="1.503cm" svg:height="1.031cm" draw:transform="rotate (-1.5707963267949) translate (14.9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1.544cm" svg:height="1.031cm" svg:x="11.36cm" svg:y="5.3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216cm">
          <text:p/>
        </draw:rect>
        <draw:frame draw:style-name="gr158" draw:text-style-name="P69" draw:layer="layout" svg:width="1.928cm" svg:height="1.131cm" svg:x="13.417cm" svg:y="5.3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5.179cm">
          <text:p/>
        </draw:rect>
        <draw:frame draw:style-name="gr159" draw:text-style-name="P69" draw:layer="layout" svg:width="1.907cm" svg:height="1.131cm" svg:x="9.002cm" svg:y="5.3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60" draw:text-style-name="P70" draw:layer="layout" svg:width="6.111cm" svg:height="1.813cm" svg:x="16.007cm" svg:y="5.116cm">
          <draw:text-box>
            <text:p text:style-name="P36"><text:span text:style-name="T25">Shared properties are expressed in</text:span></text:p>
            <text:p text:style-name="P36"><text:span text:style-name="T25">natural language in terms of entries</text:span></text:p>
            <text:p text:style-name="P36"><text:span text:style-name="T25">in the domain dictionary</text:span></text:p>
            <text:p text:style-name="P36"><text:span text:style-name="T25"/></text:p>
          </draw:text-box>
        </draw:frame>
        <draw:rect draw:style-name="gr113" draw:text-style-name="P68" draw:layer="layout" svg:width="2.394cm" svg:height="1.141cm" svg:x="13.159cm" svg:y="8.482cm">
          <text:p/>
        </draw:rect>
        <draw:frame draw:style-name="gr161" draw:text-style-name="P69" draw:layer="layout" svg:width="1.9cm" svg:height="1.131cm" svg:x="13.507cm" svg:y="8.574cm">
          <draw:text-box>
            <text:p text:style-name="P10"><text:span text:style-name="T24">A. - G.</text:span></text:p>
            <text:p text:style-name="P10"><text:span text:style-name="T24">Contracts</text:span></text:p>
          </draw:text-box>
        </draw:frame>
        <draw:rect draw:style-name="gr113" draw:text-style-name="P68" draw:layer="layout" svg:width="2.377cm" svg:height="1.17cm" svg:x="8.707cm" svg:y="8.446cm">
          <text:p/>
        </draw:rect>
        <draw:frame draw:style-name="gr174" draw:text-style-name="P69" draw:layer="layout" svg:width="2.296cm" svg:height="1.131cm" svg:x="8.774cm" svg:y="8.618cm">
          <draw:text-box>
            <text:p text:style-name="P10"><text:span text:style-name="T24">UML2 Model</text:span></text:p>
            <text:p text:style-name="P10"><text:span text:style-name="T24">Elements</text:span></text:p>
          </draw:text-box>
        </draw:frame>
        <draw:frame draw:style-name="gr175" draw:text-style-name="P70" draw:layer="layout" svg:width="6.233cm" svg:height="1.813cm" svg:x="16.007cm" svg:y="8.413cm">
          <draw:text-box>
            <text:p text:style-name="P36"><text:span text:style-name="T25">Shared properties are mapped to</text:span></text:p>
            <text:p text:style-name="P36"><text:span text:style-name="T25">assume-guarantee contracts <text:s/></text:span></text:p>
            <text:p text:style-name="P36"><text:span text:style-name="T25">defined on the UML2 design models</text:span></text:p>
            <text:p text:style-name="P36"><text:span text:style-name="T25"/></text:p>
          </draw:text-box>
        </draw:frame>
        <draw:rect draw:style-name="gr164" draw:text-style-name="P68" draw:layer="layout" svg:width="2.394cm" svg:height="1.141cm" svg:x="13.159cm" svg:y="11.548cm">
          <text:p/>
        </draw:rect>
        <draw:frame draw:style-name="gr176" draw:text-style-name="P69" draw:layer="layout" svg:width="2.133cm" svg:height="1.131cm" svg:x="13.654cm" svg:y="11.639cm">
          <draw:text-box>
            <text:p text:style-name="P10"><text:span text:style-name="T24">Logical </text:span></text:p>
            <text:p text:style-name="P10"><text:span text:style-name="T24">Formulas</text:span></text:p>
          </draw:text-box>
        </draw:frame>
        <draw:rect draw:style-name="gr164" draw:text-style-name="P68" draw:layer="layout" svg:width="2.377cm" svg:height="1.17cm" svg:x="8.747cm" svg:y="11.579cm">
          <text:p/>
        </draw:rect>
        <draw:frame draw:style-name="gr166" draw:text-style-name="P69" draw:layer="layout" svg:width="2.127cm" svg:height="1.131cm" svg:x="8.942cm" svg:y="11.651cm">
          <draw:text-box>
            <text:p text:style-name="P10"><text:span text:style-name="T24">Verification</text:span></text:p>
            <text:p text:style-name="P10"><text:span text:style-name="T24">Models</text:span></text:p>
          </draw:text-box>
        </draw:frame>
        <draw:frame draw:style-name="gr167" draw:text-style-name="P70" draw:layer="layout" svg:width="6.085cm" svg:height="1.813cm" svg:x="16.007cm" svg:y="11.548cm">
          <draw:text-box>
            <text:p text:style-name="P36"><text:span text:style-name="T25">Shared properties are expressed in</text:span></text:p>
            <text:p text:style-name="P36"><text:span text:style-name="T25">terms of a verification language</text:span></text:p>
            <text:p text:style-name="P36"><text:span text:style-name="T25">(out of scope of CORDET)</text:span></text:p>
            <text:p text:style-name="P36"><text:span text:style-name="T25"/></text:p>
          </draw:text-box>
        </draw:frame>
        <draw:polygon draw:style-name="gr98" draw:text-style-name="P33" draw:layer="layout" svg:width="1.503cm" svg:height="1.031cm" draw:transform="rotate (-1.5707963267949) translate (14.9979999999955cm 9.82399999999655cm)" svg:viewBox="0 0 1504 1032" draw:points="0,258 1127,258 1127,0 1504,516 1127,1032 1127,774 0,774">
          <text:p/>
        </draw:polygon>
        <draw:frame draw:style-name="gr177" draw:text-style-name="P70" draw:layer="layout" svg:width="3.451cm" svg:height="0.907cm" svg:x="19.358cm" svg:y="7.479cm">
          <draw:text-box>
            <text:p text:style-name="P36"><text:span text:style-name="T26">Domain Design</text:span><text:span text:style-name="T27"> </text:span></text:p>
            <text:p text:style-name="P36"><text:span text:style-name="T25"/></text:p>
          </draw:text-box>
        </draw:frame>
        <draw:frame draw:style-name="gr169" draw:text-style-name="P73" draw:layer="layout" svg:width="1.827cm" svg:height="1.36cm" svg:x="6.849cm" svg:y="4.887cm">
          <draw:text-box>
            <text:p text:style-name="P10"><text:span text:style-name="T27">Domain</text:span></text:p>
            <text:p text:style-name="P71"><text:span text:style-name="T27">Models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11.359cm" svg:y="8.552cm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39999999955cm 6.54299999999655cm)" svg:viewBox="0 0 1504 1032" draw:points="0,258 1127,258 1127,0 1504,516 1127,1032 1127,774 0,774">
          <text:p/>
        </draw:polygon>
        <draw:line draw:style-name="gr170" draw:text-style-name="P42" draw:layer="layout" svg:x1="6.631cm" svg:y1="7.35cm" svg:x2="22.23cm" svg:y2="7.349cm">
          <text:p/>
        </draw:line>
        <draw:rect draw:style-name="gr171" draw:text-style-name="P1" draw:layer="layout" svg:width="7.252cm" svg:height="1.502cm" svg:x="8.493cm" svg:y="5.031cm">
          <text:p/>
        </draw:rect>
        <draw:rect draw:style-name="gr171" draw:text-style-name="P1" draw:layer="layout" svg:width="7.252cm" svg:height="1.502cm" svg:x="8.493cm" svg:y="8.331cm">
          <text:p/>
        </draw:rect>
        <draw:frame draw:style-name="gr169" draw:text-style-name="P73" draw:layer="layout" svg:width="1.827cm" svg:height="1.36cm" svg:x="6.85cm" svg:y="8.187cm">
          <draw:text-box>
            <text:p text:style-name="P10"><text:span text:style-name="T27">Design</text:span></text:p>
            <text:p text:style-name="P71"><text:span text:style-name="T27">Models </text:span></text:p>
            <text:p text:style-name="P36"><text:span text:style-name="T25"/></text:p>
          </draw:text-box>
        </draw:frame>
        <draw:frame draw:style-name="gr178" draw:text-style-name="P70" draw:layer="layout" svg:width="3.45cm" svg:height="0.907cm" svg:x="19.091cm" svg:y="6.781cm">
          <draw:text-box>
            <text:p text:style-name="P36"><text:span text:style-name="T26">Domain Analysis</text:span><text:span text:style-name="T27"> </text:span></text:p>
            <text:p text:style-name="P36"><text:span text:style-name="T25"/></text:p>
          </draw:text-box>
        </draw:frame>
        <draw:polygon draw:style-name="gr98" draw:text-style-name="P33" draw:layer="layout" svg:width="1.544cm" svg:height="1.031cm" svg:x="11.359cm" svg:y="11.553cm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39999999955cm 9.84399999999655cm)" svg:viewBox="0 0 1504 1032" draw:points="0,258 1127,258 1127,0 1504,516 1127,1032 1127,774 0,774">
          <text:p/>
        </draw:polygon>
        <presentation:notes draw:style-name="dp2">
          <draw:page-thumbnail draw:style-name="gr19" draw:layer="layout" svg:width="13.705cm" svg:height="10.279cm" svg:x="3.646cm" svg:y="2.852cm" draw:page-number="16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Domain Model </text:p>
          </draw:text-box>
        </draw:frame>
        <draw:polygon draw:style-name="gr98" draw:text-style-name="P33" draw:layer="layout" svg:width="1.503cm" svg:height="1.031cm" draw:transform="rotate (-1.5707963267949) translate (14.9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1.544cm" svg:height="1.031cm" svg:x="11.36cm" svg:y="5.318cm" svg:viewBox="0 0 1545 1032" draw:points="0,252 997,258 997,0 1545,516 997,1032 997,773 0,768">
          <text:p/>
        </draw:polygon>
        <draw:rect draw:style-name="gr113" draw:text-style-name="P68" draw:layer="layout" svg:width="2.394cm" svg:height="1.141cm" svg:x="13.159cm" svg:y="5.216cm">
          <text:p/>
        </draw:rect>
        <draw:frame draw:style-name="gr158" draw:text-style-name="P69" draw:layer="layout" svg:width="1.928cm" svg:height="1.131cm" svg:x="13.417cm" svg:y="5.316cm">
          <draw:text-box>
            <text:p text:style-name="P10"><text:span text:style-name="T24">Shared</text:span></text:p>
            <text:p text:style-name="P10"><text:span text:style-name="T24">Properties</text:span></text:p>
          </draw:text-box>
        </draw:frame>
        <draw:rect draw:style-name="gr113" draw:text-style-name="P68" draw:layer="layout" svg:width="2.377cm" svg:height="1.17cm" svg:x="8.707cm" svg:y="5.179cm">
          <text:p/>
        </draw:rect>
        <draw:frame draw:style-name="gr159" draw:text-style-name="P69" draw:layer="layout" svg:width="1.907cm" svg:height="1.131cm" svg:x="9.002cm" svg:y="5.352cm">
          <draw:text-box>
            <text:p text:style-name="P10"><text:span text:style-name="T24">Domain</text:span></text:p>
            <text:p text:style-name="P10"><text:span text:style-name="T24">Dictionary</text:span></text:p>
          </draw:text-box>
        </draw:frame>
        <draw:frame draw:style-name="gr179" draw:text-style-name="P73" draw:layer="layout" svg:width="5.327cm" svg:height="1.552cm" svg:x="16.446cm" svg:y="5.62cm">
          <draw:text-box>
            <text:p text:style-name="P10"><text:span text:style-name="T25">Captures invariants in natural</text:span></text:p>
            <text:p text:style-name="P10"><text:span text:style-name="T25">language in terms of entries</text:span></text:p>
            <text:p text:style-name="P10"><text:span text:style-name="T25">in domain dictionary</text:span></text:p>
          </draw:text-box>
        </draw:frame>
        <draw:rect draw:style-name="gr113" draw:text-style-name="P68" draw:layer="layout" svg:width="2.377cm" svg:height="1.17cm" svg:x="13.186cm" svg:y="8.315cm">
          <text:p/>
        </draw:rect>
        <draw:frame draw:style-name="gr161" draw:text-style-name="P69" draw:layer="layout" svg:width="1.9cm" svg:height="1.131cm" svg:x="13.453cm" svg:y="8.387cm">
          <draw:text-box>
            <text:p text:style-name="P10"><text:span text:style-name="T24">Factors of</text:span></text:p>
            <text:p text:style-name="P10"><text:span text:style-name="T24">Variation</text:span></text:p>
          </draw:text-box>
        </draw:frame>
        <draw:rect draw:style-name="gr171" draw:text-style-name="P1" draw:layer="layout" svg:width="7.35cm" svg:height="4.769cm" svg:x="8.46cm" svg:y="4.933cm">
          <text:p/>
        </draw:rect>
        <draw:frame draw:style-name="gr180" draw:text-style-name="P73" draw:layer="layout" svg:width="2.898cm" svg:height="1.101cm" svg:x="10.719cm" svg:y="4.411cm">
          <draw:text-box>
            <text:p text:style-name="P10"><text:span text:style-name="T28">Domain Model</text:span></text:p>
            <text:p text:style-name="P36"><text:span text:style-name="T25"/></text:p>
          </draw:text-box>
        </draw:frame>
        <draw:frame presentation:style-name="pr15" draw:text-style-name="P67" draw:layer="layout" svg:width="23.837cm" svg:height="2.437cm" svg:x="0.776cm" svg:y="15.941cm" presentation:class="outline" presentation:placeholder="true" presentation:user-transformed="true">
          <draw:text-box/>
        </draw:frame>
        <draw:line draw:style-name="gr128" draw:text-style-name="P42" draw:layer="layout" svg:x1="16.431cm" svg:y1="6.468cm" svg:x2="15.483cm" svg:y2="5.782cm">
          <text:p/>
        </draw:line>
        <draw:frame draw:style-name="gr181" draw:text-style-name="P70" draw:layer="layout" svg:width="5.327cm" svg:height="1.182cm" svg:x="16.454cm" svg:y="9.107cm">
          <draw:text-box>
            <text:p text:style-name="P36"><text:span text:style-name="T25">Captures variability </text:span></text:p>
            <text:p text:style-name="P10"><text:span text:style-name="T25">within the domain</text:span></text:p>
          </draw:text-box>
        </draw:frame>
        <draw:line draw:style-name="gr128" draw:text-style-name="P42" draw:layer="layout" svg:x1="16.431cm" svg:y1="9.568cm" svg:x2="15.483cm" svg:y2="8.882cm">
          <text:p/>
        </draw:line>
        <draw:frame draw:style-name="gr181" draw:text-style-name="P70" draw:layer="layout" svg:width="5.327cm" svg:height="1.182cm" svg:x="2.478cm" svg:y="7.396cm">
          <draw:text-box>
            <text:p text:style-name="P36"><text:span text:style-name="T25">Defines terms required to</text:span></text:p>
            <text:p text:style-name="P36"><text:span text:style-name="T25">express shared properties</text:span></text:p>
          </draw:text-box>
        </draw:frame>
        <draw:line draw:style-name="gr128" draw:text-style-name="P42" draw:layer="layout" svg:x1="6.5cm" svg:y1="7.35cm" svg:x2="8.689cm" svg:y2="5.749cm">
          <text:p/>
        </draw:line>
        <draw:rect draw:style-name="gr113" draw:text-style-name="P68" draw:layer="layout" svg:width="2.377cm" svg:height="1.17cm" svg:x="8.687cm" svg:y="8.316cm">
          <text:p/>
        </draw:rect>
        <draw:frame draw:style-name="gr182" draw:text-style-name="P69" draw:layer="layout" svg:width="1.673cm" svg:height="1.131cm" svg:x="9.254cm" svg:y="8.488cm">
          <draw:text-box>
            <text:p text:style-name="P10"><text:span text:style-name="T24">Feature</text:span></text:p>
            <text:p text:style-name="P10"><text:span text:style-name="T24">Model</text:span></text:p>
          </draw:text-box>
        </draw:frame>
        <draw:polygon draw:style-name="gr98" draw:text-style-name="P33" draw:layer="layout" svg:width="1.544cm" svg:height="1.031cm" draw:transform="rotate (-3.14159265358979) translate (12.905cm 9.35cm)" svg:viewBox="0 0 1545 1032" draw:points="0,252 997,258 997,0 1545,516 997,1032 997,773 0,768">
          <text:p/>
        </draw:polygon>
        <draw:polygon draw:style-name="gr98" draw:text-style-name="P33" draw:layer="layout" svg:width="1.503cm" svg:height="1.031cm" draw:transform="rotate (-1.5707963267949) translate (10.3979999999955cm 6.57699999999655cm)" svg:viewBox="0 0 1504 1032" draw:points="0,258 1127,258 1127,0 1504,516 1127,1032 1127,774 0,774">
          <text:p/>
        </draw:polygon>
        <draw:polygon draw:style-name="gr98" draw:text-style-name="P33" draw:layer="layout" svg:width="2.143cm" svg:height="1.031cm" draw:transform="rotate (-2.35619449019235) translate (13.1039999999891cm 6.9489999999686cm)" svg:viewBox="0 0 2144 1032" draw:points="0,258 1606,258 1606,0 2144,516 1607,1032 1606,774 0,774">
          <text:p/>
        </draw:polygon>
        <draw:frame draw:style-name="gr183" draw:text-style-name="P70" draw:layer="layout" svg:width="7.322cm" svg:height="1.182cm" svg:x="2.525cm" svg:y="10.762cm">
          <draw:text-box>
            <text:p text:style-name="P10"><text:span text:style-name="T25">Gives an overview of the domain</text:span></text:p>
            <text:p text:style-name="P36"><text:span text:style-name="T25">model with special emphasis on variability</text:span></text:p>
          </draw:text-box>
        </draw:frame>
        <draw:line draw:style-name="gr128" draw:text-style-name="P42" draw:layer="layout" svg:x1="6.435cm" svg:y1="10.747cm" svg:x2="8.722cm" svg:y2="8.853cm">
          <text:p/>
        </draw:line>
        <presentation:notes draw:style-name="dp2">
          <draw:page-thumbnail draw:style-name="gr19" draw:layer="layout" svg:width="13.705cm" svg:height="10.279cm" svg:x="3.646cm" svg:y="2.852cm" draw:page-number="17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resentation" presentation:presentation-page-layout-name="AL1T1">
        <draw:rect draw:style-name="gr113" draw:text-style-name="P68" draw:layer="layout" svg:width="2.377cm" svg:height="1.17cm" svg:x="15.503cm" svg:y="9.569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Design Model </text:p>
          </draw:text-box>
        </draw:frame>
        <draw:frame draw:style-name="gr179" draw:text-style-name="P73" draw:layer="layout" svg:width="5.327cm" svg:height="1.552cm" svg:x="17.562cm" svg:y="11.754cm">
          <draw:text-box>
            <text:p text:style-name="P10"><text:span text:style-name="T25">Two Meta-Models covering</text:span></text:p>
            <text:p text:style-name="P10"><text:span text:style-name="T25">data pool and parameter</text:span></text:p>
            <text:p text:style-name="P10"><text:span text:style-name="T25">database concepts</text:span></text:p>
          </draw:text-box>
        </draw:frame>
        <draw:rect draw:style-name="gr171" draw:text-style-name="P1" draw:layer="layout" svg:width="6.405cm" svg:height="2.065cm" svg:x="11.876cm" svg:y="8.96cm">
          <text:p/>
        </draw:rect>
        <draw:frame draw:style-name="gr184" draw:text-style-name="P75" draw:layer="layout" svg:width="3.605cm" svg:height="0.72cm" svg:x="13.617cm" svg:y="8.45cm">
          <draw:text-box>
            <text:p text:style-name="P10"><text:span text:style-name="T29">Control Framework</text:span></text:p>
          </draw:text-box>
        </draw:frame>
        <draw:line draw:style-name="gr128" draw:text-style-name="P42" draw:layer="layout" svg:x1="20.174cm" svg:y1="11.725cm" svg:x2="17.95cm" svg:y2="10.313cm">
          <text:p/>
        </draw:line>
        <draw:rect draw:style-name="gr113" draw:text-style-name="P68" draw:layer="layout" svg:width="2.377cm" svg:height="1.17cm" svg:x="15.302cm" svg:y="9.369cm">
          <text:p/>
        </draw:rect>
        <draw:frame draw:style-name="gr182" draw:text-style-name="P69" draw:layer="layout" svg:width="1.673cm" svg:height="1.131cm" svg:x="15.869cm" svg:y="9.541cm">
          <draw:text-box>
            <text:p text:style-name="P10"><text:span text:style-name="T24">Meta</text:span></text:p>
            <text:p text:style-name="P10"><text:span text:style-name="T24">Model</text:span></text:p>
          </draw:text-box>
        </draw:frame>
        <draw:rect draw:style-name="gr113" draw:text-style-name="P68" draw:layer="layout" svg:width="2.377cm" svg:height="1.17cm" svg:x="12.257cm" svg:y="9.388cm">
          <text:p/>
        </draw:rect>
        <draw:frame draw:style-name="gr185" draw:text-style-name="P69" draw:layer="layout" svg:width="1.369cm" svg:height="1.131cm" svg:x="12.852cm" svg:y="9.561cm">
          <draw:text-box>
            <text:p text:style-name="P10"><text:span text:style-name="T24">UML2</text:span></text:p>
            <text:p text:style-name="P10"><text:span text:style-name="T24">Model</text:span></text:p>
          </draw:text-box>
        </draw:frame>
        <draw:frame draw:style-name="gr186" draw:text-style-name="P73" draw:layer="layout" svg:width="4.563cm" svg:height="1.552cm" svg:x="12.697cm" svg:y="11.784cm">
          <draw:text-box>
            <text:p text:style-name="P10"><text:span text:style-name="T25">UML2 Model covering</text:span></text:p>
            <text:p text:style-name="P10"><text:span text:style-name="T25">Activity and Mode </text:span></text:p>
            <text:p text:style-name="P10"><text:span text:style-name="T25">Management concepts</text:span></text:p>
          </draw:text-box>
        </draw:frame>
        <draw:line draw:style-name="gr128" draw:text-style-name="P42" draw:layer="layout" svg:x1="15.063cm" svg:y1="11.756cm" svg:x2="13.38cm" svg:y2="10.643cm">
          <text:p/>
        </draw:line>
        <draw:rect draw:style-name="gr113" draw:text-style-name="P68" draw:layer="layout" svg:width="2.377cm" svg:height="1.17cm" svg:x="7.574cm" svg:y="9.402cm">
          <text:p/>
        </draw:rect>
        <draw:frame draw:style-name="gr187" draw:text-style-name="P69" draw:layer="layout" svg:width="1.484cm" svg:height="1.131cm" svg:x="8.169cm" svg:y="9.575cm">
          <draw:text-box>
            <text:p text:style-name="P10"><text:span text:style-name="T24">UML2</text:span></text:p>
            <text:p text:style-name="P10"><text:span text:style-name="T24">Model</text:span></text:p>
          </draw:text-box>
        </draw:frame>
        <draw:frame draw:style-name="gr188" draw:text-style-name="P73" draw:layer="layout" svg:width="4.224cm" svg:height="1.552cm" svg:x="2.88cm" svg:y="11.845cm">
          <draw:text-box>
            <text:p text:style-name="P10"><text:span text:style-name="T25">UML2 Model covering</text:span></text:p>
            <text:p text:style-name="P10"><text:span text:style-name="T25">all parts of the</text:span></text:p>
            <text:p text:style-name="P10"><text:span text:style-name="T25">DH Framework</text:span></text:p>
          </draw:text-box>
        </draw:frame>
        <draw:line draw:style-name="gr128" draw:text-style-name="P42" draw:layer="layout" svg:x1="5.915cm" svg:y1="11.851cm" svg:x2="7.547cm" svg:y2="10.042cm">
          <text:p/>
        </draw:line>
        <draw:rect draw:style-name="gr171" draw:text-style-name="P1" draw:layer="layout" svg:width="3.356cm" svg:height="2.065cm" svg:x="7.079cm" svg:y="8.961cm">
          <text:p/>
        </draw:rect>
        <draw:frame draw:style-name="gr189" draw:text-style-name="P75" draw:layer="layout" svg:width="2.847cm" svg:height="0.72cm" svg:x="7.318cm" svg:y="8.45cm">
          <draw:text-box>
            <text:p text:style-name="P10"><text:span text:style-name="T29">DH Framework</text:span></text:p>
          </draw:text-box>
        </draw:frame>
        <draw:rect draw:style-name="gr190" draw:text-style-name="P1" draw:layer="layout" svg:width="11.906cm" svg:height="3.48cm" svg:x="6.675cm" svg:y="7.847cm">
          <text:p/>
        </draw:rect>
        <draw:frame draw:style-name="gr191" draw:text-style-name="P76" draw:layer="layout" svg:width="7.046cm" svg:height="0.72cm" svg:x="9.423cm" svg:y="7.267cm">
          <draw:text-box>
            <text:p text:style-name="P10"><text:span text:style-name="T30">CORDET Framework Design Model</text:span></text:p>
          </draw:text-box>
        </draw:frame>
        <draw:g>
          <draw:polygon draw:style-name="gr98" draw:text-style-name="P33" draw:layer="layout" svg:width="1.544cm" svg:height="1.031cm" svg:x="10.669cm" svg:y="9.508cm" svg:viewBox="0 0 1545 1032" draw:points="0,252 997,258 997,0 1545,516 997,1032 997,773 0,768">
            <text:p/>
          </draw:polygon>
          <draw:polygon draw:style-name="gr98" draw:text-style-name="P33" draw:layer="layout" svg:width="1.544cm" svg:height="1.031cm" svg:x="10.069cm" svg:y="9.508cm" svg:viewBox="0 0 1545 1032" draw:points="1545,252 548,258 548,0 0,516 548,1032 548,773 1545,768">
            <text:p/>
          </draw:polygon>
        </draw:g>
        <draw:frame draw:style-name="gr188" draw:text-style-name="P73" draw:layer="layout" svg:width="4.224cm" svg:height="1.552cm" svg:x="7.781cm" svg:y="11.845cm">
          <draw:text-box>
            <text:p text:style-name="P10"><text:span text:style-name="T25">UML2 Models are</text:span></text:p>
            <text:p text:style-name="P10"><text:span text:style-name="T25">merged in one single</text:span></text:p>
          </draw:text-box>
        </draw:frame>
        <draw:line draw:style-name="gr128" draw:text-style-name="P42" draw:layer="layout" svg:x1="10.215cm" svg:y1="11.852cm" svg:x2="11.185cm" svg:y2="10.373cm">
          <text:p/>
        </draw:line>
        <presentation:notes draw:style-name="dp2">
          <draw:page-thumbnail draw:style-name="gr19" draw:layer="layout" svg:width="13.705cm" svg:height="10.279cm" svg:x="3.646cm" svg:y="2.852cm" draw:page-number="18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Embedding Rules</text:p>
          </draw:text-box>
        </draw:frame>
        <draw:rect draw:style-name="gr113" draw:text-style-name="P68" draw:layer="layout" svg:width="2.394cm" svg:height="1.141cm" svg:x="11.849cm" svg:y="11.292cm">
          <text:p/>
        </draw:rect>
        <draw:frame draw:style-name="gr192" draw:text-style-name="P69" draw:layer="layout" svg:width="2.161cm" svg:height="1.131cm" svg:x="12.007cm" svg:y="11.392cm">
          <draw:text-box>
            <text:p text:style-name="P10"><text:span text:style-name="T24">Additional</text:span></text:p>
            <text:p text:style-name="P10"><text:span text:style-name="T24">Component</text:span></text:p>
          </draw:text-box>
        </draw:frame>
        <draw:rect draw:style-name="gr113" draw:text-style-name="P68" draw:layer="layout" svg:width="2.377cm" svg:height="1.17cm" svg:x="4.445cm" svg:y="6.26cm">
          <text:p/>
        </draw:rect>
        <draw:frame draw:style-name="gr192" draw:text-style-name="P69" draw:layer="layout" svg:width="2.161cm" svg:height="1.131cm" svg:x="4.54cm" svg:y="6.433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frame draw:style-name="gr193" draw:text-style-name="P73" draw:layer="layout" svg:width="5.531cm" svg:height="1.552cm" svg:x="2.828cm" svg:y="4.15cm">
          <draw:text-box>
            <text:p text:style-name="P10"><text:span text:style-name="T25">CASE 1: Functional component</text:span></text:p>
            <text:p text:style-name="P10"><text:span text:style-name="T25">can be embedded “as is” in </text:span></text:p>
            <text:p text:style-name="P10"><text:span text:style-name="T25">RCM container</text:span></text:p>
          </draw:text-box>
        </draw:frame>
        <draw:frame presentation:style-name="pr15" draw:text-style-name="P67" draw:layer="layout" svg:width="23.837cm" svg:height="2.437cm" svg:x="0.612cm" svg:y="15.745cm" presentation:class="outline" presentation:placeholder="true" presentation:user-transformed="true">
          <draw:text-box/>
        </draw:frame>
        <draw:frame draw:style-name="gr194" draw:text-style-name="P70" draw:layer="layout" svg:width="6.403cm" svg:height="1.462cm" svg:x="4.845cm" svg:y="13.933cm">
          <draw:text-box>
            <text:p text:style-name="P36"><text:span text:style-name="T25">Additional component that interfaces</text:span></text:p>
            <text:p text:style-name="P10"><text:span text:style-name="T25">the functional component with the </text:span></text:p>
            <text:p text:style-name="P10"><text:span text:style-name="T25">RCM container</text:span></text:p>
          </draw:text-box>
        </draw:frame>
        <draw:polygon draw:style-name="gr2" draw:text-style-name="P2" draw:layer="layout" svg:width="3.809cm" svg:height="4.444cm" draw:transform="rotate (-1.5707963267949) translate (7.62cm 9.4349999999802cm)" svg:viewBox="0 0 3810 4445" draw:points="0,4445 0,3810 3175,3810 3175,635 0,635 0,0 3810,0 3810,4445">
          <text:p/>
        </draw:polygon>
        <draw:frame draw:style-name="gr195" draw:text-style-name="P70" draw:layer="layout" svg:width="3.175cm" svg:height="0.635cm" svg:x="3.853cm" svg:y="12.57cm">
          <draw:text-box>
            <text:p text:style-name="P36"><text:span text:style-name="T25">RCM Container</text:span></text:p>
          </draw:text-box>
        </draw:frame>
        <draw:rect draw:style-name="gr164" draw:text-style-name="P68" draw:layer="layout" svg:width="2.377cm" svg:height="1.17cm" svg:x="4.246cm" svg:y="11.06cm">
          <text:p/>
        </draw:rect>
        <draw:frame draw:style-name="gr192" draw:text-style-name="P69" draw:layer="layout" svg:width="2.161cm" svg:height="1.131cm" svg:x="4.341cm" svg:y="11.233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line draw:style-name="gr157" draw:text-style-name="P42" draw:layer="layout" svg:x1="5.684cm" svg:y1="7.695cm" svg:x2="5.292cm" svg:y2="10.733cm">
          <text:p/>
        </draw:line>
        <draw:rect draw:style-name="gr113" draw:text-style-name="P68" draw:layer="layout" svg:width="2.377cm" svg:height="1.17cm" svg:x="11.646cm" svg:y="6.261cm">
          <text:p/>
        </draw:rect>
        <draw:frame draw:style-name="gr192" draw:text-style-name="P69" draw:layer="layout" svg:width="2.161cm" svg:height="1.131cm" svg:x="11.741cm" svg:y="6.434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frame draw:style-name="gr193" draw:text-style-name="P73" draw:layer="layout" svg:width="5.531cm" svg:height="1.552cm" svg:x="10.432cm" svg:y="4.151cm">
          <draw:text-box>
            <text:p text:style-name="P10"><text:span text:style-name="T25">CASE 2: Functional component</text:span></text:p>
            <text:p text:style-name="P10"><text:span text:style-name="T25">must be combined with an</text:span></text:p>
            <text:p text:style-name="P10"><text:span text:style-name="T25">additional component</text:span></text:p>
          </draw:text-box>
        </draw:frame>
        <draw:polygon draw:style-name="gr2" draw:text-style-name="P2" draw:layer="layout" svg:width="3.809cm" svg:height="4.444cm" draw:transform="rotate (-1.5707963267949) translate (15.221cm 9.4359999999802cm)" svg:viewBox="0 0 3810 4445" draw:points="0,4445 0,3810 3175,3810 3175,635 0,635 0,0 3810,0 3810,4445">
          <text:p/>
        </draw:polygon>
        <draw:rect draw:style-name="gr164" draw:text-style-name="P68" draw:layer="layout" svg:width="2.377cm" svg:height="1.17cm" svg:x="11.847cm" svg:y="9.961cm">
          <text:p/>
        </draw:rect>
        <draw:frame draw:style-name="gr192" draw:text-style-name="P69" draw:layer="layout" svg:width="2.161cm" svg:height="1.131cm" svg:x="11.942cm" svg:y="10.134cm">
          <draw:text-box>
            <text:p text:style-name="P10"><text:span text:style-name="T24">Functional</text:span></text:p>
            <text:p text:style-name="P10"><text:span text:style-name="T24">Component</text:span></text:p>
          </draw:text-box>
        </draw:frame>
        <draw:line draw:style-name="gr157" draw:text-style-name="P42" draw:layer="layout" svg:x1="12.771cm" svg:y1="7.709cm" svg:x2="13.03cm" svg:y2="9.604cm">
          <text:p/>
        </draw:line>
        <draw:frame draw:style-name="gr195" draw:text-style-name="P70" draw:layer="layout" svg:width="3.175cm" svg:height="0.635cm" svg:x="11.454cm" svg:y="12.571cm">
          <draw:text-box>
            <text:p text:style-name="P36"><text:span text:style-name="T25">RCM Container</text:span></text:p>
          </draw:text-box>
        </draw:frame>
        <draw:line draw:style-name="gr128" draw:text-style-name="P42" draw:layer="layout" svg:x1="10.584cm" svg:y1="13.948cm" svg:x2="11.857cm" svg:y2="12.021cm">
          <text:p/>
        </draw:line>
        <presentation:notes draw:style-name="dp2">
          <draw:page-thumbnail draw:style-name="gr19" draw:layer="layout" svg:width="13.705cm" svg:height="10.279cm" svg:x="3.646cm" svg:y="2.852cm" draw:page-number="19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TcConcept" draw:style-name="dp1" draw:master-page-name="Default" presentation:presentation-page-layout-name="AL1T1">
        <draw:rect draw:style-name="gr2" draw:text-style-name="P2" draw:layer="layout" svg:width="2.484cm" svg:height="0.992cm" svg:x="10.288cm" svg:y="5.431cm">
          <text:p/>
        </draw:rect>
        <draw:rect draw:style-name="gr2" draw:text-style-name="P2" draw:layer="layout" svg:width="2.484cm" svg:height="0.992cm" svg:x="10.488cm" svg:y="5.631cm">
          <text:p/>
        </draw:rect>
        <draw:frame presentation:style-name="pr6" draw:text-style-name="P4" draw:layer="layout" svg:width="25.4cm" svg:height="2.328cm" svg:x="0cm" svg:y="0cm" presentation:class="title">
          <draw:text-box>
            <text:p text:style-name="P3">Telecommand Concept</text:p>
          </draw:text-box>
        </draw:frame>
        <draw:frame presentation:style-name="pr16" draw:text-style-name="P32" draw:layer="layout" svg:width="21.59cm" svg:height="2.08cm" svg:x="1.876cm" svg:y="15.123cm" presentation:class="outline" presentation:placeholder="true" presentation:user-transformed="true">
          <draw:text-box/>
        </draw:frame>
        <draw:rect draw:style-name="gr1" draw:text-style-name="P1" draw:layer="layout" svg:width="16.416cm" svg:height="9.081cm" svg:x="3.969cm" svg:y="3.938cm">
          <text:p/>
        </draw:rect>
        <draw:rect draw:style-name="gr2" draw:text-style-name="P2" draw:layer="layout" svg:width="2.574cm" svg:height="0.992cm" svg:x="8.823cm" svg:y="12.567cm">
          <text:p/>
        </draw:rect>
        <draw:frame draw:style-name="gr45" draw:text-style-name="P5" draw:layer="layout" svg:width="1.848cm" svg:height="0.498cm" svg:x="9.183cm" svg:y="12.808cm">
          <draw:text-box>
            <text:p text:style-name="P3"><text:span text:style-name="T1">TcStream</text:span></text:p>
          </draw:text-box>
        </draw:frame>
        <draw:rect draw:style-name="gr2" draw:text-style-name="P2" draw:layer="layout" svg:width="2.484cm" svg:height="0.992cm" svg:x="8.623cm" svg:y="9.067cm">
          <text:p/>
        </draw:rect>
        <draw:frame draw:style-name="gr57" draw:text-style-name="P5" draw:layer="layout" svg:width="1.801cm" svg:height="0.498cm" svg:x="8.983cm" svg:y="9.308cm">
          <draw:text-box>
            <text:p text:style-name="P3"><text:span text:style-name="T1">TcLoader</text:span></text:p>
          </draw:text-box>
        </draw:frame>
        <draw:rect draw:style-name="gr2" draw:text-style-name="P2" draw:layer="layout" svg:width="2.484cm" svg:height="0.992cm" svg:x="10.688cm" svg:y="5.831cm">
          <text:p/>
        </draw:rect>
        <draw:frame draw:style-name="gr58" draw:text-style-name="P5" draw:layer="layout" svg:width="2.148cm" svg:height="0.498cm" svg:x="10.848cm" svg:y="6.072cm">
          <draw:text-box>
            <text:p text:style-name="P3"><text:span text:style-name="T1">TcManager</text:span></text:p>
          </draw:text-box>
        </draw:frame>
        <draw:polygon draw:style-name="gr6" draw:text-style-name="P6" draw:layer="layout" svg:width="1.965cm" svg:height="0.952cm" draw:transform="rotate (1.78913701621939) translate (9.80300000002766cm 12.3480000000076cm)" svg:viewBox="0 0 1966 953" draw:points="2,231 0,718 1398,712 1395,953 1966,474 1407,0 1395,238">
          <text:p/>
        </draw:polygon>
        <draw:polygon draw:style-name="gr6" draw:text-style-name="P6" draw:layer="layout" svg:width="2.534cm" svg:height="0.95cm" draw:transform="rotate (-2.85029720143194) translate (10.0720000000031cm 6.44799999996409cm)" svg:viewBox="0 0 2535 951" draw:points="0,237 0,713 1814,714 1810,951 2535,475 1815,0 1810,237">
          <text:p/>
        </draw:polygon>
        <draw:frame draw:style-name="gr196" draw:text-style-name="P8" draw:layer="layout" svg:width="3.849cm" svg:height="1.44cm" svg:x="10.636cm" svg:y="10.647cm">
          <draw:text-box>
            <text:p text:style-name="P3"><text:span text:style-name="T3">Raw TC data are read</text:span></text:p>
            <text:p text:style-name="P3"><text:span text:style-name="T3"><text:s/></text:span><text:span text:style-name="T3">by the TcLoader</text:span></text:p>
            <text:p text:style-name="P3"><text:span text:style-name="T3">from the TcStream</text:span></text:p>
          </draw:text-box>
        </draw:frame>
        <draw:polygon draw:style-name="gr6" draw:text-style-name="P6" draw:layer="layout" svg:width="1.96cm" svg:height="0.955cm" draw:transform="rotate (0.942477796076938) translate (9.42700000001287cm 8.45000000002516cm)" svg:viewBox="0 0 1961 956" draw:points="0,239 0,715 1401,714 1400,956 1961,476 1402,0 1401,238">
          <text:p/>
        </draw:polygon>
        <draw:frame draw:style-name="gr197" draw:text-style-name="P8" draw:layer="layout" svg:width="7.056cm" svg:height="1.027cm" svg:x="11.46cm" svg:y="9.094cm">
          <draw:text-box>
            <text:p text:style-name="P3"><text:span text:style-name="T3">The TcLoader de-serializes the raw TC data</text:span></text:p>
            <text:p text:style-name="P3"><text:span text:style-name="T3">and constructs the TC components</text:span></text:p>
          </draw:text-box>
        </draw:frame>
        <draw:frame draw:style-name="gr198" draw:text-style-name="P7" draw:layer="layout" svg:width="4.397cm" svg:height="0.614cm" svg:x="3.971cm" svg:y="3.373cm">
          <draw:text-box>
            <text:p text:style-name="P3"><text:span text:style-name="T2">PUS Application Process</text:span></text:p>
          </draw:text-box>
        </draw:frame>
        <draw:frame draw:style-name="gr199" draw:text-style-name="P8" draw:layer="layout" svg:width="5.798cm" svg:height="1.027cm" svg:x="11.161cm" svg:y="7.594cm">
          <draw:text-box>
            <text:p text:style-name="P3"><text:span text:style-name="T3">The TC components are loaded into</text:span></text:p>
            <text:p text:style-name="P3"><text:span text:style-name="T3">the TcManager component(s)</text:span></text:p>
          </draw:text-box>
        </draw:frame>
        <draw:frame draw:style-name="gr200" draw:text-style-name="P8" draw:layer="layout" svg:width="5.532cm" svg:height="1.027cm" svg:x="13.506cm" svg:y="5.7cm">
          <draw:text-box>
            <text:p text:style-name="P3"><text:span text:style-name="T3">The TcManager is responsible for </text:span></text:p>
            <text:p text:style-name="P3"><text:span text:style-name="T3">executing the TC components</text:span></text:p>
          </draw:text-box>
        </draw:frame>
        <draw:rect draw:style-name="gr2" draw:text-style-name="P2" draw:layer="layout" svg:width="2.484cm" svg:height="0.992cm" svg:x="4.594cm" svg:y="6.511cm">
          <text:p/>
        </draw:rect>
        <draw:frame draw:style-name="gr63" draw:text-style-name="P5" draw:layer="layout" svg:width="1.886cm" svg:height="0.498cm" svg:x="4.954cm" svg:y="6.752cm">
          <draw:text-box>
            <text:p text:style-name="P3"><text:span text:style-name="T1">TcFactory</text:span></text:p>
          </draw:text-box>
        </draw:frame>
        <draw:polygon draw:style-name="gr6" draw:text-style-name="P6" draw:layer="layout" svg:width="1.96cm" svg:height="0.951cm" draw:transform="rotate (-0.53564154743706) translate (6.89999999997488cm 7.55700000001591cm)" svg:viewBox="0 0 1961 952" draw:points="0,238 0,714 1401,713 1401,952 1961,475 1401,0 1401,238">
          <text:p/>
        </draw:polygon>
        <draw:frame draw:style-name="gr201" draw:text-style-name="P8" draw:layer="layout" svg:width="3.849cm" svg:height="1.853cm" svg:x="4.096cm" svg:y="8.587cm">
          <draw:text-box>
            <text:p text:style-name="P3"><text:span text:style-name="T3">The TcLoader takes </text:span></text:p>
            <text:p text:style-name="P3"><text:span text:style-name="T3">unconfigured TC </text:span></text:p>
            <text:p text:style-name="P3"><text:span text:style-name="T3">components from the</text:span></text:p>
            <text:p text:style-name="P3"><text:span text:style-name="T3">TcFactory </text:span></text:p>
          </draw:text-box>
        </draw:frame>
        <draw:frame draw:style-name="gr202" draw:text-style-name="P8" draw:layer="layout" svg:width="5.688cm" svg:height="1.027cm" svg:x="4.455cm" svg:y="4.858cm">
          <draw:text-box>
            <text:p text:style-name="P3"><text:span text:style-name="T3">The TcManager returns completed </text:span></text:p>
            <text:p text:style-name="P3"><text:span text:style-name="T3">TC components to the TcFactory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20" presentation:class="page"/>
          <draw:frame presentation:style-name="pr2" draw:text-style-name="P9" draw:layer="layout" svg:width="13.953cm" svg:height="12.202cm" svg:x="2.544cm" svg:y="12.85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rect draw:style-name="gr2" draw:text-style-name="P2" draw:layer="layout" svg:width="2.484cm" svg:height="0.992cm" svg:x="7.903cm" svg:y="9.199cm">
          <text:p/>
        </draw:rect>
        <draw:rect draw:style-name="gr2" draw:text-style-name="P2" draw:layer="layout" svg:width="2.484cm" svg:height="0.992cm" svg:x="8.103cm" svg:y="9.399cm">
          <text:p/>
        </draw:rect>
        <draw:rect draw:style-name="gr1" draw:text-style-name="P1" draw:layer="layout" svg:width="16.416cm" svg:height="9.451cm" svg:x="3.969cm" svg:y="4.438cm">
          <text:p/>
        </draw:rect>
        <draw:rect draw:style-name="gr2" draw:text-style-name="P2" draw:layer="layout" svg:width="2.574cm" svg:height="0.992cm" svg:x="9.623cm" svg:y="13.367cm">
          <text:p/>
        </draw:rect>
        <draw:rect draw:style-name="gr2" draw:text-style-name="P2" draw:layer="layout" svg:width="2.484cm" svg:height="0.992cm" svg:x="10.559cm" svg:y="5.499cm">
          <text:p/>
        </draw:rect>
        <draw:rect draw:style-name="gr2" draw:text-style-name="P2" draw:layer="layout" svg:width="2.484cm" svg:height="0.992cm" svg:x="10.759cm" svg:y="5.699cm">
          <text:p/>
        </draw:rect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Cyclical Telemetry Concept</text:p>
          </draw:text-box>
        </draw:frame>
        <draw:frame draw:style-name="gr203" draw:text-style-name="P5" draw:layer="layout" svg:width="1.992cm" svg:height="0.498cm" svg:x="9.874cm" svg:y="13.615cm">
          <draw:text-box>
            <text:p text:style-name="P3"><text:span text:style-name="T1">TmStream</text:span></text:p>
          </draw:text-box>
        </draw:frame>
        <draw:rect draw:style-name="gr2" draw:text-style-name="P2" draw:layer="layout" svg:width="2.484cm" svg:height="0.992cm" svg:x="10.959cm" svg:y="5.899cm">
          <text:p/>
        </draw:rect>
        <draw:frame draw:style-name="gr26" draw:text-style-name="P5" draw:layer="layout" svg:width="1.894cm" svg:height="0.498cm" svg:x="11.219cm" svg:y="6.14cm">
          <draw:text-box>
            <text:p text:style-name="P3"><text:span text:style-name="T1">AppComp</text:span></text:p>
          </draw:text-box>
        </draw:frame>
        <draw:rect draw:style-name="gr2" draw:text-style-name="P2" draw:layer="layout" svg:width="2.484cm" svg:height="0.992cm" svg:x="8.303cm" svg:y="9.599cm">
          <text:p/>
        </draw:rect>
        <draw:frame draw:style-name="gr204" draw:text-style-name="P5" draw:layer="layout" svg:width="2.292cm" svg:height="0.498cm" svg:x="8.363cm" svg:y="9.84cm">
          <draw:text-box>
            <text:p text:style-name="P3"><text:span text:style-name="T1">TmManager</text:span></text:p>
          </draw:text-box>
        </draw:frame>
        <draw:polygon draw:style-name="gr6" draw:text-style-name="P6" draw:layer="layout" svg:width="2.54cm" svg:height="0.955cm" draw:transform="rotate (0.291295452157854) translate (7.43600000000512cm 6.78300000003223cm)" svg:viewBox="0 0 2541 956" draw:points="0,243 1,720 1814,719 1808,956 2541,477 1815,0 1812,244">
          <text:p/>
        </draw:polygon>
        <draw:polygon draw:style-name="gr6" draw:text-style-name="P6" draw:layer="layout" svg:width="1.961cm" svg:height="0.946cm" draw:transform="rotate (-2.19963845628845) translate (11.3139999999875cm 7.60099999997403cm)" svg:viewBox="0 0 1962 947" draw:points="0,239 0,715 1402,713 1403,947 1962,475 1402,0 1401,237">
          <text:p/>
        </draw:polygon>
        <draw:frame draw:style-name="gr198" draw:text-style-name="P7" draw:layer="layout" svg:width="4.397cm" svg:height="0.614cm" svg:x="3.971cm" svg:y="3.873cm">
          <draw:text-box>
            <text:p text:style-name="P3"><text:span text:style-name="T2">PUS Application Process</text:span></text:p>
          </draw:text-box>
        </draw:frame>
        <draw:frame draw:style-name="gr205" draw:text-style-name="P8" draw:layer="layout" svg:width="7.335cm" svg:height="1.169cm" svg:x="11.051cm" svg:y="7.445cm">
          <draw:text-box>
            <text:p text:style-name="P3"><text:span text:style-name="T3">TM packets are loaded and unloaded into the </text:span></text:p>
            <text:p text:style-name="P3"><text:span text:style-name="T3">TmManager by application components</text:span></text:p>
          </draw:text-box>
        </draw:frame>
        <draw:frame draw:style-name="gr206" draw:text-style-name="P8" draw:layer="layout" svg:width="9.541cm" svg:height="1.44cm" svg:x="10.821cm" svg:y="9.268cm">
          <draw:text-box>
            <text:p text:style-name="P3"><text:span text:style-name="T3">The TmManager is responsible for managing the list of</text:span></text:p>
            <text:p text:style-name="P3"><text:span text:style-name="T3">pending TM packets and periodically asking them to update </text:span></text:p>
            <text:p text:style-name="P3"><text:span text:style-name="T3">themselves and serialize themselves to the TmStream</text:span></text:p>
          </draw:text-box>
        </draw:frame>
        <draw:rect draw:style-name="gr2" draw:text-style-name="P2" draw:layer="layout" svg:width="2.484cm" svg:height="0.992cm" svg:x="4.494cm" svg:y="6.711cm">
          <text:p/>
        </draw:rect>
        <draw:frame draw:style-name="gr35" draw:text-style-name="P5" draw:layer="layout" svg:width="2.03cm" svg:height="0.498cm" svg:x="4.854cm" svg:y="6.952cm">
          <draw:text-box>
            <text:p text:style-name="P3"><text:span text:style-name="T1">TmFactory</text:span></text:p>
          </draw:text-box>
        </draw:frame>
        <draw:frame draw:style-name="gr11" draw:text-style-name="P8" draw:layer="layout" svg:width="5.909cm" svg:height="1.027cm" svg:x="4.235cm" svg:y="5.263cm">
          <draw:text-box>
            <text:p text:style-name="P3"><text:span text:style-name="T3">The TmFactory returns unconfigured</text:span></text:p>
            <text:p text:style-name="P3"><text:span text:style-name="T3">TM packet components </text:span></text:p>
          </draw:text-box>
        </draw:frame>
        <draw:polygon draw:style-name="gr6" draw:text-style-name="P6" draw:layer="layout" svg:width="1.962cm" svg:height="0.942cm" draw:transform="rotate (-1.35193203859481) translate (10.4959999999732cm 10.8840000000016cm)" svg:viewBox="0 0 1963 943" draw:points="0,233 2,712 1400,711 1402,943 1963,476 1402,0 1401,230">
          <text:p/>
        </draw:polygon>
        <draw:frame draw:style-name="gr207" draw:text-style-name="P8" draw:layer="layout" svg:width="5.214cm" svg:height="1.139cm" svg:x="10.748cm" svg:y="11.043cm">
          <draw:text-box>
            <text:p text:style-name="P3"><text:span text:style-name="T3">Each TmManager is associated</text:span></text:p>
            <text:p text:style-name="P3"><text:span text:style-name="T3">to the TmStream</text:span></text:p>
          </draw:text-box>
        </draw:frame>
        <draw:polygon draw:style-name="gr6" draw:text-style-name="P6" draw:layer="layout" svg:width="1.962cm" svg:height="0.947cm" draw:transform="rotate (0.942303263151739) translate (22.1750000000182cm 13.6860000000182cm)" svg:viewBox="0 0 1963 948" draw:points="0,239 1,715 1402,714 1404,948 1963,477 1401,0 1403,237">
          <text:p/>
        </draw:polygon>
        <draw:polygon draw:style-name="gr6" draw:text-style-name="P6" draw:layer="layout" svg:width="2.542cm" svg:height="0.955cm" draw:transform="rotate (-2.85047173435714) translate (2.94699999999471cm 4.30899999996657cm)" svg:viewBox="0 0 2543 956" draw:points="0,243 3,719 1816,719 1812,956 2543,476 1818,0 1813,243">
          <text:p/>
        </draw:polygon>
        <draw:polygon draw:style-name="gr6" draw:text-style-name="P6" draw:layer="layout" svg:width="1.962cm" svg:height="0.944cm" draw:transform="rotate (-0.942128730226539) translate (6.71399999998621cm 7.60799999999905cm)" svg:viewBox="0 0 1963 945" draw:points="1961,239 1963,715 561,713 559,945 0,474 560,0 561,237">
          <text:p/>
        </draw:polygon>
        <draw:frame draw:style-name="gr13" draw:text-style-name="P8" draw:layer="layout" svg:width="3.189cm" svg:height="1.853cm" svg:x="4.233cm" svg:y="7.952cm">
          <draw:text-box>
            <text:p text:style-name="P3"><text:span text:style-name="T3">Terminated</text:span></text:p>
            <text:p text:style-name="P3"><text:span text:style-name="T3">TM packets</text:span></text:p>
            <text:p text:style-name="P3"><text:span text:style-name="T3">are returned to</text:span></text:p>
            <text:p text:style-name="P3"><text:span text:style-name="T3">the TmFactory</text:span></text:p>
          </draw:text-box>
        </draw:frame>
        <draw:polygon draw:style-name="gr6" draw:text-style-name="P6" draw:layer="layout" svg:width="1.962cm" svg:height="0.946cm" draw:transform="rotate (-2.19928939043805) translate (8.3059999999867cm 10.9079999999734cm)" svg:viewBox="0 0 1963 947" draw:points="1,238 0,715 1402,713 1404,947 1963,475 1403,0 1404,237">
          <text:p/>
        </draw:polygon>
        <draw:rect draw:style-name="gr2" draw:text-style-name="P2" draw:layer="layout" svg:width="2.484cm" svg:height="0.992cm" svg:x="4.894cm" svg:y="12.511cm">
          <text:p/>
        </draw:rect>
        <draw:frame draw:style-name="gr208" draw:text-style-name="P5" draw:layer="layout" svg:width="2.165cm" svg:height="0.498cm" svg:x="5.054cm" svg:y="12.752cm">
          <draw:text-box>
            <text:p text:style-name="P3"><text:span text:style-name="T1">TmRegistry</text:span></text:p>
          </draw:text-box>
        </draw:frame>
        <draw:frame draw:style-name="gr13" draw:text-style-name="P8" draw:layer="layout" svg:width="3.189cm" svg:height="1.853cm" svg:x="4.534cm" svg:y="11.052cm">
          <draw:text-box>
            <text:p text:style-name="P3"><text:span text:style-name="T3">TmRegistry </text:span></text:p>
            <text:p text:style-name="P3"><text:span text:style-name="T3">filters</text:span></text:p>
            <text:p text:style-name="P3"><text:span text:style-name="T3">TM packets</text:span></text:p>
            <text:p text:style-name="P3"><text:span text:style-name="T3"/></text:p>
          </draw:text-box>
        </draw:frame>
        <draw:polygon draw:style-name="gr6" draw:text-style-name="P6" draw:layer="layout" svg:width="1.961cm" svg:height="0.945cm" draw:transform="rotate (0.942303263151738) translate (6.76900000001288cm 11.9500000000257cm)" svg:viewBox="0 0 1962 946" draw:points="0,239 0,715 1402,712 1403,946 1962,475 1403,0 1402,236">
          <text:p/>
        </draw:polygon>
        <draw:frame draw:style-name="gr209" draw:text-style-name="P8" draw:layer="layout" svg:width="5.798cm" svg:height="1.169cm" svg:x="13.668cm" svg:y="5.522cm">
          <draw:text-box>
            <text:p text:style-name="P3"><text:span text:style-name="T3">Application component wish to</text:span></text:p>
            <text:p text:style-name="P3"><text:span text:style-name="T3">create and send a TM packet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21" presentation:class="page"/>
          <draw:frame presentation:style-name="pr2" draw:text-style-name="P9" draw:layer="layout" svg:width="13.953cm" svg:height="12.202cm" svg:x="2.544cm" svg:y="12.85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4" draw:layer="layout" svg:width="25.4cm" svg:height="2.329cm" svg:x="-0.001cm" svg:y="0cm" presentation:class="title" presentation:user-transformed="true">
          <draw:text-box>
            <text:p text:style-name="P3">Cyclical Telemetry Concept</text:p>
          </draw:text-box>
        </draw:frame>
        <draw:rect draw:style-name="gr113" draw:text-style-name="P68" draw:layer="layout" svg:width="3.196cm" svg:height="1.17cm" svg:x="6.852cm" svg:y="4.613cm">
          <text:p/>
        </draw:rect>
        <draw:frame draw:style-name="gr210" draw:text-style-name="P69" draw:layer="layout" svg:width="2.512cm" svg:height="0.454cm" svg:x="7.232cm" svg:y="4.92cm">
          <draw:text-box>
            <text:p text:style-name="P10"><text:span text:style-name="T24">Application A</text:span></text:p>
          </draw:text-box>
        </draw:frame>
        <draw:polygon draw:style-name="gr6" draw:text-style-name="P6" draw:layer="layout" svg:width="1.497cm" svg:height="0.71cm" draw:transform="skewX (0.00139626340159546) rotate (-1.5707963267949) translate (8.77399999999263cm 5.96100000001976cm)" svg:viewBox="0 0 1498 711" draw:points="1498,179 1497,538 426,536 428,711 0,359 426,0 427,178">
          <text:p/>
        </draw:polygon>
        <draw:frame draw:style-name="gr211" draw:text-style-name="P73" draw:layer="layout" svg:width="4.011cm" svg:height="0.907cm" svg:x="3.866cm" svg:y="6.321cm">
          <draw:text-box>
            <text:p text:style-name="P10"><text:span text:style-name="T25">Target Application is</text:span></text:p>
            <text:p text:style-name="P10"><text:span text:style-name="T25">a service provider for A</text:span></text:p>
          </draw:text-box>
        </draw:frame>
        <draw:rect draw:style-name="gr113" draw:text-style-name="P68" draw:layer="layout" svg:width="3.196cm" svg:height="1.17cm" svg:x="9.246cm" svg:y="10.473cm">
          <text:p/>
        </draw:rect>
        <draw:frame draw:style-name="gr210" draw:text-style-name="P69" draw:layer="layout" svg:width="2.512cm" svg:height="0.454cm" svg:x="9.626cm" svg:y="10.78cm">
          <draw:text-box>
            <text:p text:style-name="P10"><text:span text:style-name="T24">Application C</text:span></text:p>
          </draw:text-box>
        </draw:frame>
        <draw:rect draw:style-name="gr113" draw:text-style-name="P68" draw:layer="layout" svg:width="3.196cm" svg:height="1.17cm" svg:x="4.743cm" svg:y="10.474cm">
          <text:p/>
        </draw:rect>
        <draw:frame draw:style-name="gr210" draw:text-style-name="P69" draw:layer="layout" svg:width="2.512cm" svg:height="0.454cm" svg:x="5.123cm" svg:y="10.781cm">
          <draw:text-box>
            <text:p text:style-name="P10"><text:span text:style-name="T24">Application B</text:span></text:p>
          </draw:text-box>
        </draw:frame>
        <draw:rect draw:style-name="gr212" draw:text-style-name="P77" draw:layer="layout" svg:width="3.196cm" svg:height="1.17cm" svg:x="6.775cm" svg:y="7.624cm">
          <text:p/>
        </draw:rect>
        <draw:frame draw:style-name="gr213" draw:text-style-name="P69" draw:layer="layout" svg:width="2.123cm" svg:height="0.907cm" svg:x="7.255cm" svg:y="7.731cm">
          <draw:text-box>
            <text:p text:style-name="P10"><text:span text:style-name="T24">Target</text:span></text:p>
            <text:p text:style-name="P10"><text:span text:style-name="T24">Application</text:span></text:p>
          </draw:text-box>
        </draw:frame>
        <draw:polygon draw:style-name="gr6" draw:text-style-name="P6" draw:layer="layout" svg:width="1.497cm" svg:height="0.71cm" draw:transform="skewX (0.00139626340159547) rotate (-2.35619449019235) translate (8.07371695422201cm 9.29174307396482cm)" svg:viewBox="0 0 1498 711" draw:points="1498,179 1497,538 426,536 428,711 0,359 426,0 427,178">
          <text:p/>
        </draw:polygon>
        <draw:polygon draw:style-name="gr6" draw:text-style-name="P6" draw:layer="layout" svg:width="1.497cm" svg:height="0.71cm" draw:transform="skewX (0.00139626340159547) rotate (-0.785398163397448) translate (9.63874307396481cm 8.82528304577799cm)" svg:viewBox="0 0 1498 711" draw:points="1498,179 1497,538 426,536 428,711 0,359 426,0 427,178">
          <text:p/>
        </draw:polygon>
        <draw:frame draw:style-name="gr214" draw:text-style-name="P73" draw:layer="layout" svg:width="4.185cm" svg:height="0.907cm" svg:x="1.957cm" svg:y="9.017cm">
          <draw:text-box>
            <text:p text:style-name="P10"><text:span text:style-name="T25">Target Application is a</text:span></text:p>
            <text:p text:style-name="P10"><text:span text:style-name="T25">service user for B and C</text:span></text:p>
          </draw:text-box>
        </draw:frame>
        <draw:rect draw:style-name="gr113" draw:text-style-name="P68" draw:layer="layout" svg:width="3.196cm" svg:height="1.17cm" svg:x="18.273cm" svg:y="5.378cm">
          <text:p/>
        </draw:rect>
        <draw:frame draw:style-name="gr210" draw:text-style-name="P69" draw:layer="layout" svg:width="2.512cm" svg:height="0.454cm" svg:x="18.653cm" svg:y="5.685cm">
          <draw:text-box>
            <text:p text:style-name="P10"><text:span text:style-name="T24">Application A</text:span></text:p>
          </draw:text-box>
        </draw:frame>
        <draw:polygon draw:style-name="gr6" draw:text-style-name="P6" draw:layer="layout" svg:width="1.497cm" svg:height="0.71cm" draw:transform="skewX (0.00139626340159546) rotate (-1.5707963267949) translate (19.894999999993cm 6.72600000001976cm)" svg:viewBox="0 0 1498 711" draw:points="1498,179 1497,538 426,536 428,711 0,359 426,0 427,178">
          <text:p/>
        </draw:polygon>
        <draw:frame draw:style-name="gr215" draw:text-style-name="P73" draw:layer="layout" svg:width="5.217cm" svg:height="0.581cm" svg:x="17.273cm" svg:y="4.568cm">
          <draw:text-box>
            <text:p text:style-name="P10"><text:span text:style-name="T25">A uses services provided by B</text:span></text:p>
          </draw:text-box>
        </draw:frame>
        <draw:rect draw:style-name="gr113" draw:text-style-name="P68" draw:layer="layout" svg:width="3.196cm" svg:height="1.17cm" svg:x="18.396cm" svg:y="8.389cm">
          <text:p/>
        </draw:rect>
        <draw:frame draw:style-name="gr210" draw:text-style-name="P69" draw:layer="layout" svg:width="2.512cm" svg:height="0.454cm" svg:x="18.776cm" svg:y="8.796cm">
          <draw:text-box>
            <text:p text:style-name="P10"><text:span text:style-name="T24">Application B</text:span></text:p>
          </draw:text-box>
        </draw:frame>
        <draw:polygon draw:style-name="gr6" draw:text-style-name="P6" draw:layer="layout" svg:width="1.497cm" svg:height="0.71cm" draw:transform="skewX (0.00139626340159546) rotate (1.5707963267949) translate (20.0160000000126cm 8.18199999998472cm)" svg:viewBox="0 0 1498 711" draw:points="1498,179 1497,538 426,536 428,711 0,359 426,0 427,178">
          <text:p/>
        </draw:polygon>
        <draw:frame draw:style-name="gr216" draw:text-style-name="P73" draw:layer="layout" svg:width="1.475cm" svg:height="0.907cm" svg:x="17.707cm" svg:y="7.212cm">
          <draw:text-box>
            <text:p text:style-name="P10"><text:span text:style-name="T25">Service</text:span></text:p>
            <text:p text:style-name="P10"><text:span text:style-name="T25">Report</text:span></text:p>
          </draw:text-box>
        </draw:frame>
        <draw:frame draw:style-name="gr217" draw:text-style-name="P70" draw:layer="layout" svg:width="1.797cm" svg:height="0.907cm" svg:x="20.812cm" svg:y="6.754cm">
          <draw:text-box>
            <text:p text:style-name="P36"><text:span text:style-name="T25">Service</text:span></text:p>
            <text:p text:style-name="P36"><text:span text:style-name="T25">Command</text:span></text:p>
          </draw:text-box>
        </draw:frame>
        <draw:rect draw:style-name="gr113" draw:text-style-name="P68" draw:layer="layout" svg:width="3.196cm" svg:height="1.17cm" svg:x="3.77cm" svg:y="14.263cm">
          <text:p/>
        </draw:rect>
        <draw:frame draw:style-name="gr210" draw:text-style-name="P69" draw:layer="layout" svg:width="2.512cm" svg:height="0.454cm" svg:x="4.15cm" svg:y="14.57cm">
          <draw:text-box>
            <text:p text:style-name="P10"><text:span text:style-name="T24">Application A</text:span></text:p>
          </draw:text-box>
        </draw:frame>
        <draw:rect draw:style-name="gr113" draw:text-style-name="P68" draw:layer="layout" svg:width="3.196cm" svg:height="1.17cm" svg:x="9.735cm" svg:y="14.262cm">
          <text:p/>
        </draw:rect>
        <draw:frame draw:style-name="gr210" draw:text-style-name="P69" draw:layer="layout" svg:width="2.512cm" svg:height="0.454cm" svg:x="10.115cm" svg:y="14.569cm">
          <draw:text-box>
            <text:p text:style-name="P10"><text:span text:style-name="T24">Application B</text:span></text:p>
          </draw:text-box>
        </draw:frame>
        <draw:rect draw:style-name="gr113" draw:text-style-name="P68" draw:layer="layout" svg:width="3.196cm" svg:height="1.17cm" svg:x="15.451cm" svg:y="14.312cm">
          <text:p/>
        </draw:rect>
        <draw:frame draw:style-name="gr210" draw:text-style-name="P69" draw:layer="layout" svg:width="2.512cm" svg:height="0.454cm" svg:x="15.831cm" svg:y="14.619cm">
          <draw:text-box>
            <text:p text:style-name="P10"><text:span text:style-name="T24">Application C</text:span></text:p>
          </draw:text-box>
        </draw:frame>
        <draw:polygon draw:style-name="gr6" draw:text-style-name="P6" draw:layer="layout" svg:width="1.497cm" svg:height="0.71cm" draw:transform="skewX (0.00139626340159546) rotate (3.14159265358979) translate (9.17799999998024cm 15.1239999999926cm)" svg:viewBox="0 0 1498 711" draw:points="1498,179 1497,538 426,536 428,711 0,359 426,0 427,178">
          <text:p/>
        </draw:polygon>
        <draw:polygon draw:style-name="gr6" draw:text-style-name="P6" draw:layer="layout" svg:width="1.497cm" svg:height="0.71cm" draw:transform="skewX (0.00139626340159546) rotate (3.14159265358979) translate (15.0189999999802cm 15.1989999999926cm)" svg:viewBox="0 0 1498 711" draw:points="1498,179 1497,538 426,536 428,711 0,359 426,0 427,178">
          <text:p/>
        </draw:polygon>
        <draw:frame draw:style-name="gr218" draw:text-style-name="P73" draw:layer="layout" svg:width="3.556cm" svg:height="0.907cm" svg:x="4.989cm" svg:y="12.936cm">
          <draw:text-box>
            <text:p text:style-name="P10"><text:span text:style-name="T25">Service Command</text:span></text:p>
            <text:p text:style-name="P10"><text:span text:style-name="T25">for Application C</text:span></text:p>
          </draw:text-box>
        </draw:frame>
        <draw:line draw:style-name="gr219" draw:text-style-name="P39" draw:layer="layout" svg:x1="7.763cm" svg:y1="13.803cm" svg:x2="8.387cm" svg:y2="14.477cm">
          <text:p/>
        </draw:line>
        <draw:frame draw:style-name="gr220" draw:text-style-name="P73" draw:layer="layout" svg:width="4.629cm" svg:height="0.907cm" svg:x="9.058cm" svg:y="13.185cm">
          <draw:text-box>
            <text:p text:style-name="P10"><text:span text:style-name="T25">Application B re-routes</text:span></text:p>
            <text:p text:style-name="P10"><text:span text:style-name="T25">Command to Application C</text:span></text:p>
          </draw:text-box>
        </draw:frame>
        <presentation:notes draw:style-name="dp2">
          <draw:page-thumbnail draw:style-name="gr19" draw:layer="layout" svg:width="13.551cm" svg:height="10.164cm" svg:x="2.752cm" svg:y="2.024cm" draw:page-number="22" presentation:class="page"/>
          <draw:frame presentation:style-name="pr2" draw:text-style-name="P9" draw:layer="layout" svg:width="13.953cm" svg:height="12.202cm" svg:x="2.544cm" svg:y="12.85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resentation" presentation:presentation-page-layout-name="AL1T1">
        <draw:rect draw:style-name="gr113" draw:text-style-name="P68" draw:layer="layout" svg:width="1.098cm" svg:height="0.568cm" svg:x="5.621cm" svg:y="9.909cm">
          <text:p/>
        </draw:rect>
        <draw:frame draw:style-name="gr221" draw:text-style-name="P78" draw:layer="layout" svg:width="0.702cm" svg:height="0.581cm" svg:x="5.977cm" svg:y="9.992cm">
          <draw:text-box>
            <text:p text:style-name="P10"><text:span text:style-name="T31">S3</text:span></text:p>
          </draw:text-box>
        </draw:frame>
        <draw:rect draw:style-name="gr222" draw:text-style-name="P79" draw:layer="layout" svg:width="8.038cm" svg:height="3.355cm" svg:x="4.301cm" svg:y="9.105cm">
          <text:p/>
        </draw:rect>
        <draw:frame presentation:style-name="pr12" draw:text-style-name="P4" draw:layer="layout" svg:width="17.625cm" svg:height="3.181cm" svg:x="0.689cm" svg:y="0.247cm" presentation:class="title" presentation:user-transformed="true">
          <draw:text-box>
            <text:p text:style-name="P3">Families of Interfaces </text:p>
          </draw:text-box>
        </draw:frame>
        <draw:frame draw:style-name="gr223" draw:text-style-name="P73" draw:layer="layout" svg:width="1.788cm" svg:height="0.581cm" svg:x="5.377cm" svg:y="9.288cm">
          <draw:text-box>
            <text:p text:style-name="P10"><text:span text:style-name="T25">Services</text:span></text:p>
          </draw:text-box>
        </draw:frame>
        <draw:rect draw:style-name="gr113" draw:text-style-name="P68" draw:layer="layout" svg:width="1.098cm" svg:height="0.568cm" svg:x="5.621cm" svg:y="9.909cm">
          <text:p/>
        </draw:rect>
        <draw:frame draw:style-name="gr221" draw:text-style-name="P78" draw:layer="layout" svg:width="0.702cm" svg:height="0.581cm" svg:x="5.977cm" svg:y="9.992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5.821cm" svg:y="10.109cm">
          <text:p/>
        </draw:rect>
        <draw:frame draw:style-name="gr221" draw:text-style-name="P78" draw:layer="layout" svg:width="0.702cm" svg:height="0.581cm" svg:x="6.177cm" svg:y="10.1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6.021cm" svg:y="10.309cm">
          <text:p/>
        </draw:rect>
        <draw:frame draw:style-name="gr224" draw:text-style-name="P73" draw:layer="layout" svg:width="1.992cm" svg:height="0.581cm" svg:x="10.046cm" svg:y="9.989cm">
          <draw:text-box>
            <text:p text:style-name="P10"><text:span text:style-name="T25">Commands</text:span></text:p>
          </draw:text-box>
        </draw:frame>
        <draw:frame draw:style-name="gr223" draw:text-style-name="P73" draw:layer="layout" svg:width="1.788cm" svg:height="0.581cm" svg:x="10.053cm" svg:y="11.424cm">
          <draw:text-box>
            <text:p text:style-name="P10"><text:span text:style-name="T25">Reports</text:span></text:p>
          </draw:text-box>
        </draw:frame>
        <draw:rect draw:style-name="gr225" draw:text-style-name="P80" draw:layer="layout" svg:width="1.098cm" svg:height="0.568cm" svg:x="8.379cm" svg:y="11.168cm">
          <text:p/>
        </draw:rect>
        <draw:line draw:style-name="gr128" draw:layer="layout" svg:x1="7.116cm" svg:y1="10.635cm" svg:x2="8.386cm" svg:y2="10.158cm">
          <text:p/>
        </draw:line>
        <draw:line draw:style-name="gr128" draw:layer="layout" svg:x1="7.116cm" svg:y1="10.636cm" svg:x2="8.23cm" svg:y2="11.464cm">
          <text:p/>
        </draw:line>
        <draw:rect draw:style-name="gr222" draw:text-style-name="P79" draw:layer="layout" svg:width="7.148cm" svg:height="3.175cm" svg:x="9.588cm" svg:y="3.9cm">
          <text:p/>
        </draw:rect>
        <draw:rect draw:style-name="gr225" draw:text-style-name="P80" draw:layer="layout" svg:width="1.098cm" svg:height="0.568cm" svg:x="13.373cm" svg:y="4.666cm">
          <text:p/>
        </draw:rect>
        <draw:frame draw:style-name="gr217" draw:text-style-name="P73" draw:layer="layout" svg:width="1.797cm" svg:height="0.907cm" svg:x="14.672cm" svg:y="4.521cm">
          <draw:text-box>
            <text:p text:style-name="P10"><text:span text:style-name="T25">Command</text:span></text:p>
            <text:p text:style-name="P10"><text:span text:style-name="T25">Concept</text:span></text:p>
          </draw:text-box>
        </draw:frame>
        <draw:rect draw:style-name="gr225" draw:text-style-name="P80" draw:layer="layout" svg:width="1.098cm" svg:height="0.568cm" svg:x="13.474cm" svg:y="6.166cm">
          <text:p/>
        </draw:rect>
        <draw:frame draw:style-name="gr226" draw:text-style-name="P73" draw:layer="layout" svg:width="1.788cm" svg:height="0.907cm" svg:x="14.787cm" svg:y="5.98cm">
          <draw:text-box>
            <text:p text:style-name="P10"><text:span text:style-name="T25">Report</text:span></text:p>
            <text:p text:style-name="P10"><text:span text:style-name="T25">Concept</text:span></text:p>
          </draw:text-box>
        </draw:frame>
        <draw:rect draw:style-name="gr113" draw:text-style-name="P68" draw:layer="layout" svg:width="1.098cm" svg:height="0.568cm" svg:x="10.112cm" svg:y="5.074cm">
          <text:p/>
        </draw:rect>
        <draw:frame draw:style-name="gr226" draw:text-style-name="P73" draw:layer="layout" svg:width="1.788cm" svg:height="0.907cm" svg:x="9.917cm" svg:y="4.081cm">
          <draw:text-box>
            <text:p text:style-name="P10"><text:span text:style-name="T25">Service</text:span></text:p>
            <text:p text:style-name="P10"><text:span text:style-name="T25">Concept</text:span></text:p>
          </draw:text-box>
        </draw:frame>
        <draw:line draw:style-name="gr128" draw:layer="layout" svg:x1="11.28cm" svg:y1="5.349cm" svg:x2="13.346cm" svg:y2="4.924cm">
          <text:p/>
        </draw:line>
        <draw:line draw:style-name="gr128" draw:layer="layout" svg:x1="11.28cm" svg:y1="5.35cm" svg:x2="13.405cm" svg:y2="6.452cm">
          <text:p/>
        </draw:line>
        <draw:line draw:style-name="gr157" draw:layer="layout" svg:x1="10.278cm" svg:y1="8.828cm" svg:x2="12.048cm" svg:y2="7.231cm">
          <text:p/>
        </draw:line>
        <draw:frame draw:style-name="gr227" draw:text-style-name="P81" draw:layer="layout" svg:width="4.717cm" svg:height="0.907cm" svg:x="16.949cm" svg:y="3.994cm">
          <draw:text-box>
            <text:p text:style-name="P36"><text:span text:style-name="T24">Definition of Generic</text:span></text:p>
            <text:p text:style-name="P36"><text:span text:style-name="T24">Cmd. and Rep. Concepts</text:span></text:p>
          </draw:text-box>
        </draw:frame>
        <draw:frame draw:style-name="gr228" draw:text-style-name="P69" draw:layer="layout" svg:width="5.717cm" svg:height="0.564cm" svg:x="4.339cm" svg:y="8.446cm">
          <draw:text-box>
            <text:p text:style-name="P10"><text:span text:style-name="T24">Standard Services in Domain 1</text:span></text:p>
          </draw:text-box>
        </draw:frame>
        <draw:line draw:style-name="gr157" draw:layer="layout" svg:x1="16.282cm" svg:y1="8.751cm" svg:x2="14.391cm" svg:y2="7.232cm">
          <text:p/>
        </draw:line>
        <draw:rect draw:style-name="gr222" draw:text-style-name="P79" draw:layer="layout" svg:width="8.038cm" svg:height="3.355cm" svg:x="14.501cm" svg:y="9.106cm">
          <text:p/>
        </draw:rect>
        <draw:frame draw:style-name="gr223" draw:text-style-name="P73" draw:layer="layout" svg:width="1.788cm" svg:height="0.581cm" svg:x="15.577cm" svg:y="9.289cm">
          <draw:text-box>
            <text:p text:style-name="P10"><text:span text:style-name="T25">Services</text:span></text:p>
          </draw:text-box>
        </draw:frame>
        <draw:frame draw:style-name="gr224" draw:text-style-name="P73" draw:layer="layout" svg:width="1.992cm" svg:height="0.581cm" svg:x="20.246cm" svg:y="9.99cm">
          <draw:text-box>
            <text:p text:style-name="P10"><text:span text:style-name="T25">Commands</text:span></text:p>
          </draw:text-box>
        </draw:frame>
        <draw:frame draw:style-name="gr229" draw:text-style-name="P73" draw:layer="layout" svg:width="1.365cm" svg:height="0.581cm" svg:x="20.253cm" svg:y="11.425cm">
          <draw:text-box>
            <text:p text:style-name="P10"><text:span text:style-name="T25">Reports</text:span></text:p>
          </draw:text-box>
        </draw:frame>
        <draw:frame draw:style-name="gr230" draw:text-style-name="P82" draw:layer="layout" svg:width="5.717cm" svg:height="0.522cm" svg:x="16.767cm" svg:y="8.509cm">
          <draw:text-box>
            <text:p text:style-name="P71"><text:span text:style-name="T24">Standard Services in Domain 2</text:span></text:p>
          </draw:text-box>
        </draw:frame>
        <draw:rect draw:style-name="gr222" draw:text-style-name="P79" draw:layer="layout" svg:width="5.292cm" svg:height="3.355cm" svg:x="4.535cm" svg:y="14.006cm">
          <text:p/>
        </draw:rect>
        <draw:rect draw:style-name="gr113" draw:text-style-name="P68" draw:layer="layout" svg:width="1.098cm" svg:height="0.568cm" svg:x="4.921cm" svg:y="14.81cm">
          <text:p/>
        </draw:rect>
        <draw:frame draw:style-name="gr223" draw:text-style-name="P73" draw:layer="layout" svg:width="1.788cm" svg:height="0.581cm" svg:x="4.677cm" svg:y="14.189cm">
          <draw:text-box>
            <text:p text:style-name="P10"><text:span text:style-name="T25">Services</text:span></text:p>
          </draw:text-box>
        </draw:frame>
        <draw:rect draw:style-name="gr113" draw:text-style-name="P68" draw:layer="layout" svg:width="1.098cm" svg:height="0.568cm" svg:x="5.321cm" svg:y="15.21cm">
          <text:p/>
        </draw:rect>
        <draw:rect draw:style-name="gr225" draw:text-style-name="P80" draw:layer="layout" svg:width="1.098cm" svg:height="0.568cm" svg:x="7.696cm" svg:y="14.731cm">
          <text:p/>
        </draw:rect>
        <draw:frame draw:style-name="gr224" draw:text-style-name="P73" draw:layer="layout" svg:width="1.992cm" svg:height="0.581cm" svg:x="7.565cm" svg:y="14.102cm">
          <draw:text-box>
            <text:p text:style-name="P10"><text:span text:style-name="T25">Commands</text:span></text:p>
          </draw:text-box>
        </draw:frame>
        <draw:rect draw:style-name="gr225" draw:text-style-name="P80" draw:layer="layout" svg:width="1.098cm" svg:height="0.568cm" svg:x="8.096cm" svg:y="15.131cm">
          <text:p/>
        </draw:rect>
        <draw:rect draw:style-name="gr225" draw:text-style-name="P80" draw:layer="layout" svg:width="1.098cm" svg:height="0.568cm" svg:x="7.696cm" svg:y="16.031cm">
          <text:p/>
        </draw:rect>
        <draw:frame draw:style-name="gr223" draw:text-style-name="P73" draw:layer="layout" svg:width="1.788cm" svg:height="0.581cm" svg:x="7.576cm" svg:y="16.86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8.08cm" svg:y="16.095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7.896cm" svg:y="16.231cm">
          <text:p/>
        </draw:rect>
        <draw:line draw:style-name="gr128" draw:layer="layout" svg:x1="6.416cm" svg:y1="15.536cm" svg:x2="7.686cm" svg:y2="15.059cm">
          <text:p/>
        </draw:line>
        <draw:line draw:style-name="gr128" draw:layer="layout" svg:x1="6.416cm" svg:y1="15.537cm" svg:x2="7.53cm" svg:y2="16.365cm">
          <text:p/>
        </draw:line>
        <draw:frame draw:style-name="gr232" draw:text-style-name="P78" draw:layer="layout" svg:width="0.961cm" svg:height="0.581cm" svg:x="5.277cm" svg:y="14.89cm">
          <draw:text-box>
            <text:p text:style-name="P10"><text:span text:style-name="T31">S1</text:span></text:p>
          </draw:text-box>
        </draw:frame>
        <draw:frame draw:style-name="gr233" draw:text-style-name="P78" draw:layer="layout" svg:width="1.201cm" svg:height="0.581cm" svg:x="5.677cm" svg:y="15.291cm">
          <draw:text-box>
            <text:p text:style-name="P10"><text:span text:style-name="T31">S3</text:span></text:p>
          </draw:text-box>
        </draw:frame>
        <draw:frame draw:style-name="gr221" draw:text-style-name="P78" draw:layer="layout" svg:width="0.702cm" svg:height="0.581cm" svg:x="6.377cm" svg:y="10.392cm">
          <draw:text-box>
            <text:p text:style-name="P10"><text:span text:style-name="T31">S3</text:span></text:p>
          </draw:text-box>
        </draw:frame>
        <draw:frame draw:style-name="gr234" draw:text-style-name="P78" draw:layer="layout" svg:width="0.876cm" svg:height="1.37cm" svg:x="8.699cm" svg:y="11.248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8.579cm" svg:y="11.368cm">
          <text:p/>
        </draw:rect>
        <draw:frame draw:style-name="gr235" draw:text-style-name="P78" draw:layer="layout" svg:width="0.876cm" svg:height="0.67cm" svg:x="8.899cm" svg:y="11.448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8.779cm" svg:y="11.568cm">
          <text:p/>
        </draw:rect>
        <draw:frame draw:style-name="gr236" draw:text-style-name="P78" draw:layer="layout" svg:width="1.629cm" svg:height="0.614cm" svg:x="9.099cm" svg:y="11.648cm">
          <draw:text-box>
            <text:p text:style-name="P10"><text:span text:style-name="T31">R3</text:span></text:p>
          </draw:text-box>
        </draw:frame>
        <draw:g>
          <draw:rect draw:style-name="gr225" draw:text-style-name="P80" draw:layer="layout" svg:width="1.098cm" svg:height="0.568cm" svg:x="8.395cm" svg:y="9.842cm">
            <text:p/>
          </draw:rect>
          <draw:frame draw:style-name="gr237" draw:text-style-name="P78" draw:layer="layout" svg:width="4.132cm" svg:height="0.837cm" svg:x="8.7cm" svg:y="9.877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8.596cm" svg:y="10.042cm">
            <text:p/>
          </draw:rect>
          <draw:frame draw:style-name="gr238" draw:text-style-name="P78" draw:layer="layout" svg:width="1.364cm" svg:height="0.722cm" svg:x="8.901cm" svg:y="10.077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8.797cm" svg:y="10.242cm">
            <text:p/>
          </draw:rect>
          <draw:frame draw:style-name="gr239" draw:text-style-name="P78" draw:layer="layout" svg:width="1.101cm" svg:height="0.837cm" svg:x="9.102cm" svg:y="10.277cm">
            <draw:text-box>
              <text:p text:style-name="P10"><text:span text:style-name="T31">C3</text:span></text:p>
            </draw:text-box>
          </draw:frame>
        </draw:g>
        <draw:rect draw:style-name="gr113" draw:text-style-name="P68" draw:layer="layout" svg:width="1.098cm" svg:height="0.568cm" svg:x="15.822cm" svg:y="9.91cm">
          <text:p/>
        </draw:rect>
        <draw:frame draw:style-name="gr221" draw:text-style-name="P78" draw:layer="layout" svg:width="0.702cm" svg:height="0.581cm" svg:x="16.178cm" svg:y="9.9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5.822cm" svg:y="9.91cm">
          <text:p/>
        </draw:rect>
        <draw:frame draw:style-name="gr221" draw:text-style-name="P78" draw:layer="layout" svg:width="0.702cm" svg:height="0.581cm" svg:x="16.178cm" svg:y="9.993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6.022cm" svg:y="10.11cm">
          <text:p/>
        </draw:rect>
        <draw:frame draw:style-name="gr221" draw:text-style-name="P78" draw:layer="layout" svg:width="0.702cm" svg:height="0.581cm" svg:x="16.378cm" svg:y="10.194cm">
          <draw:text-box>
            <text:p text:style-name="P10"><text:span text:style-name="T31">S3</text:span></text:p>
          </draw:text-box>
        </draw:frame>
        <draw:rect draw:style-name="gr113" draw:text-style-name="P68" draw:layer="layout" svg:width="1.098cm" svg:height="0.568cm" svg:x="16.222cm" svg:y="10.31cm">
          <text:p/>
        </draw:rect>
        <draw:rect draw:style-name="gr225" draw:text-style-name="P80" draw:layer="layout" svg:width="1.098cm" svg:height="0.568cm" svg:x="18.58cm" svg:y="11.169cm">
          <text:p/>
        </draw:rect>
        <draw:line draw:style-name="gr128" draw:layer="layout" svg:x1="17.317cm" svg:y1="10.636cm" svg:x2="18.587cm" svg:y2="10.159cm">
          <text:p/>
        </draw:line>
        <draw:line draw:style-name="gr128" draw:layer="layout" svg:x1="17.317cm" svg:y1="10.637cm" svg:x2="18.431cm" svg:y2="11.465cm">
          <text:p/>
        </draw:line>
        <draw:frame draw:style-name="gr221" draw:text-style-name="P78" draw:layer="layout" svg:width="0.702cm" svg:height="0.581cm" svg:x="16.578cm" svg:y="10.393cm">
          <draw:text-box>
            <text:p text:style-name="P10"><text:span text:style-name="T31">S6</text:span></text:p>
          </draw:text-box>
        </draw:frame>
        <draw:frame draw:style-name="gr234" draw:text-style-name="P78" draw:layer="layout" svg:width="0.876cm" svg:height="1.37cm" svg:x="18.9cm" svg:y="11.249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18.78cm" svg:y="11.369cm">
          <text:p/>
        </draw:rect>
        <draw:frame draw:style-name="gr235" draw:text-style-name="P78" draw:layer="layout" svg:width="0.876cm" svg:height="0.67cm" svg:x="19.1cm" svg:y="11.449cm">
          <draw:text-box>
            <text:p text:style-name="P10"><text:span text:style-name="T31">R3</text:span></text:p>
          </draw:text-box>
        </draw:frame>
        <draw:rect draw:style-name="gr225" draw:text-style-name="P80" draw:layer="layout" svg:width="1.098cm" svg:height="0.568cm" svg:x="18.98cm" svg:y="11.569cm">
          <text:p/>
        </draw:rect>
        <draw:frame draw:style-name="gr240" draw:text-style-name="P78" draw:layer="layout" svg:width="1.629cm" svg:height="0.833cm" svg:x="19.3cm" svg:y="11.649cm">
          <draw:text-box>
            <text:p text:style-name="P10"><text:span text:style-name="T31">R3</text:span></text:p>
          </draw:text-box>
        </draw:frame>
        <draw:g>
          <draw:rect draw:style-name="gr225" draw:text-style-name="P80" draw:layer="layout" svg:width="1.098cm" svg:height="0.568cm" svg:x="18.596cm" svg:y="9.843cm">
            <text:p/>
          </draw:rect>
          <draw:frame draw:style-name="gr241" draw:text-style-name="P78" draw:layer="layout" svg:width="2.134cm" svg:height="0.837cm" svg:x="18.901cm" svg:y="9.878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18.797cm" svg:y="10.043cm">
            <text:p/>
          </draw:rect>
          <draw:frame draw:style-name="gr242" draw:text-style-name="P78" draw:layer="layout" svg:width="0.705cm" svg:height="0.722cm" svg:x="19.102cm" svg:y="10.078cm">
            <draw:text-box>
              <text:p text:style-name="P10"><text:span text:style-name="T31">C3</text:span></text:p>
            </draw:text-box>
          </draw:frame>
          <draw:rect draw:style-name="gr225" draw:text-style-name="P80" draw:layer="layout" svg:width="1.098cm" svg:height="0.568cm" svg:x="18.998cm" svg:y="10.243cm">
            <text:p/>
          </draw:rect>
          <draw:frame draw:style-name="gr243" draw:text-style-name="P78" draw:layer="layout" svg:width="0.569cm" svg:height="0.837cm" svg:x="19.303cm" svg:y="10.278cm">
            <draw:text-box>
              <text:p text:style-name="P10"><text:span text:style-name="T31">C3</text:span></text:p>
            </draw:text-box>
          </draw:frame>
        </draw:g>
        <draw:frame draw:style-name="gr233" draw:text-style-name="P78" draw:layer="layout" svg:width="1.201cm" svg:height="0.581cm" svg:x="8.078cm" svg:y="14.792cm">
          <draw:text-box>
            <text:p text:style-name="P10"><text:span text:style-name="T31">C1</text:span></text:p>
          </draw:text-box>
        </draw:frame>
        <draw:frame draw:style-name="gr233" draw:text-style-name="P78" draw:layer="layout" svg:width="1.201cm" svg:height="0.581cm" svg:x="8.479cm" svg:y="15.193cm">
          <draw:text-box>
            <text:p text:style-name="P10"><text:span text:style-name="T31">C3</text:span></text:p>
          </draw:text-box>
        </draw:frame>
        <draw:frame draw:style-name="gr231" draw:text-style-name="P78" draw:layer="layout" svg:width="0.996cm" svg:height="0.581cm" svg:x="8.28cm" svg:y="16.294cm">
          <draw:text-box>
            <text:p text:style-name="P10"><text:span text:style-name="T31">R2</text:span></text:p>
          </draw:text-box>
        </draw:frame>
        <draw:line draw:style-name="gr157" draw:layer="layout" svg:x1="7.886cm" svg:y1="13.789cm" svg:x2="8.675cm" svg:y2="12.618cm">
          <text:p/>
        </draw:line>
        <draw:rect draw:style-name="gr222" draw:text-style-name="P79" draw:layer="layout" svg:width="5.47cm" svg:height="3.355cm" svg:x="10.63cm" svg:y="13.98cm">
          <text:p/>
        </draw:rect>
        <draw:rect draw:style-name="gr113" draw:text-style-name="P68" draw:layer="layout" svg:width="1.098cm" svg:height="0.568cm" svg:x="11.039cm" svg:y="14.984cm">
          <text:p/>
        </draw:rect>
        <draw:frame draw:style-name="gr223" draw:text-style-name="P73" draw:layer="layout" svg:width="1.788cm" svg:height="0.581cm" svg:x="10.795cm" svg:y="14.363cm">
          <draw:text-box>
            <text:p text:style-name="P10"><text:span text:style-name="T25">Services</text:span></text:p>
          </draw:text-box>
        </draw:frame>
        <draw:frame draw:style-name="gr244" draw:text-style-name="P78" draw:layer="layout" svg:width="0.75cm" svg:height="0.581cm" svg:x="11.395cm" svg:y="15.064cm">
          <draw:text-box>
            <text:p text:style-name="P10"><text:span text:style-name="T31">S1</text:span></text:p>
          </draw:text-box>
        </draw:frame>
        <draw:rect draw:style-name="gr113" draw:text-style-name="P68" draw:layer="layout" svg:width="1.098cm" svg:height="0.568cm" svg:x="11.239cm" svg:y="15.184cm">
          <text:p/>
        </draw:rect>
        <draw:rect draw:style-name="gr225" draw:text-style-name="P80" draw:layer="layout" svg:width="1.098cm" svg:height="0.568cm" svg:x="13.814cm" svg:y="14.705cm">
          <text:p/>
        </draw:rect>
        <draw:frame draw:style-name="gr224" draw:text-style-name="P73" draw:layer="layout" svg:width="1.992cm" svg:height="0.581cm" svg:x="13.709cm" svg:y="14.152cm">
          <draw:text-box>
            <text:p text:style-name="P10"><text:span text:style-name="T25">Commands</text:span></text:p>
          </draw:text-box>
        </draw:frame>
        <draw:frame draw:style-name="gr233" draw:text-style-name="P78" draw:layer="layout" svg:width="1.201cm" svg:height="0.581cm" svg:x="14.196cm" svg:y="14.766cm">
          <draw:text-box>
            <text:p text:style-name="P10"><text:span text:style-name="T31">C1</text:span></text:p>
          </draw:text-box>
        </draw:frame>
        <draw:rect draw:style-name="gr225" draw:text-style-name="P80" draw:layer="layout" svg:width="1.098cm" svg:height="0.568cm" svg:x="14.014cm" svg:y="14.905cm">
          <text:p/>
        </draw:rect>
        <draw:rect draw:style-name="gr225" draw:text-style-name="P80" draw:layer="layout" svg:width="1.098cm" svg:height="0.568cm" svg:x="13.814cm" svg:y="16.005cm">
          <text:p/>
        </draw:rect>
        <draw:frame draw:style-name="gr223" draw:text-style-name="P73" draw:layer="layout" svg:width="1.788cm" svg:height="0.581cm" svg:x="13.791cm" svg:y="16.859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14.198cm" svg:y="16.069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14.014cm" svg:y="16.205cm">
          <text:p/>
        </draw:rect>
        <draw:line draw:style-name="gr128" draw:layer="layout" svg:x1="12.534cm" svg:y1="15.51cm" svg:x2="13.804cm" svg:y2="15.033cm">
          <text:p/>
        </draw:line>
        <draw:line draw:style-name="gr128" draw:layer="layout" svg:x1="12.534cm" svg:y1="15.511cm" svg:x2="13.648cm" svg:y2="16.339cm">
          <text:p/>
        </draw:line>
        <draw:frame draw:style-name="gr233" draw:text-style-name="P78" draw:layer="layout" svg:width="1.201cm" svg:height="0.581cm" svg:x="11.595cm" svg:y="15.265cm">
          <draw:text-box>
            <text:p text:style-name="P10"><text:span text:style-name="T31">S8</text:span></text:p>
          </draw:text-box>
        </draw:frame>
        <draw:frame draw:style-name="gr245" draw:text-style-name="P78" draw:layer="layout" svg:width="0.91cm" svg:height="0.593cm" svg:x="14.397cm" svg:y="14.967cm">
          <draw:text-box>
            <text:p text:style-name="P10"><text:span text:style-name="T31">C2</text:span></text:p>
          </draw:text-box>
        </draw:frame>
        <draw:frame draw:style-name="gr231" draw:text-style-name="P78" draw:layer="layout" svg:width="0.996cm" svg:height="0.581cm" svg:x="14.398cm" svg:y="16.268cm">
          <draw:text-box>
            <text:p text:style-name="P10"><text:span text:style-name="T31">R3</text:span></text:p>
          </draw:text-box>
        </draw:frame>
        <draw:line draw:style-name="gr157" draw:layer="layout" svg:x1="13.534cm" svg:y1="13.763cm" svg:x2="13.229cm" svg:y2="7.2cm">
          <text:p/>
        </draw:line>
        <draw:line draw:style-name="gr128" draw:layer="layout" svg:x1="0.97cm" svg:y1="7.82cm" svg:x2="24.084cm" svg:y2="7.82cm">
          <text:p/>
        </draw:line>
        <draw:frame draw:style-name="gr246" draw:text-style-name="P83" draw:layer="layout" svg:width="2.237cm" svg:height="1.075cm" svg:x="1.545cm" svg:y="14.992cm">
          <draw:text-box>
            <text:p text:style-name="P10"><text:span text:style-name="T32">Application</text:span></text:p>
            <text:p text:style-name="P10"><text:span text:style-name="T32">Services</text:span></text:p>
          </draw:text-box>
        </draw:frame>
        <draw:frame draw:style-name="gr247" draw:text-style-name="P83" draw:layer="layout" svg:width="1.856cm" svg:height="1.075cm" svg:x="1.565cm" svg:y="10.134cm">
          <draw:text-box>
            <text:p text:style-name="P10"><text:span text:style-name="T32">Standard</text:span></text:p>
            <text:p text:style-name="P10"><text:span text:style-name="T32">Services</text:span></text:p>
          </draw:text-box>
        </draw:frame>
        <draw:frame draw:style-name="gr248" draw:text-style-name="P83" draw:layer="layout" svg:width="4.32cm" svg:height="1.075cm" svg:x="1.565cm" svg:y="4.834cm">
          <draw:text-box>
            <text:p text:style-name="P10"><text:span text:style-name="T32">Abstract Command</text:span></text:p>
            <text:p text:style-name="P10"><text:span text:style-name="T32">and Report Concepts</text:span></text:p>
          </draw:text-box>
        </draw:frame>
        <draw:line draw:style-name="gr128" draw:layer="layout" svg:x1="0.97cm" svg:y1="13.22cm" svg:x2="24.084cm" svg:y2="13.22cm">
          <text:p/>
        </draw:line>
        <draw:rect draw:style-name="gr222" draw:text-style-name="P79" draw:layer="layout" svg:width="5.47cm" svg:height="3.355cm" svg:x="16.93cm" svg:y="13.98cm">
          <text:p/>
        </draw:rect>
        <draw:rect draw:style-name="gr113" draw:text-style-name="P68" draw:layer="layout" svg:width="1.098cm" svg:height="0.568cm" svg:x="17.339cm" svg:y="14.984cm">
          <text:p/>
        </draw:rect>
        <draw:frame draw:style-name="gr223" draw:text-style-name="P73" draw:layer="layout" svg:width="1.788cm" svg:height="0.581cm" svg:x="17.095cm" svg:y="14.363cm">
          <draw:text-box>
            <text:p text:style-name="P10"><text:span text:style-name="T25">Services</text:span></text:p>
          </draw:text-box>
        </draw:frame>
        <draw:frame draw:style-name="gr244" draw:text-style-name="P78" draw:layer="layout" svg:width="0.75cm" svg:height="0.581cm" svg:x="17.695cm" svg:y="15.064cm">
          <draw:text-box>
            <text:p text:style-name="P10"><text:span text:style-name="T31">S1</text:span></text:p>
          </draw:text-box>
        </draw:frame>
        <draw:rect draw:style-name="gr113" draw:text-style-name="P68" draw:layer="layout" svg:width="1.098cm" svg:height="0.568cm" svg:x="17.539cm" svg:y="15.184cm">
          <text:p/>
        </draw:rect>
        <draw:rect draw:style-name="gr225" draw:text-style-name="P80" draw:layer="layout" svg:width="1.098cm" svg:height="0.568cm" svg:x="20.114cm" svg:y="14.705cm">
          <text:p/>
        </draw:rect>
        <draw:frame draw:style-name="gr224" draw:text-style-name="P73" draw:layer="layout" svg:width="1.992cm" svg:height="0.581cm" svg:x="20.009cm" svg:y="14.152cm">
          <draw:text-box>
            <text:p text:style-name="P10"><text:span text:style-name="T25">Commands</text:span></text:p>
          </draw:text-box>
        </draw:frame>
        <draw:frame draw:style-name="gr233" draw:text-style-name="P78" draw:layer="layout" svg:width="1.201cm" svg:height="0.581cm" svg:x="20.496cm" svg:y="14.766cm">
          <draw:text-box>
            <text:p text:style-name="P10"><text:span text:style-name="T31">C1</text:span></text:p>
          </draw:text-box>
        </draw:frame>
        <draw:rect draw:style-name="gr225" draw:text-style-name="P80" draw:layer="layout" svg:width="1.098cm" svg:height="0.568cm" svg:x="20.314cm" svg:y="14.905cm">
          <text:p/>
        </draw:rect>
        <draw:rect draw:style-name="gr225" draw:text-style-name="P80" draw:layer="layout" svg:width="1.098cm" svg:height="0.568cm" svg:x="20.114cm" svg:y="16.005cm">
          <text:p/>
        </draw:rect>
        <draw:frame draw:style-name="gr223" draw:text-style-name="P73" draw:layer="layout" svg:width="1.788cm" svg:height="0.581cm" svg:x="20.091cm" svg:y="16.859cm">
          <draw:text-box>
            <text:p text:style-name="P10"><text:span text:style-name="T25">Reports</text:span></text:p>
          </draw:text-box>
        </draw:frame>
        <draw:frame draw:style-name="gr231" draw:text-style-name="P78" draw:layer="layout" svg:width="0.996cm" svg:height="0.581cm" svg:x="20.498cm" svg:y="16.069cm">
          <draw:text-box>
            <text:p text:style-name="P10"><text:span text:style-name="T31">R2</text:span></text:p>
          </draw:text-box>
        </draw:frame>
        <draw:rect draw:style-name="gr225" draw:text-style-name="P80" draw:layer="layout" svg:width="1.098cm" svg:height="0.568cm" svg:x="20.314cm" svg:y="16.205cm">
          <text:p/>
        </draw:rect>
        <draw:line draw:style-name="gr128" draw:layer="layout" svg:x1="18.834cm" svg:y1="15.51cm" svg:x2="20.104cm" svg:y2="15.033cm">
          <text:p/>
        </draw:line>
        <draw:line draw:style-name="gr128" draw:layer="layout" svg:x1="18.834cm" svg:y1="15.511cm" svg:x2="19.948cm" svg:y2="16.339cm">
          <text:p/>
        </draw:line>
        <draw:frame draw:style-name="gr233" draw:text-style-name="P78" draw:layer="layout" svg:width="1.201cm" svg:height="0.581cm" svg:x="17.895cm" svg:y="15.265cm">
          <draw:text-box>
            <text:p text:style-name="P10"><text:span text:style-name="T31">S5</text:span></text:p>
          </draw:text-box>
        </draw:frame>
        <draw:frame draw:style-name="gr245" draw:text-style-name="P78" draw:layer="layout" svg:width="0.91cm" svg:height="0.593cm" svg:x="20.697cm" svg:y="14.967cm">
          <draw:text-box>
            <text:p text:style-name="P10"><text:span text:style-name="T31">C2</text:span></text:p>
          </draw:text-box>
        </draw:frame>
        <draw:frame draw:style-name="gr231" draw:text-style-name="P78" draw:layer="layout" svg:width="0.996cm" svg:height="0.581cm" svg:x="20.698cm" svg:y="16.268cm">
          <draw:text-box>
            <text:p text:style-name="P10"><text:span text:style-name="T31">R3</text:span></text:p>
          </draw:text-box>
        </draw:frame>
        <draw:line draw:style-name="gr157" draw:layer="layout" svg:x1="19.36cm" svg:y1="13.738cm" svg:x2="18.724cm" svg:y2="12.568cm">
          <text:p/>
        </draw:line>
        <presentation:notes draw:style-name="dp2">
          <draw:page-thumbnail draw:style-name="gr19" draw:layer="layout" svg:width="13.705cm" svg:height="10.279cm" svg:x="3.646cm" svg:y="2.852cm" draw:page-number="23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113" draw:text-style-name="P68" draw:layer="layout" svg:width="6.604cm" svg:height="1.17cm" svg:x="9.603cm" svg:y="6.142cm">
          <text:p/>
        </draw:rect>
        <draw:frame draw:style-name="gr249" draw:text-style-name="P69" draw:layer="layout" svg:width="2.512cm" svg:height="0.455cm" svg:x="11.683cm" svg:y="6.449cm">
          <draw:text-box>
            <text:p text:style-name="P10"><text:span text:style-name="T24">Application A</text:span></text:p>
          </draw:text-box>
        </draw:frame>
        <draw:rect draw:style-name="gr225" draw:text-style-name="P80" draw:layer="layout" svg:width="6.604cm" svg:height="0.478cm" svg:x="9.603cm" svg:y="7.442cm">
          <text:p/>
        </draw:rect>
        <draw:frame draw:style-name="gr250" draw:text-style-name="P69" draw:layer="layout" svg:width="2.127cm" svg:height="0.455cm" svg:x="11.883cm" svg:y="7.45cm">
          <draw:text-box>
            <text:p text:style-name="P10"><text:span text:style-name="T24">Middleware</text:span></text:p>
          </draw:text-box>
        </draw:frame>
        <draw:rect draw:style-name="gr225" draw:text-style-name="P80" draw:layer="layout" svg:width="6.604cm" svg:height="0.478cm" svg:x="9.603cm" svg:y="9.342cm">
          <text:p/>
        </draw:rect>
        <draw:frame draw:style-name="gr250" draw:text-style-name="P69" draw:layer="layout" svg:width="2.127cm" svg:height="0.455cm" svg:x="11.883cm" svg:y="9.35cm">
          <draw:text-box>
            <text:p text:style-name="P10"><text:span text:style-name="T24">Middleware</text:span></text:p>
          </draw:text-box>
        </draw:frame>
        <draw:frame draw:style-name="gr251" draw:text-style-name="P73" draw:layer="layout" svg:width="5.434cm" svg:height="0.581cm" svg:x="10.794cm" svg:y="8.428cm">
          <draw:text-box>
            <text:p text:style-name="P10"><text:span text:style-name="T25">Communication Medium</text:span></text:p>
          </draw:text-box>
        </draw:frame>
        <draw:frame draw:style-name="gr218" draw:text-style-name="P73" draw:layer="layout" svg:width="3.556cm" svg:height="0.907cm" svg:x="3.464cm" svg:y="7.137cm">
          <draw:text-box>
            <text:p text:style-name="P10"><text:span text:style-name="T25">Command and </text:span></text:p>
            <text:p text:style-name="P10"><text:span text:style-name="T25">Reporting Interface</text:span></text:p>
          </draw:text-box>
        </draw:frame>
        <draw:rect draw:style-name="gr171" draw:text-style-name="P39" draw:layer="layout" svg:width="7.7cm" svg:height="0.508cm" svg:x="9.081cm" svg:y="8.382cm">
          <text:p/>
        </draw:rect>
        <draw:line draw:style-name="gr252" draw:text-style-name="P39" draw:layer="layout" svg:x1="6.838cm" svg:y1="7.62cm" svg:x2="9.472cm" svg:y2="7.382cm">
          <text:p/>
        </draw:line>
        <draw:line draw:style-name="gr252" draw:text-style-name="P39" draw:layer="layout" svg:x1="6.838cm" svg:y1="7.62cm" svg:x2="9.478cm" svg:y2="9.79cm">
          <text:p/>
        </draw:line>
        <draw:frame draw:style-name="gr253" draw:text-style-name="P73" draw:layer="layout" svg:width="2.772cm" svg:height="0.907cm" svg:x="18.818cm" svg:y="7.244cm">
          <draw:text-box>
            <text:p text:style-name="P10"><text:span text:style-name="T25">Service-Aware</text:span></text:p>
            <text:p text:style-name="P10"><text:span text:style-name="T25">Components</text:span></text:p>
          </draw:text-box>
        </draw:frame>
        <draw:line draw:style-name="gr252" draw:text-style-name="P39" draw:layer="layout" svg:x1="18.838cm" svg:y1="7.726cm" svg:x2="16.457cm" svg:y2="6.8cm">
          <text:p/>
        </draw:line>
        <draw:line draw:style-name="gr252" draw:text-style-name="P39" draw:layer="layout" svg:x1="18.865cm" svg:y1="7.752cm" svg:x2="16.351cm" svg:y2="10.451cm">
          <text:p/>
        </draw:line>
        <draw:rect draw:style-name="gr113" draw:text-style-name="P68" draw:layer="layout" svg:width="6.604cm" svg:height="1.17cm" svg:x="9.603cm" svg:y="9.942cm">
          <text:p/>
        </draw:rect>
        <draw:frame draw:style-name="gr249" draw:text-style-name="P69" draw:layer="layout" svg:width="2.512cm" svg:height="0.455cm" svg:x="11.683cm" svg:y="10.249cm">
          <draw:text-box>
            <text:p text:style-name="P10"><text:span text:style-name="T24">Application B</text:span></text:p>
          </draw:text-box>
        </draw:frame>
        <presentation:notes draw:style-name="dp2">
          <draw:page-thumbnail draw:style-name="gr19" draw:layer="layout" svg:width="13.705cm" svg:height="10.279cm" svg:x="3.646cm" svg:y="2.852cm" draw:page-number="24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resentation" presentation:presentation-page-layout-name="AL1T1">
        <draw:rect draw:style-name="gr254" draw:text-style-name="P84" xml:id="id35" draw:id="id35" draw:layer="layout" svg:width="4.925cm" svg:height="2.182cm" svg:x="17.277cm" svg:y="6.028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113" draw:text-style-name="P68" draw:layer="layout" svg:width="4.925cm" svg:height="3.289cm" svg:x="3.827cm" svg:y="5.345cm">
          <text:p/>
        </draw:rect>
        <draw:frame draw:style-name="gr255" draw:text-style-name="P69" draw:layer="layout" svg:width="4.333cm" svg:height="1.813cm" svg:x="4.187cm" svg:y="5.874cm">
          <draw:text-box>
            <text:p text:style-name="P10"><text:span text:style-name="T24">Fixed Data</text:span></text:p>
            <text:p text:style-name="P10"><text:span text:style-name="T24">(SM Topology, Actions,</text:span></text:p>
            <text:p text:style-name="P10"><text:span text:style-name="T24">Guards, Current State </text:span></text:p>
            <text:p text:style-name="P10"><text:span text:style-name="T24">and Counters)</text:span></text:p>
          </draw:text-box>
        </draw:frame>
        <draw:rect draw:style-name="gr113" draw:text-style-name="P68" xml:id="id28" draw:id="id28" draw:layer="layout" svg:width="4.921cm" svg:height="0.478cm" svg:x="3.83cm" svg:y="8.164cm">
          <text:p/>
        </draw:rect>
        <draw:frame draw:style-name="gr256" draw:text-style-name="P73" draw:layer="layout" svg:width="4.375cm" svg:height="0.581cm" svg:x="4.128cm" svg:y="4.815cm">
          <draw:text-box>
            <text:p text:style-name="P10"><text:span text:style-name="T25">State Machine Descriptor</text:span></text:p>
          </draw:text-box>
        </draw:frame>
        <draw:frame draw:style-name="gr257" draw:text-style-name="P69" xml:id="id32" draw:id="id32" draw:layer="layout" svg:width="3.749cm" svg:height="0.455cm" svg:x="4.437cm" svg:y="8.165cm">
          <draw:text-box>
            <text:p text:style-name="P10"><text:span text:style-name="T24">Pointer to Cmp Data</text:span></text:p>
          </draw:text-box>
        </draw:frame>
        <draw:rect draw:style-name="gr258" draw:text-style-name="P85" draw:layer="layout" svg:width="4.925cm" svg:height="2.338cm" svg:x="10.459cm" svg:y="5.763cm">
          <text:p/>
        </draw:rect>
        <draw:rect draw:style-name="gr258" draw:text-style-name="P85" xml:id="id29" draw:id="id29" draw:layer="layout" svg:width="4.921cm" svg:height="0.478cm" svg:x="10.464cm" svg:y="5.766cm">
          <text:p/>
        </draw:rect>
        <draw:frame draw:style-name="gr259" draw:text-style-name="P69" draw:layer="layout" svg:width="4.316cm" svg:height="0.455cm" svg:x="10.578cm" svg:y="5.791cm">
          <draw:text-box>
            <text:p text:style-name="P10"><text:span text:style-name="T24">Cmp Instance Identifier</text:span></text:p>
          </draw:text-box>
        </draw:frame>
        <draw:rect draw:style-name="gr258" draw:text-style-name="P85" draw:layer="layout" svg:width="4.921cm" svg:height="0.478cm" svg:x="10.464cm" svg:y="6.231cm">
          <text:p/>
        </draw:rect>
        <draw:frame draw:style-name="gr260" draw:text-style-name="P69" draw:layer="layout" svg:width="3.643cm" svg:height="0.455cm" svg:x="10.578cm" svg:y="6.256cm">
          <draw:text-box>
            <text:p text:style-name="P10"><text:span text:style-name="T24">Cmp Type Identifier</text:span></text:p>
          </draw:text-box>
        </draw:frame>
        <draw:rect draw:style-name="gr258" draw:text-style-name="P85" draw:layer="layout" svg:width="4.921cm" svg:height="0.478cm" svg:x="10.464cm" svg:y="6.686cm">
          <text:p/>
        </draw:rect>
        <draw:frame draw:style-name="gr261" draw:text-style-name="P69" draw:layer="layout" svg:width="3.922cm" svg:height="0.455cm" svg:x="10.578cm" svg:y="6.711cm">
          <draw:text-box>
            <text:p text:style-name="P10"><text:span text:style-name="T24">Last Action Outcome</text:span></text:p>
          </draw:text-box>
        </draw:frame>
        <draw:rect draw:style-name="gr258" draw:text-style-name="P85" draw:layer="layout" svg:width="4.921cm" svg:height="0.478cm" svg:x="10.459cm" svg:y="7.125cm">
          <text:p/>
        </draw:rect>
        <draw:frame draw:style-name="gr262" draw:text-style-name="P69" draw:layer="layout" svg:width="3.592cm" svg:height="0.455cm" svg:x="10.578cm" svg:y="7.21cm">
          <draw:text-box>
            <text:p text:style-name="P10"><text:span text:style-name="T24">Procedure Pointers</text:span></text:p>
          </draw:text-box>
        </draw:frame>
        <draw:rect draw:style-name="gr258" draw:text-style-name="P85" draw:layer="layout" svg:width="4.921cm" svg:height="0.478cm" svg:x="10.464cm" svg:y="6.685cm">
          <text:p/>
        </draw:rect>
        <draw:frame draw:style-name="gr261" draw:text-style-name="P69" draw:layer="layout" svg:width="3.922cm" svg:height="0.455cm" svg:x="10.578cm" svg:y="6.71cm">
          <draw:text-box>
            <text:p text:style-name="P10"><text:span text:style-name="T24">Last Action Outcome</text:span></text:p>
          </draw:text-box>
        </draw:frame>
        <draw:frame draw:style-name="gr263" draw:text-style-name="P69" xml:id="id30" draw:id="id30" draw:layer="layout" svg:width="4.779cm" svg:height="0.455cm" svg:x="10.578cm" svg:y="7.611cm">
          <draw:text-box>
            <text:p text:style-name="P10"><text:span text:style-name="T24">Cmp-Specific Data</text:span></text:p>
          </draw:text-box>
        </draw:frame>
        <draw:frame draw:style-name="gr264" draw:text-style-name="P73" draw:layer="layout" svg:width="3.556cm" svg:height="0.581cm" svg:x="11.496cm" svg:y="5.22cm">
          <draw:text-box>
            <text:p text:style-name="P10"><text:span text:style-name="T25">Component Data</text:span></text:p>
          </draw:text-box>
        </draw:frame>
        <draw:connector draw:style-name="gr265" draw:text-style-name="P39" draw:layer="layout" svg:x1="8.751cm" svg:y1="8.403cm" svg:x2="10.464cm" svg:y2="6.005cm" draw:start-shape="id28" draw:start-glue-point="1" draw:end-shape="id29" draw:end-glue-point="3" svg:d="M8751 8403h857v-2398h856" svg:viewBox="0 0 1714 2399">
          <text:p/>
        </draw:connector>
        <draw:frame draw:style-name="gr266" draw:text-style-name="P69" draw:layer="layout" svg:width="3.486cm" svg:height="0.455cm" svg:x="17.996cm" svg:y="6.874cm">
          <draw:text-box>
            <text:p text:style-name="P10"><text:span text:style-name="T24">Type-Specific Data</text:span></text:p>
          </draw:text-box>
        </draw:frame>
        <draw:connector draw:style-name="gr265" draw:text-style-name="P39" draw:layer="layout" svg:x1="15.357cm" svg:y1="7.838cm" svg:x2="17.261cm" svg:y2="6.257cm" draw:start-shape="id30" draw:start-glue-point="1" svg:d="M15357 7838h1202v-1581h702" svg:viewBox="0 0 1905 1582">
          <text:p/>
        </draw:connector>
        <draw:frame draw:style-name="gr267" draw:text-style-name="P73" draw:layer="layout" svg:width="4.434cm" svg:height="0.581cm" svg:x="17.524cm" svg:y="5.521cm">
          <draw:text-box>
            <text:p text:style-name="P10"><text:span text:style-name="T25">Component-Specific Data</text:span></text:p>
          </draw:text-box>
        </draw:frame>
        <draw:frame draw:style-name="gr268" draw:text-style-name="P73" xml:id="id31" draw:id="id31" draw:layer="layout" svg:width="3.595cm" svg:height="1.182cm" svg:x="5.432cm" svg:y="10.061cm">
          <draw:text-box>
            <text:p text:style-name="P10"><text:span text:style-name="T25">Data common to</text:span></text:p>
            <text:p text:style-name="P10"><text:span text:style-name="T25">all state machines</text:span></text:p>
          </draw:text-box>
        </draw:frame>
        <draw:connector draw:style-name="gr269" draw:text-style-name="P39" draw:layer="layout" draw:type="line" svg:x1="7.229cm" svg:y1="10.061cm" svg:x2="6.311cm" svg:y2="8.62cm" draw:start-shape="id31" draw:start-glue-point="0" draw:end-shape="id32" draw:end-glue-point="2" svg:d="M7229 10061l-918-1441" svg:viewBox="0 0 919 1442">
          <text:p/>
        </draw:connector>
        <draw:frame draw:style-name="gr270" draw:text-style-name="P73" xml:id="id33" draw:id="id33" draw:layer="layout" svg:width="4.367cm" svg:height="1.182cm" svg:x="10.663cm" svg:y="9.815cm">
          <draw:text-box>
            <text:p text:style-name="P10"><text:span text:style-name="T25">Data common to all</text:span></text:p>
            <text:p text:style-name="P10"><text:span text:style-name="T25">framework components</text:span></text:p>
          </draw:text-box>
        </draw:frame>
        <draw:connector draw:style-name="gr269" draw:text-style-name="P39" draw:layer="layout" draw:type="line" svg:x1="12.846cm" svg:y1="9.815cm" svg:x2="12.967cm" svg:y2="8.066cm" draw:start-shape="id33" draw:start-glue-point="0" draw:end-shape="id30" svg:d="M12846 9815l121-1749" svg:viewBox="0 0 122 1750">
          <text:p/>
        </draw:connector>
        <draw:frame draw:style-name="gr271" draw:text-style-name="P73" xml:id="id34" draw:id="id34" draw:layer="layout" svg:width="3.63cm" svg:height="1.182cm" svg:x="16.773cm" svg:y="10.005cm">
          <draw:text-box>
            <text:p text:style-name="P10"><text:span text:style-name="T25">Data specific to a</text:span></text:p>
            <text:p text:style-name="P10"><text:span text:style-name="T25">Component type</text:span></text:p>
          </draw:text-box>
        </draw:frame>
        <draw:connector draw:style-name="gr269" draw:text-style-name="P39" draw:layer="layout" draw:type="line" svg:x1="18.588cm" svg:y1="10.005cm" svg:x2="19.739cm" svg:y2="8.21cm" draw:start-shape="id34" draw:start-glue-point="0" draw:end-shape="id35" draw:end-glue-point="2" svg:d="M18588 10005l1151-1795" svg:viewBox="0 0 1152 1796">
          <text:p/>
        </draw:connector>
        <presentation:notes draw:style-name="dp2">
          <draw:page-thumbnail draw:style-name="gr19" draw:layer="layout" svg:width="13.705cm" svg:height="10.279cm" svg:x="3.646cm" svg:y="2.852cm" draw:page-number="25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presentation" presentation:presentation-page-layout-name="AL1T1"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Telecommand Concept </text:p>
          </draw:text-box>
        </draw:frame>
        <draw:frame draw:style-name="gr272" draw:text-style-name="P73" draw:layer="layout" svg:width="3.638cm" svg:height="1.089cm" svg:x="19.972cm" svg:y="4.498cm">
          <draw:text-box>
            <text:p text:style-name="P10"><text:span text:style-name="T25">TC Manager controls</text:span></text:p>
            <text:p text:style-name="P10"><text:span text:style-name="T25">execution of TCs</text:span></text:p>
          </draw:text-box>
        </draw:frame>
        <draw:rect draw:style-name="gr113" draw:text-style-name="P68" draw:layer="layout" svg:width="3.81cm" svg:height="1.17cm" svg:x="5.734cm" svg:y="13.378cm">
          <text:p/>
        </draw:rect>
        <draw:frame draw:style-name="gr273" draw:text-style-name="P69" draw:layer="layout" svg:width="3.585cm" svg:height="1.063cm" svg:x="5.914cm" svg:y="13.485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274" draw:text-style-name="P73" draw:layer="layout" svg:width="2.377cm" svg:height="0.605cm" svg:x="6.514cm" svg:y="12.87cm">
          <draw:text-box>
            <text:p text:style-name="P10"><text:span text:style-name="T27">ACCEPTED</text:span></text:p>
          </draw:text-box>
        </draw:frame>
        <draw:rect draw:style-name="gr113" draw:text-style-name="P68" draw:layer="layout" svg:width="3.81cm" svg:height="1.17cm" svg:x="10.634cm" svg:y="13.378cm">
          <text:p/>
        </draw:rect>
        <draw:frame draw:style-name="gr275" draw:text-style-name="P69" draw:layer="layout" svg:width="2.616cm" svg:height="0.468cm" svg:x="11.414cm" svg:y="13.785cm">
          <draw:text-box>
            <text:p text:style-name="P10"><text:span text:style-name="T24">Start Action</text:span></text:p>
          </draw:text-box>
        </draw:frame>
        <draw:frame draw:style-name="gr276" draw:text-style-name="P73" draw:layer="layout" svg:width="2.034cm" svg:height="0.605cm" svg:x="11.614cm" svg:y="12.87cm">
          <draw:text-box>
            <text:p text:style-name="P10"><text:span text:style-name="T27">STARTED</text:span></text:p>
          </draw:text-box>
        </draw:frame>
        <draw:rect draw:style-name="gr113" draw:text-style-name="P68" draw:layer="layout" svg:width="3.81cm" svg:height="1.17cm" svg:x="15.434cm" svg:y="13.378cm">
          <text:p/>
        </draw:rect>
        <draw:frame draw:style-name="gr277" draw:text-style-name="P69" draw:layer="layout" svg:width="3.253cm" svg:height="0.493cm" svg:x="15.791cm" svg:y="13.689cm">
          <draw:text-box>
            <text:p text:style-name="P10"><text:span text:style-name="T24">Progress Action</text:span></text:p>
          </draw:text-box>
        </draw:frame>
        <draw:frame draw:style-name="gr278" draw:text-style-name="P73" draw:layer="layout" svg:width="2.809cm" svg:height="0.605cm" svg:x="15.914cm" svg:y="12.87cm">
          <draw:text-box>
            <text:p text:style-name="P10"><text:span text:style-name="T27">IN_PROGRESS</text:span></text:p>
          </draw:text-box>
        </draw:frame>
        <draw:rect draw:style-name="gr113" draw:text-style-name="P68" draw:layer="layout" svg:width="3.81cm" svg:height="1.198cm" svg:x="20.234cm" svg:y="13.354cm">
          <text:p/>
        </draw:rect>
        <draw:frame draw:style-name="gr279" draw:text-style-name="P69" draw:layer="layout" svg:width="3.612cm" svg:height="0.493cm" svg:x="20.414cm" svg:y="13.685cm">
          <draw:text-box>
            <text:p text:style-name="P10"><text:span text:style-name="T24">Termination Action</text:span></text:p>
          </draw:text-box>
        </draw:frame>
        <draw:frame draw:style-name="gr280" draw:text-style-name="P73" draw:layer="layout" svg:width="2.679cm" svg:height="0.605cm" svg:x="20.914cm" svg:y="12.87cm">
          <draw:text-box>
            <text:p text:style-name="P10"><text:span text:style-name="T27">TERMINATED</text:span></text:p>
          </draw:text-box>
        </draw:frame>
        <draw:line draw:style-name="gr281" draw:text-style-name="P42" draw:layer="layout" svg:x1="9.666cm" svg:y1="14.04cm" svg:x2="10.428cm" svg:y2="14.04cm">
          <text:p/>
        </draw:line>
        <draw:line draw:style-name="gr281" draw:text-style-name="P42" draw:layer="layout" svg:x1="14.566cm" svg:y1="14.04cm" svg:x2="15.328cm" svg:y2="14.04cm">
          <text:p/>
        </draw:line>
        <draw:line draw:style-name="gr281" draw:text-style-name="P42" draw:layer="layout" svg:x1="19.366cm" svg:y1="13.74cm" svg:x2="20.128cm" svg:y2="13.74cm">
          <text:p/>
        </draw:line>
        <draw:polyline draw:style-name="gr282" draw:text-style-name="P42" draw:layer="layout" svg:width="1.471cm" svg:height="1.573cm" draw:transform="rotate (-0.64350289521031) translate (19.1349999999776cm 13.7760000000015cm)" svg:viewBox="0 0 1472 1574" draw:points="456,304 862,0 1472,812 456,1574 0,965">
          <text:p/>
        </draw:polyline>
        <draw:polygon draw:style-name="gr6" draw:text-style-name="P6" draw:layer="layout" svg:width="1.497cm" svg:height="0.71cm" draw:transform="skewX (-0.00139626340159546) rotate (-1.5707963267949) translate (7.99099999999552cm 14.7860000000028cm)" svg:viewBox="0 0 1498 711" draw:points="0,179 1,538 1072,536 1070,711 1498,359 1072,0 1071,178">
          <text:p/>
        </draw:polygon>
        <draw:frame draw:style-name="gr283" draw:text-style-name="P73" draw:layer="layout" svg:width="3.433cm" svg:height="0.584cm" svg:x="5.902cm" svg:y="16.41cm">
          <draw:text-box>
            <text:p text:style-name="P10"><text:span text:style-name="T25">Acceptance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2.8919999999958cm 14.7870000000028cm)" svg:viewBox="0 0 1498 711" draw:points="0,179 1,538 1072,536 1070,711 1498,359 1072,0 1071,178">
          <text:p/>
        </draw:polygon>
        <draw:frame draw:style-name="gr284" draw:text-style-name="P73" draw:layer="layout" svg:width="2.106cm" svg:height="0.685cm" svg:x="11.503cm" svg:y="16.411cm">
          <draw:text-box>
            <text:p text:style-name="P10"><text:span text:style-name="T25">Start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7.6919999999958cm 14.7880000000028cm)" svg:viewBox="0 0 1498 711" draw:points="0,179 1,538 1072,536 1070,711 1498,359 1072,0 1071,178">
          <text:p/>
        </draw:polygon>
        <draw:frame draw:style-name="gr285" draw:text-style-name="P73" draw:layer="layout" svg:width="2.939cm" svg:height="0.557cm" svg:x="15.903cm" svg:y="16.463cm">
          <draw:text-box>
            <text:p text:style-name="P10"><text:span text:style-name="T25">Progress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22.5919999999958cm 14.7890000000028cm)" svg:viewBox="0 0 1498 711" draw:points="0,179 1,538 1072,536 1070,711 1498,359 1072,0 1071,178">
          <text:p/>
        </draw:polygon>
        <draw:frame draw:style-name="gr286" draw:text-style-name="P73" draw:layer="layout" svg:width="3.404cm" svg:height="0.53cm" svg:x="20.503cm" svg:y="16.413cm">
          <draw:text-box>
            <text:p text:style-name="P10"><text:span text:style-name="T25">Termination Report</text:span></text:p>
          </draw:text-box>
        </draw:frame>
        <draw:rect draw:style-name="gr287" draw:text-style-name="P86" draw:layer="layout" svg:width="3.81cm" svg:height="1.17cm" svg:x="0.934cm" svg:y="13.379cm">
          <text:p/>
        </draw:rect>
        <draw:frame draw:style-name="gr288" draw:text-style-name="P69" draw:layer="layout" svg:width="2.651cm" svg:height="1.063cm" svg:x="1.514cm" svg:y="13.486cm">
          <draw:text-box>
            <text:p text:style-name="P10"><text:span text:style-name="T24">Enable Check</text:span></text:p>
            <text:p text:style-name="P10"><text:span text:style-name="T24">Ready Check</text:span></text:p>
          </draw:text-box>
        </draw:frame>
        <draw:frame draw:style-name="gr289" draw:text-style-name="P73" draw:layer="layout" svg:width="1.853cm" svg:height="0.605cm" svg:x="1.914cm" svg:y="12.871cm">
          <draw:text-box>
            <text:p text:style-name="P10"><text:span text:style-name="T27">PENDING</text:span></text:p>
          </draw:text-box>
        </draw:frame>
        <draw:line draw:style-name="gr281" draw:text-style-name="P42" draw:layer="layout" svg:x1="4.866cm" svg:y1="14.04cm" svg:x2="5.628cm" svg:y2="14.04cm">
          <text:p/>
        </draw:line>
        <draw:line draw:style-name="gr128" draw:text-style-name="P42" draw:layer="layout" svg:x1="5.124cm" svg:y1="16.262cm" svg:x2="5.124cm" svg:y2="11.372cm">
          <text:p/>
        </draw:line>
        <draw:frame draw:style-name="gr290" draw:text-style-name="P72" draw:layer="layout" svg:width="1.899cm" svg:height="0.907cm" svg:x="3.053cm" svg:y="11.535cm">
          <draw:text-box>
            <text:p text:style-name="P71"><text:span text:style-name="T25">User</text:span></text:p>
            <text:p text:style-name="P71"><text:span text:style-name="T25">Application</text:span></text:p>
          </draw:text-box>
        </draw:frame>
        <draw:frame draw:style-name="gr290" draw:text-style-name="P72" draw:layer="layout" svg:width="1.899cm" svg:height="0.907cm" svg:x="5.254cm" svg:y="11.535cm">
          <draw:text-box>
            <text:p text:style-name="P36"><text:span text:style-name="T25">Provider</text:span></text:p>
            <text:p text:style-name="P71"><text:span text:style-name="T25">Application</text:span></text:p>
          </draw:text-box>
        </draw:frame>
        <draw:rect draw:style-name="gr113" draw:text-style-name="P68" draw:layer="layout" svg:width="3.81cm" svg:height="1.17cm" svg:x="5.733cm" svg:y="6.077cm">
          <text:p/>
        </draw:rect>
        <draw:frame draw:style-name="gr273" draw:text-style-name="P69" draw:layer="layout" svg:width="3.585cm" svg:height="1.063cm" svg:x="5.913cm" svg:y="6.184cm">
          <draw:text-box>
            <text:p text:style-name="P10"><text:span text:style-name="T24">Acceptance Check</text:span></text:p>
            <text:p text:style-name="P10"><text:span text:style-name="T24">Update Action</text:span></text:p>
          </draw:text-box>
        </draw:frame>
        <draw:frame draw:style-name="gr274" draw:text-style-name="P73" draw:layer="layout" svg:width="2.377cm" svg:height="0.605cm" svg:x="6.513cm" svg:y="5.569cm">
          <draw:text-box>
            <text:p text:style-name="P10"><text:span text:style-name="T27">ACCEPTED</text:span></text:p>
          </draw:text-box>
        </draw:frame>
        <draw:rect draw:style-name="gr287" draw:text-style-name="P86" draw:layer="layout" svg:width="3.81cm" svg:height="1.17cm" svg:x="0.933cm" svg:y="6.078cm">
          <text:p/>
        </draw:rect>
        <draw:frame draw:style-name="gr288" draw:text-style-name="P69" draw:layer="layout" svg:width="2.651cm" svg:height="1.063cm" svg:x="1.513cm" svg:y="6.185cm">
          <draw:text-box>
            <text:p text:style-name="P10"><text:span text:style-name="T24">Enable Check</text:span></text:p>
            <text:p text:style-name="P10"><text:span text:style-name="T24">Ready Check</text:span></text:p>
          </draw:text-box>
        </draw:frame>
        <draw:frame draw:style-name="gr289" draw:text-style-name="P73" draw:layer="layout" svg:width="1.853cm" svg:height="0.605cm" svg:x="1.913cm" svg:y="5.57cm">
          <draw:text-box>
            <text:p text:style-name="P10"><text:span text:style-name="T27">PENDING</text:span></text:p>
          </draw:text-box>
        </draw:frame>
        <draw:line draw:style-name="gr281" draw:text-style-name="P42" draw:layer="layout" svg:x1="4.865cm" svg:y1="6.739cm" svg:x2="5.627cm" svg:y2="6.739cm">
          <text:p/>
        </draw:line>
        <draw:line draw:style-name="gr128" draw:text-style-name="P42" draw:layer="layout" svg:x1="5.117cm" svg:y1="7.738cm" svg:x2="5.123cm" svg:y2="4.071cm">
          <text:p/>
        </draw:line>
        <draw:frame draw:style-name="gr290" draw:text-style-name="P72" draw:layer="layout" svg:width="1.899cm" svg:height="0.907cm" svg:x="3.052cm" svg:y="4.234cm">
          <draw:text-box>
            <text:p text:style-name="P71"><text:span text:style-name="T25">Provider</text:span></text:p>
            <text:p text:style-name="P71"><text:span text:style-name="T25">Application</text:span></text:p>
          </draw:text-box>
        </draw:frame>
        <draw:frame draw:style-name="gr290" draw:text-style-name="P72" draw:layer="layout" svg:width="1.899cm" svg:height="0.907cm" svg:x="5.253cm" svg:y="4.234cm">
          <draw:text-box>
            <text:p text:style-name="P36"><text:span text:style-name="T25">User</text:span></text:p>
            <text:p text:style-name="P71"><text:span text:style-name="T25">Application</text:span></text:p>
          </draw:text-box>
        </draw:frame>
        <presentation:notes draw:style-name="dp2">
          <draw:page-thumbnail draw:style-name="gr19" draw:layer="layout" svg:width="13.705cm" svg:height="10.279cm" svg:x="3.646cm" svg:y="2.852cm" draw:page-number="26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resentation" presentation:presentation-page-layout-name="AL1T1">
        <draw:line draw:style-name="gr281" draw:text-style-name="P42" draw:layer="layout" svg:x1="15.902cm" svg:y1="7.536cm" svg:x2="16.918cm" svg:y2="7.536cm">
          <text:p/>
        </draw:line>
        <draw:line draw:style-name="gr281" draw:text-style-name="P42" draw:layer="layout" svg:x1="15.702cm" svg:y1="7.336cm" svg:x2="16.718cm" svg:y2="7.336cm">
          <text:p/>
        </draw:line>
        <draw:rect draw:style-name="gr190" draw:text-style-name="P1" draw:layer="layout" svg:width="11.076cm" svg:height="4.064cm" svg:x="5.18cm" svg:y="5.958cm">
          <text:p/>
        </draw:rect>
        <draw:rect draw:style-name="gr113" draw:text-style-name="P68" draw:layer="layout" svg:width="2.911cm" svg:height="1.17cm" draw:transform="rotate (1.5707963267949) translate (10.532cm 9.115cm)">
          <text:p/>
        </draw:rect>
        <draw:rect draw:style-name="gr113" draw:text-style-name="P68" draw:layer="layout" svg:width="2.874cm" svg:height="0.722cm" svg:x="12.62cm" svg:y="7.007cm">
          <text:p/>
        </draw:rect>
        <draw:rect draw:style-name="gr113" draw:text-style-name="P68" draw:layer="layout" svg:width="2.928cm" svg:height="0.722cm" svg:x="12.82cm" svg:y="7.207cm">
          <text:p/>
        </draw:rect>
        <draw:frame presentation:style-name="pr12" draw:text-style-name="P4" draw:layer="layout" svg:width="17.625cm" svg:height="3.181cm" svg:x="0.847cm" svg:y="0.273cm" presentation:class="title" presentation:user-transformed="true">
          <draw:text-box>
            <text:p text:style-name="P3">Telecommand Concept </text:p>
          </draw:text-box>
        </draw:frame>
        <draw:rect draw:style-name="gr113" draw:text-style-name="P68" draw:layer="layout" svg:width="2.982cm" svg:height="0.722cm" svg:x="13.02cm" svg:y="7.407cm">
          <text:p/>
        </draw:rect>
        <draw:frame draw:style-name="gr291" draw:text-style-name="P69" draw:layer="layout" svg:width="2.849cm" svg:height="0.741cm" svg:x="13.178cm" svg:y="7.507cm">
          <draw:text-box>
            <text:p text:style-name="P10"><text:span text:style-name="T24">Telecommand</text:span></text:p>
          </draw:text-box>
        </draw:frame>
        <draw:rect draw:style-name="gr113" draw:text-style-name="P68" draw:layer="layout" svg:width="2.856cm" svg:height="1.17cm" draw:transform="rotate (1.5707963267949) translate (10.332cm 9.314cm)">
          <text:p/>
        </draw:rect>
        <draw:frame draw:style-name="gr292" draw:text-style-name="P69" draw:layer="layout" svg:width="2.835cm" svg:height="1.131cm" draw:transform="rotate (1.5707963267949) translate (10.505cm 9.293cm)">
          <draw:text-box>
            <text:p text:style-name="P10"><text:span text:style-name="T24">Telecommand</text:span></text:p>
            <text:p text:style-name="P10"><text:span text:style-name="T24">Manager</text:span></text:p>
          </draw:text-box>
        </draw:frame>
        <draw:frame draw:style-name="gr293" draw:text-style-name="P73" draw:layer="layout" svg:width="3.81cm" svg:height="1.565cm" svg:x="16.772cm" svg:y="6.744cm">
          <draw:text-box>
            <text:p text:style-name="P10"><text:span text:style-name="T25">TC's perform actions </text:span></text:p>
            <text:p text:style-name="P10"><text:span text:style-name="T25">on other parts of </text:span></text:p>
            <text:p text:style-name="P10"><text:span text:style-name="T25">the application</text:span></text:p>
          </draw:text-box>
        </draw:frame>
        <draw:rect draw:style-name="gr113" draw:text-style-name="P68" draw:layer="layout" svg:width="3.048cm" svg:height="1.17cm" svg:x="5.588cm" svg:y="9.36cm">
          <text:p/>
        </draw:rect>
        <draw:frame draw:style-name="gr294" draw:text-style-name="P73" draw:layer="layout" svg:width="4.003cm" svg:height="0.605cm" svg:x="13.2cm" svg:y="5.553cm">
          <draw:text-box>
            <text:p text:style-name="P10"><text:span text:style-name="T27">Framework Boundary</text:span></text:p>
          </draw:text-box>
        </draw:frame>
        <draw:line draw:style-name="gr281" draw:text-style-name="P42" draw:layer="layout" svg:x1="7.095cm" svg:y1="9.26cm" svg:x2="7.112cm" svg:y2="8.498cm">
          <text:p/>
        </draw:line>
        <draw:line draw:style-name="gr281" draw:text-style-name="P42" draw:layer="layout" svg:x1="11.884cm" svg:y1="7.482cm" svg:x2="12.392cm" svg:y2="7.482cm">
          <text:p/>
        </draw:line>
        <draw:line draw:style-name="gr282" draw:text-style-name="P42" draw:layer="layout" svg:x1="8.836cm" svg:y1="7.582cm" svg:x2="10.106cm" svg:y2="7.582cm">
          <text:p/>
        </draw:line>
        <draw:frame draw:style-name="gr295" draw:text-style-name="P73" draw:layer="layout" svg:width="4.98cm" svg:height="1.089cm" svg:x="9.652cm" svg:y="10.965cm">
          <draw:text-box>
            <text:p text:style-name="P10"><text:span text:style-name="T25">Interface through which</text:span></text:p>
            <text:p text:style-name="P10"><text:span text:style-name="T25">raw TC packets are acquired</text:span></text:p>
          </draw:text-box>
        </draw:frame>
        <draw:frame draw:style-name="gr272" draw:text-style-name="P73" draw:layer="layout" svg:width="3.638cm" svg:height="1.089cm" svg:x="11.56cm" svg:y="3.699cm">
          <draw:text-box>
            <text:p text:style-name="P10"><text:span text:style-name="T25">TC Manager controls</text:span></text:p>
            <text:p text:style-name="P10"><text:span text:style-name="T25">execution of TCs</text:span></text:p>
          </draw:text-box>
        </draw:frame>
        <draw:rect draw:style-name="gr113" draw:text-style-name="P68" draw:layer="layout" svg:width="3.048cm" svg:height="1.17cm" svg:x="5.534cm" svg:y="7.074cm">
          <text:p/>
        </draw:rect>
        <draw:frame draw:style-name="gr296" draw:text-style-name="P69" draw:layer="layout" svg:width="2.618cm" svg:height="1.063cm" svg:x="5.788cm" svg:y="7.181cm">
          <draw:text-box>
            <text:p text:style-name="P10"><text:span text:style-name="T24">Telecommand</text:span></text:p>
            <text:p text:style-name="P10"><text:span text:style-name="T24">Loader</text:span></text:p>
          </draw:text-box>
        </draw:frame>
        <draw:frame draw:style-name="gr297" draw:text-style-name="P69" draw:layer="layout" svg:width="2.729cm" svg:height="1.063cm" svg:x="5.768cm" svg:y="9.467cm">
          <draw:text-box>
            <text:p text:style-name="P10"><text:span text:style-name="T24">Telecommand</text:span></text:p>
            <text:p text:style-name="P10"><text:span text:style-name="T24">Stream</text:span></text:p>
          </draw:text-box>
        </draw:frame>
        <draw:line draw:style-name="gr128" draw:text-style-name="P42" draw:layer="layout" svg:x1="13.208cm" svg:y1="4.688cm" svg:x2="12.114cm" svg:y2="7.228cm">
          <text:p/>
        </draw:line>
        <draw:frame draw:style-name="gr298" draw:text-style-name="P73" draw:layer="layout" svg:width="3.433cm" svg:height="1.089cm" svg:x="4.695cm" svg:y="3.926cm">
          <draw:text-box>
            <text:p text:style-name="P10"><text:span text:style-name="T25">TC Loader decodes</text:span></text:p>
            <text:p text:style-name="P10"><text:span text:style-name="T25">raw TC packet</text:span></text:p>
          </draw:text-box>
        </draw:frame>
        <draw:line draw:style-name="gr128" draw:text-style-name="P42" draw:layer="layout" svg:x1="6.604cm" svg:y1="4.942cm" svg:x2="7.112cm" svg:y2="6.974cm">
          <text:p/>
        </draw:line>
        <draw:line draw:style-name="gr281" draw:text-style-name="P42" draw:layer="layout" svg:x1="16.102cm" svg:y1="7.736cm" svg:x2="17.118cm" svg:y2="7.736cm">
          <text:p/>
        </draw:line>
        <draw:line draw:style-name="gr128" draw:text-style-name="P42" draw:layer="layout" svg:x1="7.366cm" svg:y1="10.53cm" svg:x2="9.906cm" svg:y2="11.292cm">
          <text:p/>
        </draw:line>
        <draw:line draw:style-name="gr282" draw:text-style-name="P42" draw:layer="layout" svg:x1="9.906cm" svg:y1="5.196cm" svg:x2="10.414cm" svg:y2="6.212cm">
          <text:p/>
        </draw:line>
        <draw:frame draw:style-name="gr299" draw:text-style-name="P73" draw:layer="layout" svg:width="1.856cm" svg:height="1.089cm" svg:x="8.296cm" svg:y="4.627cm">
          <draw:text-box>
            <text:p text:style-name="P10"><text:span text:style-name="T25">Activation</text:span></text:p>
            <text:p text:style-name="P10"><text:span text:style-name="T25">Signals</text:span></text:p>
          </draw:text-box>
        </draw:frame>
        <draw:rect draw:style-name="gr113" draw:text-style-name="P68" draw:layer="layout" svg:width="3.81cm" svg:height="1.17cm" svg:x="5.734cm" svg:y="13.378cm">
          <text:p/>
        </draw:rect>
        <draw:frame draw:style-name="gr273" draw:text-style-name="P69" draw:layer="layout" svg:width="3.585cm" svg:height="1.063cm" svg:x="5.914cm" svg:y="13.485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274" draw:text-style-name="P73" draw:layer="layout" svg:width="2.377cm" svg:height="0.605cm" svg:x="6.514cm" svg:y="12.87cm">
          <draw:text-box>
            <text:p text:style-name="P10"><text:span text:style-name="T27">ACCEPTED</text:span></text:p>
          </draw:text-box>
        </draw:frame>
        <draw:rect draw:style-name="gr113" draw:text-style-name="P68" draw:layer="layout" svg:width="3.81cm" svg:height="1.17cm" svg:x="10.634cm" svg:y="13.378cm">
          <text:p/>
        </draw:rect>
        <draw:frame draw:style-name="gr300" draw:text-style-name="P69" draw:layer="layout" svg:width="2.616cm" svg:height="1.063cm" svg:x="11.414cm" svg:y="13.485cm">
          <draw:text-box>
            <text:p text:style-name="P10"><text:span text:style-name="T24">Start Check</text:span></text:p>
            <text:p text:style-name="P10"><text:span text:style-name="T24">Start Action</text:span></text:p>
          </draw:text-box>
        </draw:frame>
        <draw:frame draw:style-name="gr276" draw:text-style-name="P73" draw:layer="layout" svg:width="2.034cm" svg:height="0.605cm" svg:x="11.614cm" svg:y="12.87cm">
          <draw:text-box>
            <text:p text:style-name="P10"><text:span text:style-name="T27">STARTED</text:span></text:p>
          </draw:text-box>
        </draw:frame>
        <draw:rect draw:style-name="gr113" draw:text-style-name="P68" draw:layer="layout" svg:width="3.81cm" svg:height="1.17cm" svg:x="15.434cm" svg:y="13.378cm">
          <text:p/>
        </draw:rect>
        <draw:frame draw:style-name="gr301" draw:text-style-name="P69" draw:layer="layout" svg:width="3.253cm" svg:height="1.063cm" svg:x="15.814cm" svg:y="13.485cm">
          <draw:text-box>
            <text:p text:style-name="P10"><text:span text:style-name="T24">Progress Check</text:span></text:p>
            <text:p text:style-name="P10"><text:span text:style-name="T24">Progress Action</text:span></text:p>
          </draw:text-box>
        </draw:frame>
        <draw:frame draw:style-name="gr278" draw:text-style-name="P73" draw:layer="layout" svg:width="2.809cm" svg:height="0.605cm" svg:x="15.914cm" svg:y="12.87cm">
          <draw:text-box>
            <text:p text:style-name="P10"><text:span text:style-name="T27">IN_PROGRESS</text:span></text:p>
          </draw:text-box>
        </draw:frame>
        <draw:rect draw:style-name="gr113" draw:text-style-name="P68" draw:layer="layout" svg:width="3.81cm" svg:height="1.17cm" svg:x="20.234cm" svg:y="13.378cm">
          <text:p/>
        </draw:rect>
        <draw:frame draw:style-name="gr302" draw:text-style-name="P69" draw:layer="layout" svg:width="3.612cm" svg:height="1.063cm" svg:x="20.414cm" svg:y="13.485cm">
          <draw:text-box>
            <text:p text:style-name="P10"><text:span text:style-name="T24">Completion Check</text:span></text:p>
            <text:p text:style-name="P10"><text:span text:style-name="T24">Completion Action</text:span></text:p>
          </draw:text-box>
        </draw:frame>
        <draw:frame draw:style-name="gr280" draw:text-style-name="P73" draw:layer="layout" svg:width="2.679cm" svg:height="0.605cm" svg:x="20.914cm" svg:y="12.87cm">
          <draw:text-box>
            <text:p text:style-name="P10"><text:span text:style-name="T27">COMPLETED</text:span></text:p>
          </draw:text-box>
        </draw:frame>
        <draw:line draw:style-name="gr281" draw:text-style-name="P42" draw:layer="layout" svg:x1="9.666cm" svg:y1="14.04cm" svg:x2="10.428cm" svg:y2="14.04cm">
          <text:p/>
        </draw:line>
        <draw:line draw:style-name="gr281" draw:text-style-name="P42" draw:layer="layout" svg:x1="14.566cm" svg:y1="14.04cm" svg:x2="15.328cm" svg:y2="14.04cm">
          <text:p/>
        </draw:line>
        <draw:line draw:style-name="gr281" draw:text-style-name="P42" draw:layer="layout" svg:x1="19.366cm" svg:y1="13.74cm" svg:x2="20.128cm" svg:y2="13.74cm">
          <text:p/>
        </draw:line>
        <draw:polyline draw:style-name="gr282" draw:text-style-name="P42" draw:layer="layout" svg:width="1.471cm" svg:height="1.573cm" draw:transform="rotate (-0.64350289521031) translate (19.1349999999776cm 13.7760000000015cm)" svg:viewBox="0 0 1472 1574" draw:points="456,304 862,0 1472,812 456,1574 0,965">
          <text:p/>
        </draw:polyline>
        <draw:polygon draw:style-name="gr6" draw:text-style-name="P6" draw:layer="layout" svg:width="1.497cm" svg:height="0.71cm" draw:transform="skewX (-0.00139626340159546) rotate (-1.5707963267949) translate (7.99099999999552cm 14.7860000000028cm)" svg:viewBox="0 0 1498 711" draw:points="0,179 1,538 1072,536 1070,711 1498,359 1072,0 1071,178">
          <text:p/>
        </draw:polygon>
        <draw:frame draw:style-name="gr283" draw:text-style-name="P73" draw:layer="layout" svg:width="3.433cm" svg:height="0.584cm" svg:x="5.902cm" svg:y="16.41cm">
          <draw:text-box>
            <text:p text:style-name="P10"><text:span text:style-name="T25">Acceptance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2.8919999999958cm 14.7870000000028cm)" svg:viewBox="0 0 1498 711" draw:points="0,179 1,538 1072,536 1070,711 1498,359 1072,0 1071,178">
          <text:p/>
        </draw:polygon>
        <draw:frame draw:style-name="gr303" draw:text-style-name="P73" draw:layer="layout" svg:width="3.622cm" svg:height="1.089cm" svg:x="10.703cm" svg:y="16.411cm">
          <draw:text-box>
            <text:p text:style-name="P10"><text:span text:style-name="T25">Exec. Started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17.6919999999958cm 14.7880000000028cm)" svg:viewBox="0 0 1498 711" draw:points="0,179 1,538 1072,536 1070,711 1498,359 1072,0 1071,178">
          <text:p/>
        </draw:polygon>
        <draw:frame draw:style-name="gr304" draw:text-style-name="P73" draw:layer="layout" svg:width="3.922cm" svg:height="1.089cm" svg:x="15.403cm" svg:y="16.463cm">
          <draw:text-box>
            <text:p text:style-name="P10"><text:span text:style-name="T25">Exec. Progress Report</text:span></text:p>
          </draw:text-box>
        </draw:frame>
        <draw:polygon draw:style-name="gr6" draw:text-style-name="P6" draw:layer="layout" svg:width="1.497cm" svg:height="0.71cm" draw:transform="skewX (-0.00139626340159546) rotate (-1.5707963267949) translate (22.5919999999958cm 14.7890000000028cm)" svg:viewBox="0 0 1498 711" draw:points="0,179 1,538 1072,536 1070,711 1498,359 1072,0 1071,178">
          <text:p/>
        </draw:polygon>
        <draw:frame draw:style-name="gr305" draw:text-style-name="P73" draw:layer="layout" svg:width="4.244cm" svg:height="1.089cm" svg:x="20.103cm" svg:y="16.413cm">
          <draw:text-box>
            <text:p text:style-name="P10"><text:span text:style-name="T25">Exec. Completed Report</text:span></text:p>
          </draw:text-box>
        </draw:frame>
        <draw:line draw:style-name="gr282" draw:text-style-name="P42" draw:layer="layout" svg:x1="9.144cm" svg:y1="5.542cm" svg:x2="8.382cm" svg:y2="6.812cm">
          <text:p/>
        </draw:line>
        <draw:rect draw:style-name="gr113" draw:text-style-name="P68" draw:layer="layout" svg:width="3.81cm" svg:height="1.17cm" svg:x="0.934cm" svg:y="13.379cm">
          <text:p/>
        </draw:rect>
        <draw:frame draw:style-name="gr273" draw:text-style-name="P69" draw:layer="layout" svg:width="3.585cm" svg:height="1.063cm" svg:x="1.114cm" svg:y="13.486cm">
          <draw:text-box>
            <text:p text:style-name="P10"><text:span text:style-name="T24">Acceptance Check</text:span></text:p>
            <text:p text:style-name="P10"><text:span text:style-name="T24">Ready Check</text:span></text:p>
          </draw:text-box>
        </draw:frame>
        <draw:frame draw:style-name="gr306" draw:text-style-name="P73" draw:layer="layout" svg:width="1.873cm" svg:height="0.605cm" svg:x="1.914cm" svg:y="12.871cm">
          <draw:text-box>
            <text:p text:style-name="P10"><text:span text:style-name="T27">ENABLED</text:span></text:p>
          </draw:text-box>
        </draw:frame>
        <draw:line draw:style-name="gr281" draw:text-style-name="P42" draw:layer="layout" svg:x1="4.866cm" svg:y1="14.04cm" svg:x2="5.628cm" svg:y2="14.04cm">
          <text:p/>
        </draw:line>
        <draw:line draw:style-name="gr128" draw:text-style-name="P42" draw:layer="layout" svg:x1="5.11cm" svg:y1="16.262cm" svg:x2="5.139cm" svg:y2="11.372cm">
          <text:p/>
        </draw:line>
        <draw:frame draw:style-name="gr290" draw:text-style-name="P72" draw:layer="layout" svg:width="1.899cm" svg:height="0.907cm" svg:x="3.053cm" svg:y="11.535cm">
          <draw:text-box>
            <text:p text:style-name="P71"><text:span text:style-name="T25">User</text:span></text:p>
            <text:p text:style-name="P71"><text:span text:style-name="T25">Application</text:span></text:p>
          </draw:text-box>
        </draw:frame>
        <presentation:notes draw:style-name="dp2">
          <draw:page-thumbnail draw:style-name="gr19" draw:layer="layout" svg:width="13.705cm" svg:height="10.279cm" svg:x="3.646cm" svg:y="2.852cm" draw:page-number="27" presentation:class="page"/>
          <draw:frame presentation:style-name="pr14" draw:text-style-name="P74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 style:font-family-generic="swiss"/>
    <style:font-face style:name="Courier New2" svg:font-family="'Courier New'" style:font-family-generic="swiss"/>
    <style:font-face style:name="Arial4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Arial" svg:font-family="Arial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08000000080A737983A96F73E5.png" xlink:type="simple" xlink:show="embed" xlink:actuate="onLoad"/>
    <draw:fill-image draw:name="Bitmape_20_2" draw:display-name="Bitmape 2" xlink:href="Pictures/100000000000000800000008B27B69FD02153377.png" xlink:type="simple" xlink:show="embed" xlink:actuate="onLoad"/>
    <draw:fill-image draw:name="Bitmape_20_3" draw:display-name="Bitmape 3" xlink:href="Pictures/100000000000000800000008A23A5AA00220C0A5.png" xlink:type="simple" xlink:show="embed" xlink:actuate="onLoad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3" draw:display-name="Dashed (var) 3" draw:style="rect" draw:dots2="1" draw:dots2-length="0.211cm" draw:distance="0.158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fo:font-size="17.7000007629395pt" fo:font-weight="bold" style:font-name-asian="Courier New2" style:font-family-asian="'Courier New'" style:font-family-generic-asian="swiss" style:font-size-asian="17.7000007629395pt" style:font-weight-asian="bold" style:font-name-complex="Courier New2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3" fo:font-family="Arial" style:font-family-generic="swiss" fo:font-size="14.1000003814697pt" style:font-name-asian="Arial3" style:font-family-asian="Arial" style:font-family-generic-asian="swiss" style:font-size-asian="14.1000003814697pt" style:font-name-complex="Arial3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3" fo:font-family="Arial" style:font-family-generic="swiss" fo:font-size="14.1000003814697pt" style:font-name-asian="Arial3" style:font-family-asian="Arial" style:font-family-generic-asian="swiss" style:font-size-asian="14.1000003814697pt" style:font-name-complex="Arial3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name-asian="Courier New2" style:font-family-asian="'Courier New'" style:font-family-generic-asian="swiss" style:font-name-complex="Courier New2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fo:font-size="17.7000007629395pt" style:font-name-asian="Courier New2" style:font-family-asian="'Courier New'" style:font-family-generic-asian="swiss" style:font-size-asian="17.7000007629395pt" style:font-name-complex="Courier New2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2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Object_20_without_20_fill_5f_1" style:display-name="Object without fill_1" style:family="graphic" style:parent-style-name="standard">
      <style:graphic-properties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4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2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5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  <style:paragraph-properties style:writing-mode="lr-tb"/>
    </style:style>
    <style:style style:name="Mpr2" style:family="presentation" style:parent-style-name="Default-outline1">
      <style:graphic-properties draw:fill-color="#ffffff" draw:auto-grow-height="false" fo:min-height="12.001cm"/>
      <style:paragraph-properties style:writing-mode="lr-tb"/>
    </style:style>
    <style:style style:name="Mpr3" style:family="presentation" style:parent-style-name="presentation-title">
      <style:graphic-properties draw:fill-color="#ffffff" draw:auto-grow-height="false" fo:min-height="3.507cm"/>
      <style:paragraph-properties style:writing-mode="lr-tb"/>
    </style:style>
    <style:style style:name="Mpr4" style:family="presentation" style:parent-style-name="presentation-outline1">
      <style:graphic-properties draw:fill-color="#ffffff" draw:auto-grow-height="false" fo:min-height="13.23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 style:writing-mode="lr-tb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 style:writing-mode="lr-tb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2" fo:font-size="10pt" style:font-size-asian="10pt" style:font-size-complex="10pt"/>
    </style:style>
    <style:style style:name="MT3" style:family="text">
      <style:text-properties style:font-name="Arial4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5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</text:span><text:span text:style-name="MT3">Framework </text:span><text:span text:style-name="MT3">Development </text:span><text:span text:style-name="MT3">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5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3C42C1C2DE0E6DC7.png" xlink:type="simple" xlink:show="embed" xlink:actuate="onLoad" loext:mime-type="image/png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 loext:mime-type="image/x-wmf">
          <text:p/>
        </draw:image>
        <draw:image xlink:href="Pictures/10000201000002B7000002D08C54E3A5060C30B5.png" xlink:type="simple" xlink:show="embed" xlink:actuate="onLoad" loext:mime-type="image/png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esentation Plan</dc:title>
    <meta:initial-creator>Alessandro Pasetti</meta:initial-creator>
    <meta:creation-date>1999-11-07T09:58:42</meta:creation-date>
    <dc:date>2023-07-05T10:11:18.242499758</dc:date>
    <meta:print-date>2000-01-20T13:49:02</meta:print-date>
    <meta:editing-cycles>631</meta:editing-cycles>
    <meta:editing-duration>P19DT3H44M39S</meta:editing-duration>
    <meta:document-statistic meta:object-count="1048"/>
    <meta:user-defined meta:name="Info 1"/>
    <meta:user-defined meta:name="Info 2"/>
    <meta:user-defined meta:name="Info 3"/>
    <meta:user-defined meta:name="Info 4"/>
  </office:meta>
</office:document-meta>
</file>